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41F609CD.svm" manifest:media-type=""/>
  <manifest:file-entry manifest:full-path="Pictures/20000009000017C60000159B92C309BA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2.411cm" style:rel-column-width="9296*"/>
    </style:style>
    <style:style style:name="Таблица11.B" style:family="table-column">
      <style:table-column-properties style:column-width="9.377cm" style:rel-column-width="36150*"/>
    </style:style>
    <style:style style:name="Таблица11.C" style:family="table-column">
      <style:table-column-properties style:column-width="5.211cm" style:rel-column-width="20089*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none" fo:border-top="none" fo:border-bottom="1pt solid #000000"/>
    </style:style>
    <style:style style:name="Таблица11.C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none" fo:border-top="none" fo:border-bottom="1pt solid #000000"/>
    </style:style>
    <style:style style:name="Таблица11.C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none" fo:border-top="none" fo:border-bottom="1pt solid #000000"/>
    </style:style>
    <style:style style:name="Таблица11.C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none" fo:border-top="none" fo:border-bottom="1pt solid #000000"/>
    </style:style>
    <style:style style:name="Таблица11.C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none" fo:border-top="none" fo:border-bottom="1pt solid #000000"/>
    </style:style>
    <style:style style:name="Таблица11.C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none" fo:border-top="none" fo:border-bottom="1pt solid #000000"/>
    </style:style>
    <style:style style:name="Таблица11.C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none" fo:border-top="none" fo:border-bottom="1pt solid #000000"/>
    </style:style>
    <style:style style:name="Таблица11.C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none" fo:border-top="none" fo:border-bottom="1pt solid #000000"/>
    </style:style>
    <style:style style:name="Таблица11.C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none" fo:border-top="none" fo:border-bottom="1pt solid #000000"/>
    </style:style>
    <style:style style:name="Таблица11.C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none" fo:border-top="none" fo:border-bottom="1pt solid #000000"/>
    </style:style>
    <style:style style:name="Таблица11.C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none" fo:border-top="none" fo:border-bottom="1pt solid #000000"/>
    </style:style>
    <style:style style:name="Таблица11.C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none" fo:border-top="none" fo:border-bottom="1pt solid #000000"/>
    </style:style>
    <style:style style:name="Таблица11.C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none" fo:border-top="none" fo:border-bottom="1pt solid #000000"/>
    </style:style>
    <style:style style:name="Таблица11.C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none" fo:border-top="none" fo:border-bottom="1pt solid #000000"/>
    </style:style>
    <style:style style:name="Таблица11.C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none" fo:border-top="none" fo:border-bottom="1pt solid #000000"/>
    </style:style>
    <style:style style:name="Таблица11.C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none" fo:border-top="none" fo:border-bottom="1pt solid #000000"/>
    </style:style>
    <style:style style:name="Таблица11.C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none" fo:border-top="none" fo:border-bottom="1pt solid #000000"/>
    </style:style>
    <style:style style:name="Таблица11.C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none" fo:border-top="none" fo:border-bottom="1pt solid #000000"/>
    </style:style>
    <style:style style:name="Таблица11.C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none" fo:border-top="none" fo:border-bottom="1pt solid #000000"/>
    </style:style>
    <style:style style:name="Таблица11.C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none" fo:border-top="none" fo:border-bottom="1pt solid #000000"/>
    </style:style>
    <style:style style:name="Таблица11.C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none" fo:border-top="none" fo:border-bottom="1pt solid #000000"/>
    </style:style>
    <style:style style:name="Таблица11.C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3" style:family="table-cell">
      <style:table-cell-properties fo:padding="0.011cm" fo:border-left="1pt solid #000000" fo:border-right="none" fo:border-top="none" fo:border-bottom="1pt solid #000000"/>
    </style:style>
    <style:style style:name="Таблица11.B23" style:family="table-cell">
      <style:table-cell-properties fo:padding="0.011cm" fo:border-left="1pt solid #000000" fo:border-right="none" fo:border-top="none" fo:border-bottom="1pt solid #000000"/>
    </style:style>
    <style:style style:name="Таблица11.C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4" style:family="table-cell">
      <style:table-cell-properties fo:padding="0.011cm" fo:border-left="1pt solid #000000" fo:border-right="none" fo:border-top="none" fo:border-bottom="1pt solid #000000"/>
    </style:style>
    <style:style style:name="Таблица11.B24" style:family="table-cell">
      <style:table-cell-properties fo:padding="0.011cm" fo:border-left="1pt solid #000000" fo:border-right="none" fo:border-top="none" fo:border-bottom="1pt solid #000000"/>
    </style:style>
    <style:style style:name="Таблица11.C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5" style:family="table-cell">
      <style:table-cell-properties fo:padding="0.011cm" fo:border-left="1pt solid #000000" fo:border-right="none" fo:border-top="none" fo:border-bottom="1pt solid #000000"/>
    </style:style>
    <style:style style:name="Таблица11.B25" style:family="table-cell">
      <style:table-cell-properties fo:padding="0.011cm" fo:border-left="1pt solid #000000" fo:border-right="none" fo:border-top="none" fo:border-bottom="1pt solid #000000"/>
    </style:style>
    <style:style style:name="Таблица11.C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6" style:family="table-cell">
      <style:table-cell-properties fo:padding="0.011cm" fo:border-left="1pt solid #000000" fo:border-right="none" fo:border-top="none" fo:border-bottom="1pt solid #000000"/>
    </style:style>
    <style:style style:name="Таблица11.B26" style:family="table-cell">
      <style:table-cell-properties fo:padding="0.011cm" fo:border-left="1pt solid #000000" fo:border-right="none" fo:border-top="none" fo:border-bottom="1pt solid #000000"/>
    </style:style>
    <style:style style:name="Таблица11.C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7" style:family="table-cell">
      <style:table-cell-properties fo:padding="0.011cm" fo:border-left="1pt solid #000000" fo:border-right="none" fo:border-top="none" fo:border-bottom="1pt solid #000000"/>
    </style:style>
    <style:style style:name="Таблица11.B27" style:family="table-cell">
      <style:table-cell-properties fo:padding="0.011cm" fo:border-left="1pt solid #000000" fo:border-right="none" fo:border-top="none" fo:border-bottom="1pt solid #000000"/>
    </style:style>
    <style:style style:name="Таблица11.C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8" style:family="table-cell">
      <style:table-cell-properties fo:padding="0.011cm" fo:border-left="1pt solid #000000" fo:border-right="none" fo:border-top="none" fo:border-bottom="1pt solid #000000"/>
    </style:style>
    <style:style style:name="Таблица11.B28" style:family="table-cell">
      <style:table-cell-properties fo:padding="0.011cm" fo:border-left="1pt solid #000000" fo:border-right="none" fo:border-top="none" fo:border-bottom="1pt solid #000000"/>
    </style:style>
    <style:style style:name="Таблица11.C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9" style:family="table-cell">
      <style:table-cell-properties fo:padding="0.011cm" fo:border-left="1pt solid #000000" fo:border-right="none" fo:border-top="none" fo:border-bottom="1pt solid #000000"/>
    </style:style>
    <style:style style:name="Таблица11.B29" style:family="table-cell">
      <style:table-cell-properties fo:padding="0.011cm" fo:border-left="1pt solid #000000" fo:border-right="none" fo:border-top="none" fo:border-bottom="1pt solid #000000"/>
    </style:style>
    <style:style style:name="Таблица11.C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0" style:family="table-cell">
      <style:table-cell-properties fo:padding="0.011cm" fo:border-left="1pt solid #000000" fo:border-right="none" fo:border-top="none" fo:border-bottom="1pt solid #000000"/>
    </style:style>
    <style:style style:name="Таблица11.B30" style:family="table-cell">
      <style:table-cell-properties fo:padding="0.011cm" fo:border-left="1pt solid #000000" fo:border-right="none" fo:border-top="none" fo:border-bottom="1pt solid #000000"/>
    </style:style>
    <style:style style:name="Таблица11.C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1" style:family="table-cell">
      <style:table-cell-properties fo:padding="0.011cm" fo:border-left="1pt solid #000000" fo:border-right="none" fo:border-top="none" fo:border-bottom="1pt solid #000000"/>
    </style:style>
    <style:style style:name="Таблица11.B31" style:family="table-cell">
      <style:table-cell-properties fo:padding="0.011cm" fo:border-left="1pt solid #000000" fo:border-right="none" fo:border-top="none" fo:border-bottom="1pt solid #000000"/>
    </style:style>
    <style:style style:name="Таблица11.C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2" style:family="table-cell">
      <style:table-cell-properties fo:padding="0.011cm" fo:border-left="1pt solid #000000" fo:border-right="none" fo:border-top="none" fo:border-bottom="1pt solid #000000"/>
    </style:style>
    <style:style style:name="Таблица11.B32" style:family="table-cell">
      <style:table-cell-properties fo:padding="0.011cm" fo:border-left="1pt solid #000000" fo:border-right="none" fo:border-top="none" fo:border-bottom="1pt solid #000000"/>
    </style:style>
    <style:style style:name="Таблица11.C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3" style:family="table-cell">
      <style:table-cell-properties fo:padding="0.011cm" fo:border-left="1pt solid #000000" fo:border-right="none" fo:border-top="none" fo:border-bottom="1pt solid #000000"/>
    </style:style>
    <style:style style:name="Таблица11.B33" style:family="table-cell">
      <style:table-cell-properties fo:padding="0.011cm" fo:border-left="1pt solid #000000" fo:border-right="none" fo:border-top="none" fo:border-bottom="1pt solid #000000"/>
    </style:style>
    <style:style style:name="Таблица11.C3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4" style:family="table-cell">
      <style:table-cell-properties fo:padding="0.011cm" fo:border-left="1pt solid #000000" fo:border-right="none" fo:border-top="none" fo:border-bottom="1pt solid #000000"/>
    </style:style>
    <style:style style:name="Таблица11.B34" style:family="table-cell">
      <style:table-cell-properties fo:padding="0.011cm" fo:border-left="1pt solid #000000" fo:border-right="none" fo:border-top="none" fo:border-bottom="1pt solid #000000"/>
    </style:style>
    <style:style style:name="Таблица11.C3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5" style:family="table-cell">
      <style:table-cell-properties fo:padding="0.011cm" fo:border-left="1pt solid #000000" fo:border-right="none" fo:border-top="none" fo:border-bottom="1pt solid #000000"/>
    </style:style>
    <style:style style:name="Таблица11.B35" style:family="table-cell">
      <style:table-cell-properties fo:padding="0.011cm" fo:border-left="1pt solid #000000" fo:border-right="none" fo:border-top="none" fo:border-bottom="1pt solid #000000"/>
    </style:style>
    <style:style style:name="Таблица11.C3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6" style:family="table-cell">
      <style:table-cell-properties fo:padding="0.011cm" fo:border-left="1pt solid #000000" fo:border-right="none" fo:border-top="none" fo:border-bottom="1pt solid #000000"/>
    </style:style>
    <style:style style:name="Таблица11.B36" style:family="table-cell">
      <style:table-cell-properties fo:padding="0.011cm" fo:border-left="1pt solid #000000" fo:border-right="none" fo:border-top="none" fo:border-bottom="1pt solid #000000"/>
    </style:style>
    <style:style style:name="Таблица11.C3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7" style:family="table-cell">
      <style:table-cell-properties fo:padding="0.011cm" fo:border-left="1pt solid #000000" fo:border-right="none" fo:border-top="none" fo:border-bottom="1pt solid #000000"/>
    </style:style>
    <style:style style:name="Таблица11.B37" style:family="table-cell">
      <style:table-cell-properties fo:padding="0.011cm" fo:border-left="1pt solid #000000" fo:border-right="none" fo:border-top="none" fo:border-bottom="1pt solid #000000"/>
    </style:style>
    <style:style style:name="Таблица11.C3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8" style:family="table-cell">
      <style:table-cell-properties fo:padding="0.011cm" fo:border-left="1pt solid #000000" fo:border-right="none" fo:border-top="none" fo:border-bottom="1pt solid #000000"/>
    </style:style>
    <style:style style:name="Таблица11.B38" style:family="table-cell">
      <style:table-cell-properties fo:padding="0.011cm" fo:border-left="1pt solid #000000" fo:border-right="none" fo:border-top="none" fo:border-bottom="1pt solid #000000"/>
    </style:style>
    <style:style style:name="Таблица11.C3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9" style:family="table-cell">
      <style:table-cell-properties fo:padding="0.011cm" fo:border-left="1pt solid #000000" fo:border-right="none" fo:border-top="none" fo:border-bottom="1pt solid #000000"/>
    </style:style>
    <style:style style:name="Таблица11.B39" style:family="table-cell">
      <style:table-cell-properties fo:padding="0.011cm" fo:border-left="1pt solid #000000" fo:border-right="none" fo:border-top="none" fo:border-bottom="1pt solid #000000"/>
    </style:style>
    <style:style style:name="Таблица11.C3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0" style:family="table-cell">
      <style:table-cell-properties fo:padding="0.011cm" fo:border-left="1pt solid #000000" fo:border-right="none" fo:border-top="none" fo:border-bottom="1pt solid #000000"/>
    </style:style>
    <style:style style:name="Таблица11.B40" style:family="table-cell">
      <style:table-cell-properties fo:padding="0.011cm" fo:border-left="1pt solid #000000" fo:border-right="none" fo:border-top="none" fo:border-bottom="1pt solid #000000"/>
    </style:style>
    <style:style style:name="Таблица11.C4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1" style:family="table-cell">
      <style:table-cell-properties fo:padding="0.011cm" fo:border-left="1pt solid #000000" fo:border-right="none" fo:border-top="none" fo:border-bottom="1pt solid #000000"/>
    </style:style>
    <style:style style:name="Таблица11.B41" style:family="table-cell">
      <style:table-cell-properties fo:padding="0.011cm" fo:border-left="1pt solid #000000" fo:border-right="none" fo:border-top="none" fo:border-bottom="1pt solid #000000"/>
    </style:style>
    <style:style style:name="Таблица11.C4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2" style:family="table-cell">
      <style:table-cell-properties fo:padding="0.011cm" fo:border-left="1pt solid #000000" fo:border-right="none" fo:border-top="none" fo:border-bottom="1pt solid #000000"/>
    </style:style>
    <style:style style:name="Таблица11.B42" style:family="table-cell">
      <style:table-cell-properties fo:padding="0.011cm" fo:border-left="1pt solid #000000" fo:border-right="none" fo:border-top="none" fo:border-bottom="1pt solid #000000"/>
    </style:style>
    <style:style style:name="Таблица11.C4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3" style:family="table-cell">
      <style:table-cell-properties fo:padding="0.011cm" fo:border-left="1pt solid #000000" fo:border-right="none" fo:border-top="none" fo:border-bottom="1pt solid #000000"/>
    </style:style>
    <style:style style:name="Таблица11.B43" style:family="table-cell">
      <style:table-cell-properties fo:padding="0.011cm" fo:border-left="1pt solid #000000" fo:border-right="none" fo:border-top="none" fo:border-bottom="1pt solid #000000"/>
    </style:style>
    <style:style style:name="Таблица11.C4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4" style:family="table-cell">
      <style:table-cell-properties fo:padding="0.011cm" fo:border-left="1pt solid #000000" fo:border-right="none" fo:border-top="none" fo:border-bottom="1pt solid #000000"/>
    </style:style>
    <style:style style:name="Таблица11.B44" style:family="table-cell">
      <style:table-cell-properties fo:padding="0.011cm" fo:border-left="1pt solid #000000" fo:border-right="none" fo:border-top="none" fo:border-bottom="1pt solid #000000"/>
    </style:style>
    <style:style style:name="Таблица11.C4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5" style:family="table-cell">
      <style:table-cell-properties fo:padding="0.011cm" fo:border-left="1pt solid #000000" fo:border-right="none" fo:border-top="none" fo:border-bottom="1pt solid #000000"/>
    </style:style>
    <style:style style:name="Таблица11.B45" style:family="table-cell">
      <style:table-cell-properties fo:padding="0.011cm" fo:border-left="1pt solid #000000" fo:border-right="none" fo:border-top="none" fo:border-bottom="1pt solid #000000"/>
    </style:style>
    <style:style style:name="Таблица11.C4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6" style:family="table-cell">
      <style:table-cell-properties fo:padding="0.011cm" fo:border-left="1pt solid #000000" fo:border-right="none" fo:border-top="none" fo:border-bottom="1pt solid #000000"/>
    </style:style>
    <style:style style:name="Таблица11.B46" style:family="table-cell">
      <style:table-cell-properties fo:padding="0.011cm" fo:border-left="1pt solid #000000" fo:border-right="none" fo:border-top="none" fo:border-bottom="1pt solid #000000"/>
    </style:style>
    <style:style style:name="Таблица11.C4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7" style:family="table-cell">
      <style:table-cell-properties fo:padding="0.011cm" fo:border-left="1pt solid #000000" fo:border-right="none" fo:border-top="none" fo:border-bottom="1pt solid #000000"/>
    </style:style>
    <style:style style:name="Таблица11.B47" style:family="table-cell">
      <style:table-cell-properties fo:padding="0.011cm" fo:border-left="1pt solid #000000" fo:border-right="none" fo:border-top="none" fo:border-bottom="1pt solid #000000"/>
    </style:style>
    <style:style style:name="Таблица11.C4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8" style:family="table-cell">
      <style:table-cell-properties fo:padding="0.011cm" fo:border-left="1pt solid #000000" fo:border-right="none" fo:border-top="none" fo:border-bottom="1pt solid #000000"/>
    </style:style>
    <style:style style:name="Таблица11.B48" style:family="table-cell">
      <style:table-cell-properties fo:padding="0.011cm" fo:border-left="1pt solid #000000" fo:border-right="none" fo:border-top="none" fo:border-bottom="1pt solid #000000"/>
    </style:style>
    <style:style style:name="Таблица11.C4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9" style:family="table-cell">
      <style:table-cell-properties fo:padding="0.011cm" fo:border-left="1pt solid #000000" fo:border-right="none" fo:border-top="none" fo:border-bottom="1pt solid #000000"/>
    </style:style>
    <style:style style:name="Таблица11.B49" style:family="table-cell">
      <style:table-cell-properties fo:padding="0.011cm" fo:border-left="1pt solid #000000" fo:border-right="none" fo:border-top="none" fo:border-bottom="1pt solid #000000"/>
    </style:style>
    <style:style style:name="Таблица11.C4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0" style:family="table-cell">
      <style:table-cell-properties fo:padding="0.011cm" fo:border-left="1pt solid #000000" fo:border-right="none" fo:border-top="none" fo:border-bottom="1pt solid #000000"/>
    </style:style>
    <style:style style:name="Таблица11.B50" style:family="table-cell">
      <style:table-cell-properties fo:padding="0.011cm" fo:border-left="1pt solid #000000" fo:border-right="none" fo:border-top="none" fo:border-bottom="1pt solid #000000"/>
    </style:style>
    <style:style style:name="Таблица11.C5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1" style:family="table-cell">
      <style:table-cell-properties fo:padding="0.011cm" fo:border-left="1pt solid #000000" fo:border-right="none" fo:border-top="none" fo:border-bottom="1pt solid #000000"/>
    </style:style>
    <style:style style:name="Таблица11.B51" style:family="table-cell">
      <style:table-cell-properties fo:padding="0.011cm" fo:border-left="1pt solid #000000" fo:border-right="none" fo:border-top="none" fo:border-bottom="1pt solid #000000"/>
    </style:style>
    <style:style style:name="Таблица11.C5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2" style:family="table-cell">
      <style:table-cell-properties fo:padding="0.011cm" fo:border-left="1pt solid #000000" fo:border-right="none" fo:border-top="none" fo:border-bottom="1pt solid #000000"/>
    </style:style>
    <style:style style:name="Таблица11.B52" style:family="table-cell">
      <style:table-cell-properties fo:padding="0.011cm" fo:border-left="1pt solid #000000" fo:border-right="none" fo:border-top="none" fo:border-bottom="1pt solid #000000"/>
    </style:style>
    <style:style style:name="Таблица11.C5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3" style:family="table-cell">
      <style:table-cell-properties fo:padding="0.011cm" fo:border-left="1pt solid #000000" fo:border-right="none" fo:border-top="none" fo:border-bottom="1pt solid #000000"/>
    </style:style>
    <style:style style:name="Таблица11.B53" style:family="table-cell">
      <style:table-cell-properties fo:padding="0.011cm" fo:border-left="1pt solid #000000" fo:border-right="none" fo:border-top="none" fo:border-bottom="1pt solid #000000"/>
    </style:style>
    <style:style style:name="Таблица11.C5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4" style:family="table-cell">
      <style:table-cell-properties fo:padding="0.011cm" fo:border-left="1pt solid #000000" fo:border-right="none" fo:border-top="none" fo:border-bottom="1pt solid #000000"/>
    </style:style>
    <style:style style:name="Таблица11.B54" style:family="table-cell">
      <style:table-cell-properties fo:padding="0.011cm" fo:border-left="1pt solid #000000" fo:border-right="none" fo:border-top="none" fo:border-bottom="1pt solid #000000"/>
    </style:style>
    <style:style style:name="Таблица11.C5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5" style:family="table-cell">
      <style:table-cell-properties fo:padding="0.011cm" fo:border-left="1pt solid #000000" fo:border-right="none" fo:border-top="none" fo:border-bottom="1pt solid #000000"/>
    </style:style>
    <style:style style:name="Таблица11.B55" style:family="table-cell">
      <style:table-cell-properties fo:padding="0.011cm" fo:border-left="1pt solid #000000" fo:border-right="none" fo:border-top="none" fo:border-bottom="1pt solid #000000"/>
    </style:style>
    <style:style style:name="Таблица11.C5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6" style:family="table-cell">
      <style:table-cell-properties fo:padding="0.011cm" fo:border-left="1pt solid #000000" fo:border-right="none" fo:border-top="none" fo:border-bottom="1pt solid #000000"/>
    </style:style>
    <style:style style:name="Таблица11.B56" style:family="table-cell">
      <style:table-cell-properties fo:padding="0.011cm" fo:border-left="1pt solid #000000" fo:border-right="none" fo:border-top="none" fo:border-bottom="1pt solid #000000"/>
    </style:style>
    <style:style style:name="Таблица11.C5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7" style:family="table-cell">
      <style:table-cell-properties fo:padding="0.011cm" fo:border-left="1pt solid #000000" fo:border-right="none" fo:border-top="none" fo:border-bottom="1pt solid #000000"/>
    </style:style>
    <style:style style:name="Таблица11.B57" style:family="table-cell">
      <style:table-cell-properties fo:padding="0.011cm" fo:border-left="1pt solid #000000" fo:border-right="none" fo:border-top="none" fo:border-bottom="1pt solid #000000"/>
    </style:style>
    <style:style style:name="Таблица11.C5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8" style:family="table-cell">
      <style:table-cell-properties fo:padding="0.011cm" fo:border-left="1pt solid #000000" fo:border-right="none" fo:border-top="none" fo:border-bottom="1pt solid #000000"/>
    </style:style>
    <style:style style:name="Таблица11.B58" style:family="table-cell">
      <style:table-cell-properties fo:padding="0.011cm" fo:border-left="1pt solid #000000" fo:border-right="none" fo:border-top="none" fo:border-bottom="1pt solid #000000"/>
    </style:style>
    <style:style style:name="Таблица11.C5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9" style:family="table-cell">
      <style:table-cell-properties fo:padding="0.011cm" fo:border-left="1pt solid #000000" fo:border-right="none" fo:border-top="none" fo:border-bottom="1pt solid #000000"/>
    </style:style>
    <style:style style:name="Таблица11.B59" style:family="table-cell">
      <style:table-cell-properties fo:padding="0.011cm" fo:border-left="1pt solid #000000" fo:border-right="none" fo:border-top="none" fo:border-bottom="1pt solid #000000"/>
    </style:style>
    <style:style style:name="Таблица11.C5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0" style:family="table-cell">
      <style:table-cell-properties fo:padding="0.011cm" fo:border-left="1pt solid #000000" fo:border-right="none" fo:border-top="none" fo:border-bottom="1pt solid #000000"/>
    </style:style>
    <style:style style:name="Таблица11.B60" style:family="table-cell">
      <style:table-cell-properties fo:padding="0.011cm" fo:border-left="1pt solid #000000" fo:border-right="none" fo:border-top="none" fo:border-bottom="1pt solid #000000"/>
    </style:style>
    <style:style style:name="Таблица11.C6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1" style:family="table-cell">
      <style:table-cell-properties fo:padding="0.011cm" fo:border-left="1pt solid #000000" fo:border-right="none" fo:border-top="none" fo:border-bottom="1pt solid #000000"/>
    </style:style>
    <style:style style:name="Таблица11.B61" style:family="table-cell">
      <style:table-cell-properties fo:padding="0.011cm" fo:border-left="1pt solid #000000" fo:border-right="none" fo:border-top="none" fo:border-bottom="1pt solid #000000"/>
    </style:style>
    <style:style style:name="Таблица11.C61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2389b5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493f6b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47f56c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541d7c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5e2f59" officeooo:paragraph-rsid="025e2f59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4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4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4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4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4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5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258ffb1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3" style:family="paragraph" style:parent-style-name="Standard" style:master-page-name="">
      <style:paragraph-properties fo:margin-left="0.10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54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55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56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57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officeooo:paragraph-rsid="020d468e"/>
    </style:style>
    <style:style style:name="P15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6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61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</style:style>
    <style:style style:name="P162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63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64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language="ru" fo:country="RU" officeooo:rsid="00018ec4" officeooo:paragraph-rsid="01c23df0"/>
    </style:style>
    <style:style style:name="P165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166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officeooo:rsid="02573df1" officeooo:paragraph-rsid="0258ffb1" style:font-size-asian="18pt" style:font-size-complex="18pt"/>
    </style:style>
    <style:style style:name="P16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6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5bc7" officeooo:paragraph-rsid="0258ffb1" style:font-size-asian="12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7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25e2f59"/>
    </style:style>
    <style:style style:name="P17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72" style:family="paragraph" style:parent-style-name="Standard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73" style:family="paragraph" style:parent-style-name="Standard" style:master-page-name="">
      <style:paragraph-properties fo:margin-left="0.079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74" style:family="paragraph" style:parent-style-name="Standard">
      <style:paragraph-properties fo:margin-left="0.079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75" style:family="paragraph" style:parent-style-name="Text_20_body">
      <style:text-properties officeooo:paragraph-rsid="026565f3"/>
    </style:style>
    <style:style style:name="P176" style:family="paragraph" style:parent-style-name="Standard">
      <style:paragraph-properties fo:text-align="center" style:justify-single-word="false"/>
    </style:style>
    <style:style style:name="P17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8" style:family="paragraph" style:parent-style-name="Standard" style:list-style-name="L1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258ffb1" officeooo:paragraph-rsid="0258ffb1" style:font-size-asian="12pt" style:font-size-complex="12pt"/>
    </style:style>
    <style:style style:name="P179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f3e3f1" style:font-size-asian="12pt" style:font-size-complex="12pt"/>
    </style:style>
    <style:style style:name="P180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123c30b" officeooo:paragraph-rsid="0123c30b" style:font-size-asian="12pt" style:font-size-complex="12pt"/>
    </style:style>
    <style:style style:name="P181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82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83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84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85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86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187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88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8b16a" officeooo:paragraph-rsid="0198b16a"/>
    </style:style>
    <style:style style:name="P189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a1216"/>
    </style:style>
    <style:style style:name="P190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df128"/>
    </style:style>
    <style:style style:name="P191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b98ad" officeooo:paragraph-rsid="019b98ad"/>
    </style:style>
    <style:style style:name="P192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93" style:family="paragraph" style:parent-style-name="Standard" style:list-style-name="L5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194" style:family="paragraph" style:parent-style-name="Standard" style:list-style-name="L6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195" style:family="paragraph" style:parent-style-name="Standard" style:list-style-name="L8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196" style:family="paragraph" style:parent-style-name="Standard" style:list-style-name="L7" style:master-page-name="">
      <style:paragraph-properties fo:margin-left="0.82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197" style:family="paragraph" style:parent-style-name="Heading_20_1">
      <style:paragraph-properties fo:break-before="page"/>
      <style:text-properties officeooo:paragraph-rsid="026565f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0f3e3f1"/>
    </style:style>
    <style:style style:name="T12" style:family="text">
      <style:text-properties fo:language="en" fo:country="US" officeooo:rsid="00e07902"/>
    </style:style>
    <style:style style:name="T13" style:family="text">
      <style:text-properties fo:language="en" fo:country="US" officeooo:rsid="00e22f60"/>
    </style:style>
    <style:style style:name="T14" style:family="text">
      <style:text-properties fo:language="en" fo:country="US" officeooo:rsid="00f4a888"/>
    </style:style>
    <style:style style:name="T15" style:family="text">
      <style:text-properties fo:language="en" fo:country="US" officeooo:rsid="011d5a72"/>
    </style:style>
    <style:style style:name="T16" style:family="text">
      <style:text-properties fo:language="en" fo:country="US" officeooo:rsid="011dc76d"/>
    </style:style>
    <style:style style:name="T17" style:family="text">
      <style:text-properties fo:language="en" fo:country="US" officeooo:rsid="011fc23e"/>
    </style:style>
    <style:style style:name="T18" style:family="text">
      <style:text-properties fo:language="en" fo:country="US" officeooo:rsid="01226786"/>
    </style:style>
    <style:style style:name="T19" style:family="text">
      <style:text-properties fo:language="en" fo:country="US" officeooo:rsid="01241f92"/>
    </style:style>
    <style:style style:name="T20" style:family="text">
      <style:text-properties fo:language="en" fo:country="US" officeooo:rsid="01b8b6e7"/>
    </style:style>
    <style:style style:name="T21" style:family="text">
      <style:text-properties fo:language="en" fo:country="US" officeooo:rsid="01b9a105"/>
    </style:style>
    <style:style style:name="T22" style:family="text">
      <style:text-properties fo:language="en" fo:country="US" officeooo:rsid="01bb9a53"/>
    </style:style>
    <style:style style:name="T23" style:family="text">
      <style:text-properties fo:language="en" fo:country="US" officeooo:rsid="02236487"/>
    </style:style>
    <style:style style:name="T24" style:family="text">
      <style:text-properties fo:language="en" fo:country="US" fo:font-style="italic" officeooo:rsid="0224fb93" style:font-style-asian="italic" style:font-style-complex="italic"/>
    </style:style>
    <style:style style:name="T25" style:family="text">
      <style:text-properties fo:language="en" fo:country="US" fo:font-style="italic" officeooo:rsid="02275c1b" style:font-style-asian="italic" style:font-style-complex="italic"/>
    </style:style>
    <style:style style:name="T26" style:family="text">
      <style:text-properties fo:language="en" fo:country="US" officeooo:rsid="0224fb93"/>
    </style:style>
    <style:style style:name="T27" style:family="text">
      <style:text-properties fo:language="en" fo:country="US" officeooo:rsid="022b750d"/>
    </style:style>
    <style:style style:name="T28" style:family="text">
      <style:text-properties fo:language="en" fo:country="US" officeooo:rsid="023b9ba6"/>
    </style:style>
    <style:style style:name="T29" style:family="text">
      <style:text-properties fo:language="en" fo:country="US" officeooo:rsid="023b9fe5"/>
    </style:style>
    <style:style style:name="T30" style:family="text">
      <style:text-properties fo:language="en" fo:country="US" officeooo:rsid="023cb6ff"/>
    </style:style>
    <style:style style:name="T31" style:family="text">
      <style:text-properties fo:language="en" fo:country="US" officeooo:rsid="0258ffb1"/>
    </style:style>
    <style:style style:name="T32" style:family="text">
      <style:text-properties fo:language="en" fo:country="US" officeooo:rsid="0032a574"/>
    </style:style>
    <style:style style:name="T33" style:family="text">
      <style:text-properties fo:language="en" fo:country="US" officeooo:rsid="003212a0"/>
    </style:style>
    <style:style style:name="T34" style:family="text">
      <style:text-properties fo:language="en" fo:country="US" officeooo:rsid="0261d408"/>
    </style:style>
    <style:style style:name="T35" style:family="text">
      <style:text-properties fo:language="en" fo:country="US" officeooo:rsid="0266ac76"/>
    </style:style>
    <style:style style:name="T36" style:family="text">
      <style:text-properties fo:language="en" fo:country="US" officeooo:rsid="0267bec6"/>
    </style:style>
    <style:style style:name="T37" style:family="text">
      <style:text-properties fo:language="en" fo:country="US" officeooo:rsid="02690fd3"/>
    </style:style>
    <style:style style:name="T38" style:family="text">
      <style:text-properties fo:language="ru" fo:country="RU"/>
    </style:style>
    <style:style style:name="T39" style:family="text">
      <style:text-properties fo:language="ru" fo:country="RU" fo:font-weight="bold" style:font-weight-asian="bold" style:font-weight-complex="bold"/>
    </style:style>
    <style:style style:name="T40" style:family="text">
      <style:text-properties fo:language="ru" fo:country="RU" officeooo:rsid="00e22f60"/>
    </style:style>
    <style:style style:name="T41" style:family="text">
      <style:text-properties fo:language="ru" fo:country="RU" officeooo:rsid="00e07902"/>
    </style:style>
    <style:style style:name="T42" style:family="text">
      <style:text-properties fo:language="ru" fo:country="RU" officeooo:rsid="00f99873"/>
    </style:style>
    <style:style style:name="T43" style:family="text">
      <style:text-properties fo:language="ru" fo:country="RU" officeooo:rsid="014851b9"/>
    </style:style>
    <style:style style:name="T44" style:family="text">
      <style:text-properties fo:language="ru" fo:country="RU" officeooo:rsid="02236487"/>
    </style:style>
    <style:style style:name="T45" style:family="text">
      <style:text-properties fo:language="ru" fo:country="RU" officeooo:rsid="022b750d"/>
    </style:style>
    <style:style style:name="T46" style:family="text">
      <style:text-properties fo:language="ru" fo:country="RU" officeooo:rsid="022c0c5e"/>
    </style:style>
    <style:style style:name="T47" style:family="text">
      <style:text-properties fo:language="ru" fo:country="RU" officeooo:rsid="002eac18"/>
    </style:style>
    <style:style style:name="T48" style:family="text">
      <style:text-properties fo:language="ru" fo:country="RU" officeooo:rsid="014552d2"/>
    </style:style>
    <style:style style:name="T49" style:family="text">
      <style:text-properties fo:language="ru" fo:country="RU" officeooo:rsid="00daa8b5"/>
    </style:style>
    <style:style style:name="T50" style:family="text">
      <style:text-properties fo:language="ru" fo:country="RU" officeooo:rsid="00f7ad68"/>
    </style:style>
    <style:style style:name="T51" style:family="text">
      <style:text-properties officeooo:rsid="00172148"/>
    </style:style>
    <style:style style:name="T52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3" style:family="text">
      <style:text-properties fo:color="#00cc00" fo:font-size="12pt" officeooo:rsid="003d3901" style:font-size-asian="12pt" style:font-size-complex="12pt"/>
    </style:style>
    <style:style style:name="T54" style:family="text">
      <style:text-properties officeooo:rsid="0066550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66550c" style:font-weight-asian="bold" style:font-weight-complex="bold"/>
    </style:style>
    <style:style style:name="T57" style:family="text">
      <style:text-properties fo:font-weight="bold" officeooo:rsid="00878411" style:font-weight-asian="bold" style:font-weight-complex="bold"/>
    </style:style>
    <style:style style:name="T58" style:family="text">
      <style:text-properties fo:font-weight="bold" officeooo:rsid="00ac5342" style:font-weight-asian="bold" style:font-weight-complex="bold"/>
    </style:style>
    <style:style style:name="T59" style:family="text">
      <style:text-properties fo:font-weight="bold" officeooo:rsid="00ad85bf" style:font-weight-asian="bold" style:font-weight-complex="bold"/>
    </style:style>
    <style:style style:name="T60" style:family="text">
      <style:text-properties fo:font-weight="bold" officeooo:rsid="00ae74d4" style:font-weight-asian="bold" style:font-weight-complex="bold"/>
    </style:style>
    <style:style style:name="T61" style:family="text">
      <style:text-properties fo:font-weight="bold" officeooo:rsid="024a895b" style:font-weight-asian="bold" style:font-weight-complex="bold"/>
    </style:style>
    <style:style style:name="T62" style:family="text">
      <style:text-properties fo:font-weight="bold" officeooo:rsid="0247f56c" style:font-weight-asian="bold" style:font-weight-complex="bold"/>
    </style:style>
    <style:style style:name="T63" style:family="text">
      <style:text-properties fo:font-weight="bold" officeooo:rsid="024ca784" style:font-weight-asian="bold" style:font-weight-complex="bold"/>
    </style:style>
    <style:style style:name="T64" style:family="text">
      <style:text-properties fo:font-weight="bold" officeooo:rsid="024d8a4b" style:font-weight-asian="bold" style:font-weight-complex="bold"/>
    </style:style>
    <style:style style:name="T65" style:family="text">
      <style:text-properties fo:font-weight="bold" officeooo:rsid="024ed5a3" style:font-weight-asian="bold" style:font-weight-complex="bold"/>
    </style:style>
    <style:style style:name="T66" style:family="text">
      <style:text-properties fo:font-weight="bold" officeooo:rsid="02507545" style:font-weight-asian="bold" style:font-weight-complex="bold"/>
    </style:style>
    <style:style style:name="T67" style:family="text">
      <style:text-properties fo:font-weight="bold" officeooo:rsid="002eac18" style:font-weight-asian="bold" style:font-weight-complex="bold"/>
    </style:style>
    <style:style style:name="T68" style:family="text">
      <style:text-properties officeooo:rsid="00b2cfc8"/>
    </style:style>
    <style:style style:name="T69" style:family="text">
      <style:text-properties officeooo:rsid="00cc73d3"/>
    </style:style>
    <style:style style:name="T70" style:family="text">
      <style:text-properties officeooo:rsid="00e89e27"/>
    </style:style>
    <style:style style:name="T71" style:family="text">
      <style:text-properties officeooo:rsid="011fc23e"/>
    </style:style>
    <style:style style:name="T72" style:family="text">
      <style:text-properties officeooo:rsid="00e22f60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1273d1c" style:font-weight-asian="normal" style:font-weight-complex="normal"/>
    </style:style>
    <style:style style:name="T75" style:family="text">
      <style:text-properties fo:font-weight="normal" officeooo:rsid="01276c86" style:font-weight-asian="normal" style:font-weight-complex="normal"/>
    </style:style>
    <style:style style:name="T76" style:family="text">
      <style:text-properties fo:font-weight="normal" officeooo:rsid="002eac18" style:font-weight-asian="normal" style:font-weight-complex="normal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fo:font-size="12pt" officeooo:rsid="00276561" style:font-size-asian="12pt" style:font-size-complex="12pt"/>
    </style:style>
    <style:style style:name="T79" style:family="text">
      <style:text-properties fo:font-size="12pt" officeooo:rsid="001281d3" style:font-size-asian="12pt" style:font-size-complex="12pt"/>
    </style:style>
    <style:style style:name="T80" style:family="text">
      <style:text-properties fo:font-size="12pt" officeooo:rsid="00139ce1" style:font-size-asian="12pt" style:font-size-complex="12pt"/>
    </style:style>
    <style:style style:name="T81" style:family="text">
      <style:text-properties fo:font-size="12pt" officeooo:rsid="00190ee8" style:font-size-asian="12pt" style:font-size-complex="12pt"/>
    </style:style>
    <style:style style:name="T82" style:family="text">
      <style:text-properties fo:font-size="12pt" officeooo:rsid="0014d7b6" style:font-size-asian="12pt" style:font-size-complex="12pt"/>
    </style:style>
    <style:style style:name="T83" style:family="text">
      <style:text-properties fo:font-size="12pt" officeooo:rsid="001ee40c" style:font-size-asian="12pt" style:font-size-complex="12pt"/>
    </style:style>
    <style:style style:name="T84" style:family="text">
      <style:text-properties fo:font-size="12pt" officeooo:rsid="001f84a0" style:font-size-asian="12pt" style:font-size-complex="12pt"/>
    </style:style>
    <style:style style:name="T85" style:family="text">
      <style:text-properties fo:font-size="12pt" officeooo:rsid="000c67bb" style:font-size-asian="12pt" style:font-size-complex="12pt"/>
    </style:style>
    <style:style style:name="T86" style:family="text">
      <style:text-properties fo:font-size="12pt" officeooo:rsid="002a02f0" style:font-size-asian="12pt" style:font-size-complex="12pt"/>
    </style:style>
    <style:style style:name="T87" style:family="text">
      <style:text-properties fo:font-size="12pt" officeooo:rsid="002abe3d" style:font-size-asian="12pt" style:font-size-complex="12pt"/>
    </style:style>
    <style:style style:name="T88" style:family="text">
      <style:text-properties fo:font-size="12pt" officeooo:rsid="002c967c" style:font-size-asian="12pt" style:font-size-complex="12pt"/>
    </style:style>
    <style:style style:name="T89" style:family="text">
      <style:text-properties fo:font-size="12pt" officeooo:rsid="0034ec5b" style:font-size-asian="12pt" style:font-size-complex="12pt"/>
    </style:style>
    <style:style style:name="T90" style:family="text">
      <style:text-properties fo:font-size="12pt" officeooo:rsid="002dc178" style:font-size-asian="12pt" style:font-size-complex="12pt"/>
    </style:style>
    <style:style style:name="T91" style:family="text">
      <style:text-properties fo:font-size="12pt" officeooo:rsid="0044d409" style:font-size-asian="12pt" style:font-size-complex="12pt"/>
    </style:style>
    <style:style style:name="T92" style:family="text">
      <style:text-properties fo:font-size="12pt" officeooo:rsid="00476700" style:font-size-asian="12pt" style:font-size-complex="12pt"/>
    </style:style>
    <style:style style:name="T93" style:family="text">
      <style:text-properties fo:font-size="12pt" officeooo:rsid="00484952" style:font-size-asian="12pt" style:font-size-complex="12pt"/>
    </style:style>
    <style:style style:name="T94" style:family="text">
      <style:text-properties fo:font-size="12pt" officeooo:rsid="008fc41e" style:font-size-asian="12pt" style:font-size-complex="12pt"/>
    </style:style>
    <style:style style:name="T95" style:family="text">
      <style:text-properties fo:font-size="12pt" officeooo:rsid="00a0a3b4" style:font-size-asian="12pt" style:font-size-complex="12pt"/>
    </style:style>
    <style:style style:name="T96" style:family="text">
      <style:text-properties fo:font-size="12pt" officeooo:rsid="009d1841" style:font-size-asian="12pt" style:font-size-complex="12pt"/>
    </style:style>
    <style:style style:name="T97" style:family="text">
      <style:text-properties fo:font-size="12pt" officeooo:rsid="0096efb7" style:font-size-asian="12pt" style:font-size-complex="12pt"/>
    </style:style>
    <style:style style:name="T98" style:family="text">
      <style:text-properties fo:font-size="12pt" officeooo:rsid="00c6c39e" style:font-size-asian="12pt" style:font-size-complex="12pt"/>
    </style:style>
    <style:style style:name="T99" style:family="text">
      <style:text-properties fo:font-size="12pt" officeooo:rsid="00c5297a" style:font-size-asian="12pt" style:font-size-complex="12pt"/>
    </style:style>
    <style:style style:name="T100" style:family="text">
      <style:text-properties fo:font-size="12pt" officeooo:rsid="00d71ce5" style:font-size-asian="12pt" style:font-size-complex="12pt"/>
    </style:style>
    <style:style style:name="T101" style:family="text">
      <style:text-properties fo:font-size="12pt" officeooo:rsid="00eb9d41" style:font-size-asian="12pt" style:font-size-complex="12pt"/>
    </style:style>
    <style:style style:name="T102" style:family="text">
      <style:text-properties fo:font-size="12pt" officeooo:rsid="00ed1f4e" style:font-size-asian="12pt" style:font-size-complex="12pt"/>
    </style:style>
    <style:style style:name="T103" style:family="text">
      <style:text-properties fo:font-size="12pt" officeooo:rsid="01150e77" style:font-size-asian="12pt" style:font-size-complex="12pt"/>
    </style:style>
    <style:style style:name="T104" style:family="text">
      <style:text-properties fo:font-size="12pt" officeooo:rsid="00ff7da0" style:font-size-asian="12pt" style:font-size-complex="12pt"/>
    </style:style>
    <style:style style:name="T105" style:family="text">
      <style:text-properties fo:font-size="12pt" officeooo:rsid="01025316" style:font-size-asian="12pt" style:font-size-complex="12pt"/>
    </style:style>
    <style:style style:name="T106" style:family="text">
      <style:text-properties fo:font-size="12pt" officeooo:rsid="01039219" style:font-size-asian="12pt" style:font-size-complex="12pt"/>
    </style:style>
    <style:style style:name="T107" style:family="text">
      <style:text-properties fo:font-size="12pt" officeooo:rsid="0106094c" style:font-size-asian="12pt" style:font-size-complex="12pt"/>
    </style:style>
    <style:style style:name="T108" style:family="text">
      <style:text-properties fo:font-size="12pt" officeooo:rsid="010637f0" style:font-size-asian="12pt" style:font-size-complex="12pt"/>
    </style:style>
    <style:style style:name="T109" style:family="text">
      <style:text-properties fo:font-size="12pt" officeooo:rsid="0106cff2" style:font-size-asian="12pt" style:font-size-complex="12pt"/>
    </style:style>
    <style:style style:name="T110" style:family="text">
      <style:text-properties fo:font-size="12pt" officeooo:rsid="01003c09" style:font-size-asian="12pt" style:font-size-complex="12pt"/>
    </style:style>
    <style:style style:name="T111" style:family="text">
      <style:text-properties fo:font-size="12pt" officeooo:rsid="010c0367" style:font-size-asian="12pt" style:font-size-complex="12pt"/>
    </style:style>
    <style:style style:name="T112" style:family="text">
      <style:text-properties fo:font-size="12pt" officeooo:rsid="011c25c0" style:font-size-asian="12pt" style:font-size-complex="12pt"/>
    </style:style>
    <style:style style:name="T113" style:family="text">
      <style:text-properties fo:font-size="12pt" officeooo:rsid="01663cfe" style:font-size-asian="12pt" style:font-size-complex="12pt"/>
    </style:style>
    <style:style style:name="T114" style:family="text">
      <style:text-properties fo:font-size="12pt" officeooo:rsid="016766eb" style:font-size-asian="12pt" style:font-size-complex="12pt"/>
    </style:style>
    <style:style style:name="T115" style:family="text">
      <style:text-properties fo:font-size="12pt" officeooo:rsid="016813ba" style:font-size-asian="12pt" style:font-size-complex="12pt"/>
    </style:style>
    <style:style style:name="T116" style:family="text">
      <style:text-properties fo:font-size="12pt" officeooo:rsid="016949d8" style:font-size-asian="12pt" style:font-size-complex="12pt"/>
    </style:style>
    <style:style style:name="T117" style:family="text">
      <style:text-properties fo:font-size="12pt" officeooo:rsid="016ae986" style:font-size-asian="12pt" style:font-size-complex="12pt"/>
    </style:style>
    <style:style style:name="T118" style:family="text">
      <style:text-properties fo:font-size="12pt" officeooo:rsid="016c39fa" style:font-size-asian="12pt" style:font-size-complex="12pt"/>
    </style:style>
    <style:style style:name="T119" style:family="text">
      <style:text-properties fo:font-size="12pt" officeooo:rsid="016ca117" style:font-size-asian="12pt" style:font-size-complex="12pt"/>
    </style:style>
    <style:style style:name="T120" style:family="text">
      <style:text-properties fo:font-size="12pt" officeooo:rsid="016cc997" style:font-size-asian="12pt" style:font-size-complex="12pt"/>
    </style:style>
    <style:style style:name="T121" style:family="text">
      <style:text-properties fo:font-size="12pt" officeooo:rsid="016e46ee" style:font-size-asian="12pt" style:font-size-complex="12pt"/>
    </style:style>
    <style:style style:name="T122" style:family="text">
      <style:text-properties fo:font-size="12pt" officeooo:rsid="01709361" style:font-size-asian="12pt" style:font-size-complex="12pt"/>
    </style:style>
    <style:style style:name="T123" style:family="text">
      <style:text-properties fo:font-size="12pt" officeooo:rsid="01738dd7" style:font-size-asian="12pt" style:font-size-complex="12pt"/>
    </style:style>
    <style:style style:name="T124" style:family="text">
      <style:text-properties fo:font-size="12pt" officeooo:rsid="017440b3" style:font-size-asian="12pt" style:font-size-complex="12pt"/>
    </style:style>
    <style:style style:name="T125" style:family="text">
      <style:text-properties fo:font-size="12pt" officeooo:rsid="017611c6" style:font-size-asian="12pt" style:font-size-complex="12pt"/>
    </style:style>
    <style:style style:name="T126" style:family="text">
      <style:text-properties fo:font-size="12pt" officeooo:rsid="01780d9b" style:font-size-asian="12pt" style:font-size-complex="12pt"/>
    </style:style>
    <style:style style:name="T127" style:family="text">
      <style:text-properties fo:font-size="12pt" officeooo:rsid="0178c12a" style:font-size-asian="12pt" style:font-size-complex="12pt"/>
    </style:style>
    <style:style style:name="T128" style:family="text">
      <style:text-properties fo:font-size="12pt" officeooo:rsid="017dc527" style:font-size-asian="12pt" style:font-size-complex="12pt"/>
    </style:style>
    <style:style style:name="T129" style:family="text">
      <style:text-properties fo:font-size="12pt" officeooo:rsid="01821499" style:font-size-asian="12pt" style:font-size-complex="12pt"/>
    </style:style>
    <style:style style:name="T130" style:family="text">
      <style:text-properties fo:font-size="12pt" officeooo:rsid="0183e888" style:font-size-asian="12pt" style:font-size-complex="12pt"/>
    </style:style>
    <style:style style:name="T131" style:family="text">
      <style:text-properties fo:font-size="12pt" officeooo:rsid="0184f523" style:font-size-asian="12pt" style:font-size-complex="12pt"/>
    </style:style>
    <style:style style:name="T132" style:family="text">
      <style:text-properties fo:font-size="12pt" officeooo:rsid="019983c4" style:font-size-asian="12pt" style:font-size-complex="12pt"/>
    </style:style>
    <style:style style:name="T133" style:family="text">
      <style:text-properties fo:font-size="12pt" officeooo:rsid="01a5b861" style:font-size-asian="12pt" style:font-size-complex="12pt"/>
    </style:style>
    <style:style style:name="T134" style:family="text">
      <style:text-properties fo:font-size="12pt" officeooo:rsid="01c6ec3f" style:font-size-asian="12pt" style:font-size-complex="12pt"/>
    </style:style>
    <style:style style:name="T135" style:family="text">
      <style:text-properties fo:font-size="12pt" officeooo:rsid="01c9a5e1" style:font-size-asian="12pt" style:font-size-complex="12pt"/>
    </style:style>
    <style:style style:name="T136" style:family="text">
      <style:text-properties fo:font-size="12pt" officeooo:rsid="01d92b04" style:font-size-asian="12pt" style:font-size-complex="12pt"/>
    </style:style>
    <style:style style:name="T137" style:family="text">
      <style:text-properties fo:font-size="12pt" officeooo:rsid="01dafd5a" style:font-size-asian="12pt" style:font-size-complex="12pt"/>
    </style:style>
    <style:style style:name="T138" style:family="text">
      <style:text-properties fo:font-size="12pt" officeooo:rsid="020b8594" style:font-size-asian="12pt" style:font-size-complex="12pt"/>
    </style:style>
    <style:style style:name="T139" style:family="text">
      <style:text-properties fo:font-size="12pt" officeooo:rsid="0218ec99" style:font-size-asian="12pt" style:font-size-complex="12pt"/>
    </style:style>
    <style:style style:name="T140" style:family="text">
      <style:text-properties fo:font-size="12pt" officeooo:rsid="0219ae00" style:font-size-asian="12pt" style:font-size-complex="12pt"/>
    </style:style>
    <style:style style:name="T141" style:family="text">
      <style:text-properties fo:font-size="12pt" officeooo:rsid="021b414b" style:font-size-asian="12pt" style:font-size-complex="12pt"/>
    </style:style>
    <style:style style:name="T142" style:family="text">
      <style:text-properties fo:font-size="12pt" officeooo:rsid="021c0b80" style:font-size-asian="12pt" style:font-size-complex="12pt"/>
    </style:style>
    <style:style style:name="T143" style:family="text">
      <style:text-properties fo:font-size="12pt" officeooo:rsid="021d2a26" style:font-size-asian="12pt" style:font-size-complex="12pt"/>
    </style:style>
    <style:style style:name="T144" style:family="text">
      <style:text-properties fo:font-size="12pt" officeooo:rsid="022c0c5e" style:font-size-asian="12pt" style:font-size-complex="12pt"/>
    </style:style>
    <style:style style:name="T145" style:family="text">
      <style:text-properties fo:font-size="12pt" officeooo:rsid="02326e51" style:font-size-asian="12pt" style:font-size-complex="12pt"/>
    </style:style>
    <style:style style:name="T146" style:family="text">
      <style:text-properties fo:font-size="12pt" officeooo:rsid="02375322" style:font-size-asian="12pt" style:font-size-complex="12pt"/>
    </style:style>
    <style:style style:name="T147" style:family="text">
      <style:text-properties fo:font-size="12pt" officeooo:rsid="0259ade9" style:font-size-asian="12pt" style:font-size-complex="12pt"/>
    </style:style>
    <style:style style:name="T148" style:family="text">
      <style:text-properties fo:font-size="12pt" officeooo:rsid="025a2d64" style:font-size-asian="12pt" style:font-size-complex="12pt"/>
    </style:style>
    <style:style style:name="T149" style:family="text">
      <style:text-properties fo:font-size="12pt" officeooo:rsid="025b6eaf" style:font-size-asian="12pt" style:font-size-complex="12pt"/>
    </style:style>
    <style:style style:name="T150" style:family="text">
      <style:text-properties fo:font-size="12pt" officeooo:rsid="025ccc5f" style:font-size-asian="12pt" style:font-size-complex="12pt"/>
    </style:style>
    <style:style style:name="T151" style:family="text">
      <style:text-properties fo:font-size="12pt" officeooo:rsid="025e2f59" style:font-size-asian="12pt" style:font-size-complex="12pt"/>
    </style:style>
    <style:style style:name="T152" style:family="text">
      <style:text-properties fo:font-size="12pt" officeooo:rsid="026076dd" style:font-size-asian="12pt" style:font-size-complex="12pt"/>
    </style:style>
    <style:style style:name="T153" style:family="text">
      <style:text-properties fo:font-size="12pt" officeooo:rsid="0261a986" style:font-size-asian="12pt" style:font-size-complex="12pt"/>
    </style:style>
    <style:style style:name="T154" style:family="text">
      <style:text-properties fo:font-size="12pt" officeooo:rsid="0277b170" style:font-size-asian="12pt" style:font-size-complex="12pt"/>
    </style:style>
    <style:style style:name="T155" style:family="text">
      <style:text-properties fo:font-size="12pt" fo:language="en" fo:country="US" style:font-size-asian="12pt" style:font-size-complex="12pt"/>
    </style:style>
    <style:style style:name="T156" style:family="text">
      <style:text-properties fo:font-size="12pt" fo:language="en" fo:country="US" officeooo:rsid="0002ee08" style:font-size-asian="12pt" style:font-size-complex="12pt"/>
    </style:style>
    <style:style style:name="T157" style:family="text">
      <style:text-properties fo:font-size="12pt" fo:language="en" fo:country="US" officeooo:rsid="00042cf1" style:font-size-asian="12pt" style:font-size-complex="12pt"/>
    </style:style>
    <style:style style:name="T158" style:family="text">
      <style:text-properties fo:font-size="12pt" fo:language="en" fo:country="US" officeooo:rsid="005ec1c8" style:font-size-asian="12pt" style:font-size-complex="12pt"/>
    </style:style>
    <style:style style:name="T159" style:family="text">
      <style:text-properties fo:font-size="12pt" fo:language="en" fo:country="US" officeooo:rsid="005fc28c" style:font-size-asian="12pt" style:font-size-complex="12pt"/>
    </style:style>
    <style:style style:name="T160" style:family="text">
      <style:text-properties fo:font-size="12pt" fo:language="en" fo:country="US" officeooo:rsid="00944ddc" style:font-size-asian="12pt" style:font-size-complex="12pt"/>
    </style:style>
    <style:style style:name="T161" style:family="text">
      <style:text-properties fo:font-size="12pt" fo:language="en" fo:country="US" officeooo:rsid="00eb9d41" style:font-size-asian="12pt" style:font-size-complex="12pt"/>
    </style:style>
    <style:style style:name="T162" style:family="text">
      <style:text-properties fo:font-size="12pt" fo:language="en" fo:country="US" officeooo:rsid="01709361" style:font-size-asian="12pt" style:font-size-complex="12pt"/>
    </style:style>
    <style:style style:name="T163" style:family="text">
      <style:text-properties fo:font-size="12pt" fo:language="en" fo:country="US" officeooo:rsid="017e8f62" style:font-size-asian="12pt" style:font-size-complex="12pt"/>
    </style:style>
    <style:style style:name="T164" style:family="text">
      <style:text-properties fo:font-size="12pt" fo:language="en" fo:country="US" officeooo:rsid="0186c949" style:font-size-asian="12pt" style:font-size-complex="12pt"/>
    </style:style>
    <style:style style:name="T165" style:family="text">
      <style:text-properties fo:font-size="12pt" fo:language="en" fo:country="US" officeooo:rsid="002fbb12" style:font-size-asian="12pt" style:font-size-complex="12pt"/>
    </style:style>
    <style:style style:name="T166" style:family="text">
      <style:text-properties fo:font-size="12pt" fo:language="en" fo:country="US" officeooo:rsid="0061f44e" style:font-size-asian="12pt" style:font-size-complex="12pt"/>
    </style:style>
    <style:style style:name="T167" style:family="text">
      <style:text-properties fo:font-size="12pt" fo:language="en" fo:country="US" officeooo:rsid="006329b4" style:font-size-asian="12pt" style:font-size-complex="12pt"/>
    </style:style>
    <style:style style:name="T168" style:family="text">
      <style:text-properties fo:font-size="12pt" fo:language="en" fo:country="US" officeooo:rsid="0211072c" style:font-size-asian="12pt" style:font-size-complex="12pt"/>
    </style:style>
    <style:style style:name="T169" style:family="text">
      <style:text-properties fo:font-size="12pt" fo:language="en" fo:country="US" officeooo:rsid="0212f843" style:font-size-asian="12pt" style:font-size-complex="12pt"/>
    </style:style>
    <style:style style:name="T170" style:family="text">
      <style:text-properties fo:font-size="12pt" fo:language="en" fo:country="US" officeooo:rsid="0258ffb1" style:font-size-asian="12pt" style:font-size-complex="12pt"/>
    </style:style>
    <style:style style:name="T171" style:family="text">
      <style:text-properties fo:font-size="12pt" fo:language="en" fo:country="US" officeooo:rsid="025ccc5f" style:font-size-asian="12pt" style:font-size-complex="12pt"/>
    </style:style>
    <style:style style:name="T172" style:family="text">
      <style:text-properties fo:font-size="12pt" fo:language="en" fo:country="US" officeooo:rsid="0277b170" style:font-size-asian="12pt" style:font-size-complex="12pt"/>
    </style:style>
    <style:style style:name="T173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74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75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76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77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78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79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80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81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82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83" style:family="text">
      <style:text-properties fo:font-size="12pt" fo:language="en" fo:country="US" officeooo:rsid="01f739cf" style:font-size-complex="12pt"/>
    </style:style>
    <style:style style:name="T184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85" style:family="text">
      <style:text-properties fo:font-size="12pt" fo:language="ru" fo:country="RU" style:font-size-asian="12pt" style:font-size-complex="12pt"/>
    </style:style>
    <style:style style:name="T186" style:family="text">
      <style:text-properties fo:font-size="12pt" fo:language="ru" fo:country="RU" officeooo:rsid="010c0367" style:font-size-asian="12pt" style:font-size-complex="12pt"/>
    </style:style>
    <style:style style:name="T187" style:family="text">
      <style:text-properties fo:font-size="12pt" fo:language="ru" fo:country="RU" officeooo:rsid="0277b170" style:font-size-asian="12pt" style:font-size-complex="12pt"/>
    </style:style>
    <style:style style:name="T188" style:family="text">
      <style:text-properties fo:font-size="12pt" fo:font-weight="bold" style:font-size-asian="12pt" style:font-weight-asian="bold" style:font-size-complex="12pt" style:font-weight-complex="bold"/>
    </style:style>
    <style:style style:name="T189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90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91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92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93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94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203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27571e4" fo:background-color="transparent" loext:char-shading-value="0" style:font-size-asian="12pt" style:font-weight-asian="bold" style:font-size-complex="12pt" style:font-weight-complex="bold"/>
    </style:style>
    <style:style style:name="T210" style:family="text">
      <style:text-properties fo:font-size="12pt" fo:background-color="transparent" loext:char-shading-value="0" style:font-size-asian="12pt" style:font-size-complex="12pt"/>
    </style:style>
    <style:style style:name="T211" style:family="text">
      <style:text-properties fo:font-size="12pt" officeooo:rsid="005833f8" fo:background-color="transparent" loext:char-shading-value="0" style:font-size-asian="12pt" style:font-size-complex="12pt"/>
    </style:style>
    <style:style style:name="T212" style:family="text">
      <style:text-properties fo:font-size="12pt" officeooo:rsid="005a669c" fo:background-color="transparent" loext:char-shading-value="0" style:font-size-asian="12pt" style:font-size-complex="12pt"/>
    </style:style>
    <style:style style:name="T213" style:family="text">
      <style:text-properties fo:font-size="12pt" officeooo:rsid="00589998" fo:background-color="transparent" loext:char-shading-value="0" style:font-size-asian="12pt" style:font-size-complex="12pt"/>
    </style:style>
    <style:style style:name="T214" style:family="text">
      <style:text-properties fo:font-size="12pt" officeooo:rsid="005caf46" fo:background-color="transparent" loext:char-shading-value="0" style:font-size-asian="12pt" style:font-size-complex="12pt"/>
    </style:style>
    <style:style style:name="T215" style:family="text">
      <style:text-properties fo:font-size="12pt" officeooo:rsid="006af99d" fo:background-color="transparent" loext:char-shading-value="0" style:font-size-asian="12pt" style:font-size-complex="12pt"/>
    </style:style>
    <style:style style:name="T216" style:family="text">
      <style:text-properties fo:font-size="12pt" officeooo:rsid="00719929" fo:background-color="transparent" loext:char-shading-value="0" style:font-size-asian="12pt" style:font-size-complex="12pt"/>
    </style:style>
    <style:style style:name="T217" style:family="text">
      <style:text-properties fo:font-size="12pt" officeooo:rsid="00743973" fo:background-color="transparent" loext:char-shading-value="0" style:font-size-asian="12pt" style:font-size-complex="12pt"/>
    </style:style>
    <style:style style:name="T218" style:family="text">
      <style:text-properties fo:font-size="12pt" officeooo:rsid="00726e87" fo:background-color="transparent" loext:char-shading-value="0" style:font-size-asian="12pt" style:font-size-complex="12pt"/>
    </style:style>
    <style:style style:name="T219" style:family="text">
      <style:text-properties fo:font-size="12pt" officeooo:rsid="007a2a40" fo:background-color="transparent" loext:char-shading-value="0" style:font-size-asian="12pt" style:font-size-complex="12pt"/>
    </style:style>
    <style:style style:name="T220" style:family="text">
      <style:text-properties fo:font-size="12pt" officeooo:rsid="00692a5b" fo:background-color="transparent" loext:char-shading-value="0" style:font-size-asian="12pt" style:font-size-complex="12pt"/>
    </style:style>
    <style:style style:name="T221" style:family="text">
      <style:text-properties fo:font-size="12pt" officeooo:rsid="01dc0478" fo:background-color="transparent" loext:char-shading-value="0" style:font-size-asian="12pt" style:font-size-complex="12pt"/>
    </style:style>
    <style:style style:name="T222" style:family="text">
      <style:text-properties fo:font-size="12pt" officeooo:rsid="022633e1" fo:background-color="transparent" loext:char-shading-value="0" style:font-size-asian="12pt" style:font-size-complex="12pt"/>
    </style:style>
    <style:style style:name="T223" style:family="text">
      <style:text-properties fo:font-size="12pt" officeooo:rsid="02493f6b" fo:background-color="transparent" loext:char-shading-value="0" style:font-size-asian="12pt" style:font-size-complex="12pt"/>
    </style:style>
    <style:style style:name="T224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25" style:family="text">
      <style:text-properties fo:font-size="12pt" fo:font-style="italic" style:font-style-asian="italic" style:font-size-complex="12pt" style:font-style-complex="italic"/>
    </style:style>
    <style:style style:name="T226" style:family="text">
      <style:text-properties fo:font-size="12pt" fo:font-style="italic" officeooo:rsid="01f15f2e" style:font-style-asian="italic" style:font-size-complex="12pt" style:font-style-complex="italic"/>
    </style:style>
    <style:style style:name="T227" style:family="text">
      <style:text-properties fo:font-size="12pt" fo:background-color="#e6e6ff" loext:char-shading-value="0" style:font-size-asian="12pt" style:font-size-complex="12pt"/>
    </style:style>
    <style:style style:name="T228" style:family="text">
      <style:text-properties fo:font-size="12pt" officeooo:rsid="027571e4" fo:background-color="#e6e6ff" loext:char-shading-value="0" style:font-size-asian="12pt" style:font-size-complex="12pt"/>
    </style:style>
    <style:style style:name="T229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30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31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32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33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34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35" style:family="text">
      <style:text-properties fo:font-size="12pt" style:font-size-complex="12pt"/>
    </style:style>
    <style:style style:name="T236" style:family="text">
      <style:text-properties fo:font-size="12pt" officeooo:rsid="01da65fb" style:font-size-complex="12pt"/>
    </style:style>
    <style:style style:name="T237" style:family="text">
      <style:text-properties fo:font-size="12pt" officeooo:rsid="01e8ceba" style:font-size-complex="12pt"/>
    </style:style>
    <style:style style:name="T238" style:family="text">
      <style:text-properties fo:font-size="12pt" officeooo:rsid="01ea9293" style:font-size-complex="12pt"/>
    </style:style>
    <style:style style:name="T239" style:family="text">
      <style:text-properties fo:font-size="12pt" officeooo:rsid="01eaae99" style:font-size-complex="12pt"/>
    </style:style>
    <style:style style:name="T240" style:family="text">
      <style:text-properties fo:font-size="12pt" officeooo:rsid="01ee886c" style:font-size-complex="12pt"/>
    </style:style>
    <style:style style:name="T241" style:family="text">
      <style:text-properties fo:font-size="12pt" officeooo:rsid="01f15f2e" style:font-size-complex="12pt"/>
    </style:style>
    <style:style style:name="T242" style:family="text">
      <style:text-properties fo:font-size="12pt" officeooo:rsid="01f5e9c7" style:font-size-complex="12pt"/>
    </style:style>
    <style:style style:name="T243" style:family="text">
      <style:text-properties fo:font-size="12pt" officeooo:rsid="01f739cf" style:font-size-complex="12pt"/>
    </style:style>
    <style:style style:name="T244" style:family="text">
      <style:text-properties fo:font-size="12pt" officeooo:rsid="0203347e" style:font-size-complex="12pt"/>
    </style:style>
    <style:style style:name="T245" style:family="text">
      <style:text-properties fo:font-size="12pt" officeooo:rsid="0205fafe" style:font-size-complex="12pt"/>
    </style:style>
    <style:style style:name="T246" style:family="text">
      <style:text-properties fo:font-size="12pt" officeooo:rsid="0207ca85" style:font-size-complex="12pt"/>
    </style:style>
    <style:style style:name="T247" style:family="text">
      <style:text-properties fo:font-size="12pt" officeooo:rsid="020b52f8" style:font-size-complex="12pt"/>
    </style:style>
    <style:style style:name="T248" style:family="text">
      <style:text-properties fo:font-size="12pt" officeooo:rsid="020f53de" style:font-size-complex="12pt"/>
    </style:style>
    <style:style style:name="T249" style:family="text">
      <style:text-properties officeooo:rsid="0148ff9d"/>
    </style:style>
    <style:style style:name="T250" style:family="text">
      <style:text-properties officeooo:rsid="019d2bc8"/>
    </style:style>
    <style:style style:name="T251" style:family="text">
      <style:text-properties officeooo:rsid="019d84ad"/>
    </style:style>
    <style:style style:name="T252" style:family="text">
      <style:text-properties officeooo:rsid="019df128"/>
    </style:style>
    <style:style style:name="T253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54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55" style:family="text">
      <style:text-properties fo:background-color="transparent" loext:char-shading-value="0"/>
    </style:style>
    <style:style style:name="T256" style:family="text">
      <style:text-properties officeooo:rsid="017a0437" fo:background-color="transparent" loext:char-shading-value="0"/>
    </style:style>
    <style:style style:name="T257" style:family="text">
      <style:text-properties officeooo:rsid="017d745b" fo:background-color="transparent" loext:char-shading-value="0"/>
    </style:style>
    <style:style style:name="T258" style:family="text">
      <style:text-properties officeooo:rsid="022c0c5e" fo:background-color="transparent" loext:char-shading-value="0"/>
    </style:style>
    <style:style style:name="T259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60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61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62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63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64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65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66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67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68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69" style:family="text">
      <style:text-properties officeooo:rsid="01f15f2e"/>
    </style:style>
    <style:style style:name="T270" style:family="text">
      <style:text-properties officeooo:rsid="02172e32"/>
    </style:style>
    <style:style style:name="T271" style:family="text">
      <style:text-properties officeooo:rsid="021f2a99"/>
    </style:style>
    <style:style style:name="T272" style:family="text">
      <style:text-properties officeooo:rsid="02226c11"/>
    </style:style>
    <style:style style:name="T273" style:family="text">
      <style:text-properties officeooo:rsid="02236487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officeooo:rsid="02275c1b" style:font-style-asian="italic" style:font-style-complex="italic"/>
    </style:style>
    <style:style style:name="T276" style:family="text">
      <style:text-properties officeooo:rsid="022a9f8f"/>
    </style:style>
    <style:style style:name="T277" style:family="text">
      <style:text-properties officeooo:rsid="022af5d7"/>
    </style:style>
    <style:style style:name="T278" style:family="text">
      <style:text-properties officeooo:rsid="022b750d"/>
    </style:style>
    <style:style style:name="T279" style:family="text">
      <style:text-properties officeooo:rsid="022c0c5e"/>
    </style:style>
    <style:style style:name="T280" style:family="text">
      <style:text-properties officeooo:rsid="022d0785"/>
    </style:style>
    <style:style style:name="T281" style:family="text">
      <style:text-properties officeooo:rsid="022d2026"/>
    </style:style>
    <style:style style:name="T282" style:family="text">
      <style:text-properties officeooo:rsid="02326e51"/>
    </style:style>
    <style:style style:name="T283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284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285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286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87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88" style:family="text">
      <style:text-properties fo:color="#993366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289" style:family="text">
      <style:text-properties officeooo:rsid="0247f56c"/>
    </style:style>
    <style:style style:name="T290" style:family="text">
      <style:text-properties officeooo:rsid="0252841a"/>
    </style:style>
    <style:style style:name="T291" style:family="text">
      <style:text-properties officeooo:rsid="0258ffb1"/>
    </style:style>
    <style:style style:name="T292" style:family="text">
      <style:text-properties officeooo:rsid="002eac18"/>
    </style:style>
    <style:style style:name="T293" style:family="text">
      <style:text-properties officeooo:rsid="001b765e"/>
    </style:style>
    <style:style style:name="T294" style:family="text">
      <style:text-properties officeooo:rsid="0032a574"/>
    </style:style>
    <style:style style:name="T295" style:family="text">
      <style:text-properties fo:font-style="normal" style:font-style-asian="normal" style:font-style-complex="normal"/>
    </style:style>
    <style:style style:name="T296" style:family="text">
      <style:text-properties fo:font-style="normal" officeooo:rsid="0032a574" style:font-style-asian="normal" style:font-style-complex="normal"/>
    </style:style>
    <style:style style:name="T297" style:family="text">
      <style:text-properties officeooo:rsid="01273d1c"/>
    </style:style>
    <style:style style:name="T298" style:family="text">
      <style:text-properties officeooo:rsid="026a27e7"/>
    </style:style>
    <style:style style:name="T299" style:family="text">
      <style:text-properties officeooo:rsid="026b7e84"/>
    </style:style>
    <style:style style:name="T300" style:family="text">
      <style:text-properties officeooo:rsid="02737ffa"/>
    </style:style>
    <style:style style:name="T301" style:family="text">
      <style:text-properties officeooo:rsid="02774f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><text:span text:style-name="T5">The </text:span><text:span text:style-name="T4">SMBX</text:span><text:span text:style-name="T30">64</text:span><text:span text:style-name="T4"> *.LVL</text:span><text:span text:style-name="T1"> </text:span><text:span text:style-name="T5">file</text:span><text:span text:style-name="T2"> description</text:span></text:p>
      <text:p text:style-name="P156"><text:span text:style-name="T31">Probed by</text:span><text:span text:style-name="T2"> Wohlstand </text:span><text:span text:style-name="T1">02/12/2014<text:line-break/></text:span><text:span text:style-name="T8">(</text:span><text:span text:style-name="T21">100</text:span><text:span text:style-name="T8">% done)</text:span></text:p>
      <text:p text:style-name="P157"><text:span text:style-name="T166">This is a level </text:span><text:span text:style-name="T168">map</text:span><text:span text:style-name="T166"> </text:span><text:span text:style-name="T169">TEXT file</text:span><text:span text:style-name="T167">. All parameters are written line by line without </text:span><text:span text:style-name="T170">any</text:span><text:span text:style-name="T167"> blank lines.</text:span></text:p>
      <text:p text:style-name="P1"/>
      <text:p text:style-name="P68"><text:span text:style-name="Descr_5f_ttl2">Introduction</text:span></text:p>
      <text:p text:style-name="P27"><text:span text:style-name="T67">Standard</text:span><text:span text:style-name="T55"> parameters</text:span><text:span text:style-name="T39">:</text:span></text:p>
      <text:p text:style-name="P31"><text:span text:style-name="T292">Standard</text:span> size of one block<text:tab/>3<text:span text:style-name="T69">2</text:span>x3<text:span text:style-name="T69">2 pixels</text:span></text:p>
      <text:p text:style-name="P49"><text:span text:style-name="T33">Possible o</text:span>n screen <text:span text:style-name="T33">display </text:span>height<text:tab/>19 blocks</text:p>
      <text:p text:style-name="P50"><text:span text:style-name="T32">Possible on screen display width</text:span><text:span text:style-name="T3"><text:tab/></text:span><text:span text:style-name="T293">25 blocks</text:span></text:p>
      <text:p text:style-name="P50"><text:span text:style-name="T10">H</text:span><text:span text:style-name="T51">eight of screen<text:tab/></text:span><text:span text:style-name="T15">60</text:span><text:span text:style-name="T34">0</text:span><text:span text:style-name="T15"> pixels </text:span><text:span text:style-name="T17">(</text:span><text:span text:style-name="T71">19 </text:span><text:span text:style-name="T34">blocks without 8 pixels</text:span><text:span text:style-name="T17">)</text:span></text:p>
      <text:p text:style-name="P51"><text:span text:style-name="T10">W</text:span><text:span text:style-name="T51">idth of screen<text:tab/></text:span><text:span text:style-name="T9">8</text:span><text:span text:style-name="T51">00 </text:span><text:span text:style-name="T16">pixels </text:span><text:span text:style-name="T17">(</text:span><text:span text:style-name="T34">25</text:span><text:span text:style-name="T71"> </text:span><text:span text:style-name="T34">blocks</text:span><text:span text:style-name="T17">)</text:span></text:p>
      <text:p text:style-name="P52"><text:span text:style-name="T1">Max level space size:<text:tab/></text:span><text:span text:style-name="T18">419998</text:span><text:span text:style-name="T72">×419998 </text:span><text:span text:style-name="T1">pixels </text:span><text:span text:style-name="T20">(but </text:span><text:span text:style-name="T32">it </text:span><text:span text:style-name="T20">is allowed to come out of limits)</text:span></text:p>
      <text:p text:style-name="P67"/>
      <text:p text:style-name="P53"><text:span text:style-name="T20">L</text:span><text:span text:style-name="T1">imits of objects on one level map:</text:span></text:p>
      <text:p text:style-name="P30">Blocks:<text:tab/>20000</text:p>
      <text:p text:style-name="P30">NPCs:<text:tab/>5000</text:p>
      <text:p text:style-name="P30">Background objects:<text:tab/>8000</text:p>
      <text:p text:style-name="P30">Doors:<text:tab/>200</text:p>
      <text:p text:style-name="P55"/>
      <text:p text:style-name="P141"><text:span text:style-name="Descr_5f_ttl2"><text:span text:style-name="T270">Default s</text:span></text:span><text:span text:style-name="Descr_5f_ttl2">ection </text:span><text:span text:style-name="Descr_5f_ttl2"><text:span text:style-name="T28">positions</text:span></text:span></text:p>
      <text:p text:style-name="P141"><text:span text:style-name="Descr_5f_ttl2"/></text:p>
      <text:p text:style-name="P41"><text:span text:style-name="T57">(</text:span><text:span text:style-name="T7">Section Center</text:span><text:span text:style-name="T57">)<text:tab/></text:span><text:span text:style-name="T60">Section <text:s/></text:span><text:span text:style-name="T58">(X </text:span><text:span text:style-name="T6">and</text:span><text:span text:style-name="T58"> Y axis </text:span><text:span text:style-name="T59">ranges</text:span><text:span text:style-name="T58">) </text:span></text:p>
      <text:p text:style-name="P119"><text:span text:style-name="T54">-200000<text:tab/></text:span><text:span text:style-name="T56">01</text:span><text:span text:style-name="T54"> (-190000 : -219999)</text:span></text:p>
      <text:p text:style-name="P119"><text:span text:style-name="T54">-180000<text:tab/></text:span><text:span text:style-name="T56">02</text:span><text:span text:style-name="T54"> (-170000 : -189999)</text:span></text:p>
      <text:p text:style-name="P119"><text:span text:style-name="T54">-160000<text:tab/></text:span><text:span text:style-name="T56">03</text:span><text:span text:style-name="T54"> (-150000 : -189999)</text:span></text:p>
      <text:p text:style-name="P119"><text:span text:style-name="T54">-140000<text:tab/></text:span><text:span text:style-name="T56">04</text:span><text:span text:style-name="T54"> (-130000 : -149999)</text:span></text:p>
      <text:p text:style-name="P119"><text:span text:style-name="T54">-120000<text:tab/></text:span><text:span text:style-name="T56">05</text:span><text:span text:style-name="T54"> (-110000 : -129999)</text:span></text:p>
      <text:p text:style-name="P119"><text:span text:style-name="T54">-100000<text:tab/></text:span><text:span text:style-name="T56">06</text:span><text:span text:style-name="T54"> (-90000 : -109999)</text:span></text:p>
      <text:p text:style-name="P119"><text:span text:style-name="T54">-80000<text:tab/></text:span><text:span text:style-name="T56">07</text:span><text:span text:style-name="T54"> (-70000 : -89999)</text:span></text:p>
      <text:p text:style-name="P119"><text:span text:style-name="T54">-60000<text:tab/></text:span><text:span text:style-name="T56">08</text:span><text:span text:style-name="T54"> (-50000 : -69999)</text:span></text:p>
      <text:p text:style-name="P119"><text:span text:style-name="T54">-40000<text:tab/></text:span><text:span text:style-name="T56">09</text:span><text:span text:style-name="T54"> (-30000 : -49999)</text:span></text:p>
      <text:p text:style-name="P119"><text:span text:style-name="T54">-20000<text:tab/></text:span><text:span text:style-name="T56">10</text:span><text:span text:style-name="T54"> (-10000 : -29999)</text:span></text:p>
      <text:p text:style-name="P119"><text:span text:style-name="T54">0000<text:tab/></text:span><text:span text:style-name="T56">11</text:span><text:span text:style-name="T54"> (9999 : -9999)</text:span></text:p>
      <text:p text:style-name="P119"><text:span text:style-name="T54">20000<text:tab/></text:span><text:span text:style-name="T56">12</text:span><text:span text:style-name="T54"> (10000 : 29999)</text:span></text:p>
      <text:p text:style-name="P119"><text:span text:style-name="T54">40000<text:tab/></text:span><text:span text:style-name="T56">13</text:span><text:span text:style-name="T54"> (30000 : 49999)</text:span></text:p>
      <text:p text:style-name="P119"><text:span text:style-name="T54">-60000<text:tab/></text:span><text:span text:style-name="T56">14</text:span><text:span text:style-name="T54"> (50000 : 69999)</text:span></text:p>
      <text:p text:style-name="P119"><text:span text:style-name="T54">80000<text:tab/></text:span><text:span text:style-name="T56">15</text:span><text:span text:style-name="T54"> (70000 : 89999)</text:span></text:p>
      <text:p text:style-name="P119"><text:span text:style-name="T54">100000<text:tab/></text:span><text:span text:style-name="T56">16</text:span><text:span text:style-name="T54"> (90000 : 109999)</text:span></text:p>
      <text:p text:style-name="P119"><text:span text:style-name="T54">120000<text:tab/></text:span><text:span text:style-name="T56">17</text:span><text:span text:style-name="T54"> (100000 : 129999)</text:span></text:p>
      <text:p text:style-name="P119"><text:span text:style-name="T54">140000<text:tab/></text:span><text:span text:style-name="T56">18</text:span><text:span text:style-name="T54"> (130000 : 149999)</text:span></text:p>
      <text:p text:style-name="P119"><text:span text:style-name="T54">160000<text:tab/></text:span><text:span text:style-name="T56">19</text:span><text:span text:style-name="T54"> (150000 : 169999)</text:span></text:p>
      <text:p text:style-name="P119"><text:span text:style-name="T54">180000<text:tab/></text:span><text:span text:style-name="T56">20</text:span><text:span text:style-name="T54"> (170000 : 189999)</text:span></text:p>
      <text:p text:style-name="P119"><text:span text:style-name="T54">200000<text:tab/></text:span><text:span text:style-name="T56">21</text:span><text:span text:style-name="T54"> (190000 : 209999)</text:span></text:p>
      <text:p text:style-name="P55"/>
      <text:list xml:id="list7409866694590626563" text:style-name="L1">
        <text:list-item>
          <text:p text:style-name="P178"><text:span text:style-name="T1">The standard</text:span><text:span text:style-name="T22"> s</text:span><text:span text:style-name="T12">ize of one section</text:span><text:span text:style-name="T41"> </text:span><text:span text:style-name="T29">zone </text:span><text:span text:style-name="T11">is </text:span><text:span text:style-name="T40">29999×29999</text:span><text:span text:style-name="T13"> pixels</text:span></text:p>
        </text:list-item>
      </text:list>
      <text:list xml:id="list6251509367222578165" text:style-name="L2">
        <text:list-item>
          <text:p text:style-name="P179"><text:span text:style-name="T11">Y is always equal to X </text:span><text:span text:style-name="T14">as Section center coordinates</text:span></text:p>
        </text:list-item>
        <text:list-item>
          <text:p text:style-name="P180"><text:span text:style-name="T14">w</text:span><text:span text:style-name="T1">here x=0 and y=0 – is</text:span><text:span text:style-name="T19"> a</text:span><text:span text:style-name="T1"> center of 11'th section.</text:span></text:p>
        </text:list-item>
      </text:list>
      <text:p text:style-name="P48"/>
      <text:p text:style-name="P151"><text:span text:style-name="T38">For convert</text:span><text:span text:style-name="T47">ing</text:span><text:span text:style-name="T38"> from absolute coordinates to the relative of center </text:span><text:span text:style-name="T48">by</text:span><text:span text:style-name="T38"> one section:</text:span></text:p>
      <text:p text:style-name="P29"><draw:frame draw:style-name="fr3" draw:name="Объект1" text:anchor-type="as-char" svg:y="-0.586cm" svg:width="6.274cm" svg:height="1.08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/>
      <text:p text:style-name="P168"><text:span text:style-name="T295">The section size and position </text:span><text:span text:style-name="T296">are defined by the position of each side of the section.<text:line-break/>height and width are calculated with a formula:</text:span><text:span text:style-name="T294"><text:line-break/>W = |L-R| <text:s text:c="7"/>H = |T-B|</text:span></text:p>
      <text:p text:style-name="P167"><draw:frame draw:style-name="fr1" draw:name="Изображение2" text:anchor-type="paragraph" svg:x="0.272cm" svg:y="0.037cm" svg:width="8.454cm" svg:height="7.13cm" draw:z-index="1"><draw:image xlink:href="Pictures/2000000900002536000021CD73D9BFEA.svm" xlink:type="simple" xlink:show="embed" xlink:actuate="onLoad"/></draw:frame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37"><text:span text:style-name="T292">The c</text:span><text:span text:style-name="T50">oordinates of </text:span><text:span text:style-name="T292">an object's placement is set </text:span><text:span text:style-name="T50">concerning its upper left corner</text:span><text:span text:style-name="T49">:</text:span></text:p>
      <text:p text:style-name="P32"><text:span text:style-name="T42">In this example,</text:span><text:span text:style-name="T49"> </text:span><text:span text:style-name="T47">the </text:span><text:span text:style-name="T49">mushroom</text:span><text:span text:style-name="T47">'s </text:span><text:span text:style-name="T49">coordinates on </text:span><text:span text:style-name="T47">the </text:span><text:span text:style-name="T49">current section is: </text:span><text:span text:style-name="T43">X</text:span><text:span text:style-name="T49">=2150; <text:s/></text:span><text:span text:style-name="T43">Y</text:span><text:span text:style-name="T49">=2600<text:line-break/></text:span><text:span text:style-name="T42">and the block coordinates are: </text:span><text:span text:style-name="T43">X</text:span><text:span text:style-name="T42">=2150; <text:s/>Y=2632</text:span></text:p>
      <text:p text:style-name="P35"><text:span text:style-name="T297">Remember!</text:span><text:span text:style-name="T74"><text:line-break/>As the </text:span><text:span text:style-name="T75">Y</text:span><text:span text:style-name="T74"> axis is turned to move </text:span><text:span text:style-name="T76">an</text:span><text:span text:style-name="T74"> object down, it is necessary to add to </text:span><text:span text:style-name="T76">the </text:span><text:span text:style-name="T74">Y offset and to move up, it is necessary to subtract.</text:span></text:p>
      <text:p text:style-name="P34"><draw:frame draw:style-name="fr2" draw:name="Графический объект1" text:anchor-type="paragraph" svg:x="0.325cm" svg:y="0.669cm" svg:width="6.031cm" svg:height="5.56cm" draw:z-index="2"><draw:image xlink:href="Pictures/20000009000017C60000159B92C309BA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3"><draw:image xlink:href="Pictures/20000009000016D8000014FC41F609CD.svm" xlink:type="simple" xlink:show="embed" xlink:actuate="onLoad"/></draw:frame><text:line-break/></text:p>
      <text:p text:style-name="P150"><text:span text:style-name="Descr_5f_ttl2"><text:span text:style-name="T249">File Format Specification</text:span></text:span></text:p>
      <text:p text:style-name="P79">Structure</text:p>
      <text:list xml:id="list8110050823249434796" text:style-name="L3">
        <text:list-item>
          <text:p text:style-name="P188">[header]</text:p>
        </text:list-item>
        <text:list-item>
          <text:p text:style-name="P188">[section<text:span text:style-name="T251">s </text:span>settings]</text:p>
        </text:list-item>
        <text:list-item>
          <text:p text:style-name="P188">[player's start points]</text:p>
        </text:list-item>
        <text:list-item>
          <text:p text:style-name="P189">[blocks on level]</text:p>
        </text:list-item>
        <text:list-item>
          <text:p text:style-name="P189">“<text:span text:style-name="T252">next”</text:span></text:p>
        </text:list-item>
        <text:list-item>
          <text:p text:style-name="P191">[background tiles]</text:p>
        </text:list-item>
        <text:list-item>
          <text:p text:style-name="P190">“<text:span text:style-name="T252">next”</text:span></text:p>
        </text:list-item>
        <text:list-item>
          <text:p text:style-name="P192">[NPS's options]</text:p>
        </text:list-item>
        <text:list-item>
          <text:p text:style-name="P190">“<text:span text:style-name="T252">next”</text:span></text:p>
        </text:list-item>
        <text:list-item>
          <text:p text:style-name="P192">[Warps/Doors options]</text:p>
        </text:list-item>
        <text:list-item>
          <text:p text:style-name="P190">“<text:span text:style-name="T252">next”</text:span></text:p>
        </text:list-item>
        <text:list-item>
          <text:p text:style-name="P192">[Water/<text:span text:style-name="T250">Q</text:span><text:span text:style-name="T38">uicksand</text:span>]</text:p>
        </text:list-item>
        <text:list-item>
          <text:p text:style-name="P190">“<text:span text:style-name="T252">next”</text:span></text:p>
        </text:list-item>
        <text:list-item>
          <text:p text:style-name="P192">[Layers]</text:p>
        </text:list-item>
        <text:list-item>
          <text:p text:style-name="P190">“<text:span text:style-name="T252">next”</text:span></text:p>
        </text:list-item>
        <text:list-item>
          <text:p text:style-name="P192">[Events]</text:p>
        </text:list-item>
      </text:list>
      <text:p text:style-name="P172"/>
      <text:p text:style-name="P172"/>
      <text:p text:style-name="P33"/>
      <text:p text:style-name="P36">The reference designations:</text:p>
      <text:list xml:id="list5324908766220713798" text:style-name="L4">
        <text:list-item>
          <text:p text:style-name="P181"><text:span text:style-name="T291">standard</text:span> parameter</text:p>
        </text:list-item>
        <text:list-item>
          <text:p text:style-name="P185">Comment title</text:p>
        </text:list-item>
        <text:list-item>
          <text:p text:style-name="P186"><text:span text:style-name="Descr"><text:span text:style-name="T77">Comment description</text:span></text:span></text:p>
        </text:list-item>
        <text:list-item>
          <text:p text:style-name="P186"><text:span text:style-name="Descr"><text:span text:style-name="T52">loop</text:span></text:span></text:p>
        </text:list-item>
        <text:list-item>
          <text:p text:style-name="P186"><text:span text:style-name="Descr"><text:span text:style-name="T53">variable</text:span></text:span></text:p>
        </text:list-item>
        <text:list-item>
          <text:p text:style-name="P187"><text:span text:style-name="Descr_5f_special"><text:span text:style-name="T227">Special option, us</text:span></text:span><text:span text:style-name="Descr_5f_special"><text:span text:style-name="T228">ed </text:span></text:span><text:span text:style-name="Descr_5f_special"><text:span text:style-name="T227">only under special conditions, differently is absent</text:span></text:span></text:p>
        </text:list-item>
        <text:list-item>
          <text:p text:style-name="P182">The option isn't known yet</text:p>
        </text:list-item>
        <text:list-item>
          <text:p text:style-name="P183">File format version limit</text:p>
        </text:list-item>
        <text:list-item>
          <text:p text:style-name="P184"><text:span text:style-name="Descr_5f_dtype">Data type</text:span></text:p>
        </text:list-item>
      </text:list>
      <text:p text:style-name="P100"><text:span text:style-name="Descr_5f_special"><text:span text:style-name="T77"/></text:span></text:p>
      <text:p text:style-name="P101"><text:span text:style-name="Descr_5f_special"><text:span text:style-name="T262">File format version:</text:span></text:span></text:p>
      <text:p text:style-name="P102"><text:span text:style-name="Descr_5f_special"><text:span text:style-name="T135">The version number of the file format defines data present or absent in the file.</text:span></text:span></text:p>
      <text:p text:style-name="P100"><text:span text:style-name="Descr_5f_special"><text:span text:style-name="T77"/></text:span></text:p>
      <text:p text:style-name="P158"/>
      <text:p text:style-name="P152">--<text:span text:style-name="T70">File begin</text:span>--</text:p>
      <text:p text:style-name="P120">First 3th lines <text:span text:style-name="T68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0">Parameter</text:p>
          </table:table-cell>
          <table:table-cell table:style-name="Таблица1.B1" office:value-type="string">
            <text:p text:style-name="P80">Description</text:p>
          </table:table-cell>
        </table:table-row>
        <table:table-row>
          <table:table-cell table:style-name="Таблица1.A4" office:value-type="string">
            <text:p text:style-name="P13">64</text:p>
          </table:table-cell>
          <table:table-cell table:style-name="Таблица1.B4" office:value-type="string">
            <text:p text:style-name="P145"><text:span text:style-name="Descr_5f_dtype">(unsigned int)</text:span><text:span text:style-name="Descr"><text:span text:style-name="T139"> </text:span></text:span><text:span text:style-name="Descr"><text:span text:style-name="T134">File format number (l</text:span></text:span><text:span text:style-name="Descr"><text:span text:style-name="T136">a</text:span></text:span><text:span text:style-name="Descr"><text:span text:style-name="T134">st in SMBX is 64)</text:span></text:span></text:p>
          </table:table-cell>
        </table:table-row>
        <table:table-row>
          <table:table-cell table:style-name="Таблица1.A4" office:value-type="string">
            <text:p text:style-name="P163">0</text:p>
          </table:table-cell>
          <table:table-cell table:style-name="Таблица1.B4" office:value-type="string">
            <text:p text:style-name="P162"><text:span text:style-name="Descr_5f_dtype">(unsigned int)</text:span><text:span text:style-name="Descr"><text:span text:style-name="T139"> </text:span></text:span><text:span text:style-name="Descr"><text:span text:style-name="T77">number</text:span></text:span><text:span text:style-name="Descr"><text:span text:style-name="T163"> of stars on this level<text:tab/></text:span></text:span><text:span text:style-name="Descr"><text:span text:style-name="T263">(&gt;</text:span></text:span><text:span text:style-name="Descr"><text:span text:style-name="T264">= </text:span></text:span><text:span text:style-name="Descr"><text:span text:style-name="T265">1</text:span></text:span><text:span text:style-name="Descr"><text:span text:style-name="T266">7</text:span></text:span><text:span text:style-name="Descr"><text:span text:style-name="T263">)</text:span></text:span></text:p>
          </table:table-cell>
        </table:table-row>
        <table:table-row>
          <table:table-cell table:style-name="Таблица1.A4" office:value-type="string">
            <text:p text:style-name="P161"><text:span text:style-name="T155">"</text:span><text:span text:style-name="T156">Level name</text:span><text:span text:style-name="T155">"</text:span></text:p>
          </table:table-cell>
          <table:table-cell table:style-name="Таблица1.B4" office:value-type="string">
            <text:p text:style-name="P162"><text:span text:style-name="Descr_5f_dtype">(string)</text:span><text:span text:style-name="Descr"><text:span text:style-name="T139"> </text:span></text:span><text:span text:style-name="Descr"><text:span text:style-name="T77">Level </text:span></text:span><text:span text:style-name="Descr"><text:span text:style-name="T78">title<text:tab/></text:span></text:span><text:span text:style-name="Descr_5f_FileFormatLimit"><text:span text:style-name="T235">(&gt;=6</text:span></text:span><text:span text:style-name="Descr_5f_FileFormatLimit"><text:span text:style-name="T248">2</text:span></text:span><text:span text:style-name="Descr_5f_FileFormatLimit"><text:span text:style-name="T235">)</text:span></text:span></text:p>
          </table:table-cell>
        </table:table-row>
      </table:table>
      <text:p text:style-name="P121"><text:span text:style-name="Descr"><text:span text:style-name="T77"/></text:span></text:p>
      <text:p text:style-name="P132"><text:span text:style-name="Descr_5f_ttl"><text:span text:style-name="T77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22"><text:span text:style-name="Descr_5f_loop"><text:span text:style-name="T77">(loop 21 times) </text:span></text:span><text:span text:style-name="Descr_5f_loop"><text:span text:style-name="T229">(if &lt;</text:span></text:span><text:span text:style-name="Descr_5f_loop"><text:span text:style-name="T230">8</text:span></text:span><text:span text:style-name="Descr_5f_loop"><text:span text:style-name="T229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4">-200000</text:p>
          </table:table-cell>
          <table:table-cell table:style-name="Таблица2.B2" office:value-type="string">
            <text:p text:style-name="P123"><text:span text:style-name="Descr_5f_dtype"><text:span text:style-name="T73">(long)</text:span></text:span><text:span text:style-name="Descr"><text:span text:style-name="T202"> </text:span></text:span><text:span text:style-name="Descr"><text:span text:style-name="T188">Left</text:span></text:span><text:span text:style-name="Descr"><text:span text:style-name="T77"> size (-</text:span></text:span><text:span text:style-name="Descr"><text:span text:style-name="T79">left/+right</text:span></text:span><text:span text:style-name="Descr"><text:span text:style-name="T77">)</text:span></text:span></text:p>
          </table:table-cell>
        </table:table-row>
        <table:table-row>
          <table:table-cell table:style-name="Таблица2.A2" office:value-type="string">
            <text:p text:style-name="P15">-200768</text:p>
          </table:table-cell>
          <table:table-cell table:style-name="Таблица2.B2" office:value-type="string">
            <text:p text:style-name="P127"><text:span text:style-name="Descr_5f_dtype"><text:span text:style-name="T73">(long)</text:span></text:span><text:span text:style-name="Descr"><text:span text:style-name="T231"> </text:span></text:span><text:span text:style-name="Descr"><text:span text:style-name="T188">Top</text:span></text:span><text:span text:style-name="Descr"><text:span text:style-name="T77"> size (-</text:span></text:span><text:span text:style-name="Descr"><text:span text:style-name="T80">down/+up</text:span></text:span><text:span text:style-name="Descr"><text:span text:style-name="T77">)</text:span></text:span></text:p>
          </table:table-cell>
        </table:table-row>
        <table:table-row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27"><text:span text:style-name="Descr_5f_dtype"><text:span text:style-name="T73">(long)</text:span></text:span><text:span text:style-name="Descr"><text:span text:style-name="T231"> </text:span></text:span><text:span text:style-name="Descr"><text:span text:style-name="T188">Bottom</text:span></text:span><text:span text:style-name="Descr"><text:span text:style-name="T77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7">-199200</text:p>
          </table:table-cell>
          <table:table-cell table:style-name="Таблица2.B2" office:value-type="string">
            <text:p text:style-name="P127"><text:span text:style-name="Descr_5f_dtype"><text:span text:style-name="T73">(long)</text:span></text:span><text:span text:style-name="Descr"><text:span text:style-name="T231"> </text:span></text:span><text:span text:style-name="Descr"><text:span text:style-name="T188">Right</text:span></text:span><text:span text:style-name="Descr"><text:span text:style-name="T77"> size (full screen is -</text:span></text:span><text:span text:style-name="Descr"><text:span text:style-name="T81">199200</text:span></text:span><text:span text:style-name="Descr"><text:span text:style-name="T77"> </text:span></text:span><text:span text:style-name="Descr"><text:span text:style-name="T82">+</text:span></text:span><text:span text:style-name="Descr"><text:span text:style-name="T77">left/-right)</text:span></text:span></text:p>
          </table:table-cell>
        </table:table-row>
        <table:table-row>
          <table:table-cell table:style-name="Таблица2.A2" office:value-type="string">
            <text:p text:style-name="P18">24</text:p>
          </table:table-cell>
          <table:table-cell table:style-name="Таблица2.B2" office:value-type="string">
            <text:p text:style-name="P124"><text:span text:style-name="Descr_5f_dtype">(unsigned int)</text:span><text:span text:style-name="Descr"><text:span text:style-name="T139"> </text:span></text:span><text:span text:style-name="Descr"><text:span text:style-name="T77">Music number (</text:span></text:span><text:span text:style-name="Descr"><text:span text:style-name="T83">24</text:span></text:span><text:span text:style-name="Descr"><text:span text:style-name="T77"> is </text:span></text:span><text:span text:style-name="Descr"><text:span text:style-name="T84">enable custom music file</text:span></text:span><text:span text:style-name="Descr"><text:span text:style-name="T77">)</text:span></text:span></text:p>
          </table:table-cell>
        </table:table-row>
        <table:table-row>
          <table:table-cell table:style-name="Таблица2.A7" office:value-type="string">
            <text:p text:style-name="P165">16291944</text:p>
          </table:table-cell>
          <table:table-cell table:style-name="Таблица2.B7" office:value-type="string">
            <text:p text:style-name="P164"><text:span text:style-name="Descr_5f_dtype">(long)</text:span><text:span text:style-name="Descr"><text:span text:style-name="T182"> </text:span></text:span><text:span text:style-name="Descr"><text:span text:style-name="T180">Background color </text:span></text:span><text:span text:style-name="Descr_5f_special"><text:span text:style-name="T210">(In old versions editors)</text:span></text:span><text:span text:style-name="Descr"><text:span text:style-name="T180"><text:line-break/></text:span></text:span><text:span text:style-name="Descr"><text:span text:style-name="T181">[</text:span></text:span><text:span text:style-name="Descr"><text:span text:style-name="T180">0</text:span></text:span><text:span text:style-name="Descr"><text:span text:style-name="T181">]</text:span></text:span><text:span text:style-name="Descr"><text:span text:style-name="T180"> = </text:span></text:span><text:span text:style-name="Descr"><text:span text:style-name="T260">black</text:span></text:span><text:span text:style-name="Descr"><text:span text:style-name="T180">, </text:span></text:span><text:span text:style-name="Descr"><text:span text:style-name="T181">[</text:span></text:span><text:span text:style-name="Descr"><text:span text:style-name="T180">16291944</text:span></text:span><text:span text:style-name="Descr"><text:span text:style-name="T181">]</text:span></text:span><text:span text:style-name="Descr"><text:span text:style-name="T180"> = </text:span></text:span><text:span text:style-name="Descr"><text:span text:style-name="T259">blue</text:span></text:span><text:span text:style-name="Descr"><text:span text:style-name="T180">, </text:span></text:span><text:span text:style-name="Descr"><text:span text:style-name="T181">[</text:span></text:span><text:span text:style-name="Descr"><text:span text:style-name="T180">10520656</text:span></text:span><text:span text:style-name="Descr"><text:span text:style-name="T181">]</text:span></text:span><text:span text:style-name="Descr"><text:span text:style-name="T180"> = </text:span></text:span><text:span text:style-name="Descr"><text:span text:style-name="T261">dark blue-green</text:span></text:span></text:p>
          </table:table-cell>
        </table:table-row>
        <table:table-row>
          <table:table-cell table:style-name="Таблица2.A2" office:value-type="string">
            <text:p text:style-name="P19">#FALSE#</text:p>
          </table:table-cell>
          <table:table-cell table:style-name="Таблица2.B2" office:value-type="string">
            <text:p text:style-name="P125"><text:span text:style-name="Descr_5f_dtype">(bool)</text:span><text:span text:style-name="Descr"><text:span text:style-name="T139"> </text:span></text:span><text:span text:style-name="Descr"><text:span text:style-name="T77">Is Level wrap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6"><text:span text:style-name="Descr_5f_dtype">(bool)</text:span><text:span text:style-name="Descr"><text:span text:style-name="T140"> </text:span></text:span><text:span text:style-name="Descr"><text:span text:style-name="T77">enable Off </text:span></text:span><text:span text:style-name="Descr"><text:span text:style-name="T125">S</text:span></text:span><text:span text:style-name="Descr"><text:span text:style-name="T77">creen exit</text:span></text:span></text:p>
          </table:table-cell>
        </table:table-row>
        <table:table-row>
          <table:table-cell table:style-name="Таблица2.A2" office:value-type="string">
            <text:p text:style-name="P18">13</text:p>
          </table:table-cell>
          <table:table-cell table:style-name="Таблица2.B2" office:value-type="string">
            <text:p text:style-name="P124"><text:span text:style-name="Descr_5f_dtype">(unsigned int)</text:span><text:span text:style-name="Descr"><text:span text:style-name="T140"> </text:span></text:span><text:span text:style-name="Descr"><text:span text:style-name="T77">Background number</text:span></text:span></text:p>
          </table:table-cell>
        </table:table-row>
        <table:table-row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26"><text:span text:style-name="Descr_5f_dtype">(bool)</text:span><text:span text:style-name="Descr"><text:span text:style-name="T141"> </text:span></text:span><text:span text:style-name="Descr"><text:span text:style-name="T77">No turn back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6"><text:span text:style-name="Descr_5f_dtype">(bool)</text:span><text:span text:style-name="Descr"><text:span text:style-name="T141"> </text:span></text:span><text:span text:style-name="Descr"><text:span text:style-name="T77">Under water<text:tab/></text:span></text:span><text:span text:style-name="Descr"><text:span text:style-name="T267">(&gt;=</text:span></text:span><text:span text:style-name="Descr"><text:span text:style-name="T268">32</text:span></text:span><text:span text:style-name="Descr"><text:span text:style-name="T267">)</text:span></text:span></text:p>
          </table:table-cell>
        </table:table-row>
        <table:table-row>
          <table:table-cell table:style-name="Таблица2.A2" office:value-type="string">
            <text:p text:style-name="P126"><text:span text:style-name="T155">"</text:span><text:span text:style-name="T157">somefile.mp3</text:span><text:span text:style-name="T155">"</text:span></text:p>
          </table:table-cell>
          <table:table-cell table:style-name="Таблица2.B2" office:value-type="string">
            <text:p text:style-name="P126"><text:span text:style-name="Descr_5f_dtype">(string)</text:span><text:span text:style-name="Descr"><text:span text:style-name="T141"> </text:span></text:span><text:span text:style-name="Descr"><text:span text:style-name="T77">Cust</text:span></text:span><text:span text:style-name="Descr"><text:span text:style-name="T85">o</text:span></text:span><text:span text:style-name="Descr"><text:span text:style-name="T77">m music file<text:tab/></text:span></text:span><text:span text:style-name="Descr_5f_FileFormatLimit"><text:span text:style-name="T235">(&gt;=2</text:span></text:span><text:span text:style-name="Descr_5f_FileFormatLimit"><text:span text:style-name="T236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31"><text:span text:style-name="T254">(</text:span><text:span text:style-name="T253">End loop)</text:span></text:p>
          </table:table-cell>
          <table:covered-table-cell/>
        </table:table-row>
      </table:table>
      <text:p text:style-name="P154"><text:span text:style-name="Descr_5f_ttl"><text:span text:style-name="T77"/></text:span></text:p>
      <text:p text:style-name="P131"><text:span text:style-name="Descr_5f_ttl"><text:span text:style-name="T77">Player start </text:span></text:span><text:span text:style-name="Descr_5f_ttl"><text:span text:style-name="T132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-199996</text:p>
          </table:table-cell>
          <table:table-cell table:style-name="Таблица3.B1" office:value-type="string">
            <text:p text:style-name="P133"><text:span text:style-name="Descr_5f_dtype">(long)</text:span><text:span text:style-name="Descr"><text:span text:style-name="T141"> </text:span></text:span><text:span text:style-name="Descr"><text:span text:style-name="T77">First player Position x </text:span></text:span><text:span text:style-name="Descr"><text:span text:style-name="T86">(+left/-right)</text:span></text:span><text:span text:style-name="Descr"><text:span text:style-name="T77">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200600</text:p>
          </table:table-cell>
          <table:table-cell table:style-name="Таблица3.B2" office:value-type="string">
            <text:p text:style-name="P133"><text:span text:style-name="Descr_5f_dtype">(long)</text:span><text:span text:style-name="Descr"><text:span text:style-name="T141"> </text:span></text:span><text:span text:style-name="Descr"><text:span text:style-name="T77">First player </text:span></text:span><text:span text:style-name="Descr"><text:span text:style-name="T124">Position</text:span></text:span><text:span text:style-name="Descr"><text:span text:style-name="T77"> y </text:span></text:span><text:span text:style-name="Descr"><text:span text:style-name="T87">(+up/-down) </text:span></text:span><text:span text:style-name="Descr"><text:span text:style-name="T77">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3"><text:span text:style-name="Descr_5f_dtype">(unsigned int)</text:span><text:span text:style-name="Descr"><text:span text:style-name="T141"> </text:span></text:span><text:span text:style-name="Descr"><text:span text:style-name="T122">Width of </text:span></text:span><text:span text:style-name="Descr"><text:span text:style-name="T162">character </text:span></text:span><text:span text:style-name="Descr"><text:span text:style-name="T77">(0 – is is first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  <table:table-row>
          <table:table-cell table:style-name="Таблица3.A2" office:value-type="string">
            <text:p text:style-name="P21">54</text:p>
          </table:table-cell>
          <table:table-cell table:style-name="Таблица3.B2" office:value-type="string">
            <text:p text:style-name="P134"><text:span text:style-name="Descr_5f_dtype">(unsigned int)</text:span><text:span text:style-name="Descr"><text:span text:style-name="T141"> </text:span></text:span><text:span text:style-name="Descr"><text:span text:style-name="T77">Height of character (0 – is is first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199242</text:p>
          </table:table-cell>
          <table:table-cell table:style-name="Таблица3.B2" office:value-type="string">
            <text:p text:style-name="P133"><text:span text:style-name="Descr_5f_dtype">(long)</text:span><text:span text:style-name="Descr"><text:span text:style-name="T141"> </text:span></text:span><text:span text:style-name="Descr"><text:span text:style-name="T77">Second player Position x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200068</text:p>
          </table:table-cell>
          <table:table-cell table:style-name="Таблица3.B2" office:value-type="string">
            <text:p text:style-name="P133"><text:span text:style-name="Descr_5f_dtype">(long)</text:span><text:span text:style-name="Descr"><text:span text:style-name="T141"> </text:span></text:span><text:span text:style-name="Descr"><text:span text:style-name="T77">Second player </text:span></text:span><text:span text:style-name="Descr"><text:span text:style-name="T124">Position</text:span></text:span><text:span text:style-name="Descr"><text:span text:style-name="T77"> y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3"><text:span text:style-name="Descr_5f_dtype">(unsigned int)</text:span><text:span text:style-name="Descr"><text:span text:style-name="T141"> </text:span></text:span><text:span text:style-name="Descr"><text:span text:style-name="T122">Width of </text:span></text:span><text:span text:style-name="Descr"><text:span text:style-name="T162">character </text:span></text:span><text:span text:style-name="Descr"><text:span text:style-name="T77">(0 – is is second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  <table:table-row>
          <table:table-cell table:style-name="Таблица3.A2" office:value-type="string">
            <text:p text:style-name="P21">60</text:p>
          </table:table-cell>
          <table:table-cell table:style-name="Таблица3.B2" office:value-type="string">
            <text:p text:style-name="P134"><text:span text:style-name="Descr_5f_dtype">(unsigned int)</text:span><text:span text:style-name="Descr"><text:span text:style-name="T141"> </text:span></text:span><text:span text:style-name="Descr"><text:span text:style-name="T77">Height of character (0 – is is second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</table:table>
      <text:p text:style-name="P133"><text:span text:style-name="Descr"><text:span text:style-name="T77"/></text:span></text:p>
      <text:p text:style-name="P133"><text:span text:style-name="Descr"><text:span text:style-name="T77"/></text:span></text:p>
      <text:p text:style-name="P73"/>
      <text:p text:style-name="P148"><text:span text:style-name="Descr_5f_ttl"><text:span text:style-name="T77">Blocks</text:span></text:span></text:p>
      <text:p text:style-name="P73"><text:span text:style-name="Descr_5f_ttl"><text:span text:style-name="T77"/></text:span></text:p>
      <text:p text:style-name="P84"><text:span text:style-name="Descr_5f_ttl"><text:span text:style-name="T233">Description of </text:span></text:span><text:span text:style-name="Descr_5f_ttl"><text:span text:style-name="T234">the </text:span></text:span><text:span text:style-name="Descr_5f_ttl"><text:span text:style-name="T233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4"><text:span text:style-name="Descr_5f_loop"><text:span text:style-name="T77">(Loop = how </text:span></text:span><text:span text:style-name="Descr_5f_loop"><text:span text:style-name="T153">many</text:span></text:span><text:span text:style-name="Descr_5f_loop"><text:span text:style-name="T77"> blocks </text:span></text:span><text:span text:style-name="Descr_5f_loop"><text:span text:style-name="T153">are</text:span></text:span><text:span text:style-name="Descr_5f_loop"><text:span text:style-name="T77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2">-241408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2"> </text:span></text:span><text:span text:style-name="Descr"><text:span text:style-name="T77">Block position x</text:span></text:span></text:p>
          </table:table-cell>
        </table:table-row>
        <table:table-row>
          <table:table-cell table:style-name="Таблица4.A2" office:value-type="string">
            <text:p text:style-name="P22">-180512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3"> </text:span></text:span><text:span text:style-name="Descr"><text:span text:style-name="T77">Block position y</text:span>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69"><text:span text:style-name="Descr_5f_dtype">(unsigned int)</text:span><text:span text:style-name="Descr"><text:span text:style-name="T143"> </text:span></text:span><text:span text:style-name="Descr"><text:span text:style-name="T77">Height</text:span></text:span><text:span text:style-name="T88"> 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77">Width</text:span></text:span></text:p>
          </table:table-cell>
        </table:table-row>
        <table:table-row>
          <table:table-cell table:style-name="Таблица4.A2" office:value-type="string">
            <text:p text:style-name="P22">63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146">Block ID</text:span></text:span></text:p>
          </table:table-cell>
        </table:table-row>
        <table:table-row>
          <table:table-cell table:style-name="Таблица4.A2" office:value-type="string">
            <text:p text:style-name="P22">0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77">Containing NPC num</text:span></text:span><text:span text:style-name="Descr"><text:span text:style-name="T128">b</text:span></text:span><text:span text:style-name="Descr"><text:span text:style-name="T77">er </text:span></text:span><text:span text:style-name="Descr"><text:span text:style-name="T138">0 – empty, <text:line-break/>-99 coins 1000+npc_id – NPC</text:span></text:span></text:p>
          </table:table-cell>
        </table:table-row>
        <table:table-row>
          <table:table-cell table:style-name="Таблица4.A2" office:value-type="string">
            <text:p text:style-name="P22">#FALS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77"> Invisible</text:span></text:span></text:p>
          </table:table-cell>
        </table:table-row>
        <table:table-row>
          <table:table-cell table:style-name="Таблица4.A2" office:value-type="string">
            <text:p text:style-name="P22">#TRU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77"> Slippery<text:tab/></text:span></text:span><text:span text:style-name="Descr_5f_FileFormatLimit"><text:span text:style-name="T235">(&gt;=6</text:span></text:span><text:span text:style-name="Descr_5f_FileFormatLimit"><text:span text:style-name="T248">2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4.A2" office:value-type="string">
            <text:p text:style-name="P22">"Default"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271">string</text:span></text:span><text:span text:style-name="Descr_5f_dtype">)</text:span><text:span text:style-name="Descr"><text:span text:style-name="T77"> Layer </text:span></text:span><text:span text:style-name="Descr"><text:span text:style-name="T89">name<text:tab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BlockDestroy</text:span><text:span text:style-name="T77">"</text:span>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271">string</text:span></text:span><text:span text:style-name="Descr_5f_dtype">)</text:span><text:span text:style-name="Descr"><text:span text:style-name="T77"> Block destroy event name<text:tab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hitme</text:span><text:span text:style-name="T77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271">string</text:span></text:span><text:span text:style-name="Descr_5f_dtype">)</text:span><text:span text:style-name="Descr"><text:span text:style-name="T77"> Block hit event name<text:tab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NoMore</text:span><text:span text:style-name="T77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271">string</text:span></text:span><text:span text:style-name="Descr_5f_dtype">)</text:span><text:span text:style-name="Descr"><text:span text:style-name="T77"> "No more object in layer" event<text:tab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85"><text:span text:style-name="Descr_5f_loop"><text:span text:style-name="T77">(Loop end)</text:span></text:span></text:p>
          </table:table-cell>
          <table:covered-table-cell/>
        </table:table-row>
      </table:table>
      <text:p text:style-name="P81"><text:span text:style-name="Descr_5f_ttl"><text:span text:style-name="T286">Note</text:span></text:span><text:span text:style-name="Descr_5f_ttl"><text:span text:style-name="T287">: </text:span></text:span><text:span text:style-name="Descr_5f_ttl"><text:span text:style-name="T288">A</text:span></text:span><text:span text:style-name="Descr_5f_ttl"><text:span text:style-name="T283">rray must be sorted by x and by y;</text:span></text:span></text:p>
      <text:p text:style-name="P83"><text:span text:style-name="Descr_5f_ttl"><text:span text:style-name="T91">Marker between </text:span></text:span><text:span text:style-name="Descr_5f_ttl"><text:span text:style-name="T77">Backgrounds </text:span></text:span><text:span text:style-name="Descr_5f_ttl"><text:span text:style-name="T91">an</text:span></text:span><text:span text:style-name="Descr_5f_ttl"><text:span text:style-name="T137">d</text:span></text:span><text:span text:style-name="Descr_5f_ttl"><text:span text:style-name="T91"> blocks</text:span></text:span><text:span text:style-name="Descr_5f_ttl"><text:span text:style-name="T77">:</text:span></text:span></text:p>
      <text:p text:style-name="P2">"next"</text:p>
      <text:p text:style-name="P93"><text:span text:style-name="Descr_5f_ttl"><text:span text:style-name="T77"/></text:span></text:p>
      <text:p text:style-name="P171"><text:span text:style-name="Descr_5f_ttl"><text:span text:style-name="T77"/></text:span></text:p>
      <text:p text:style-name="P155"><text:span text:style-name="Descr_5f_ttl"><text:span text:style-name="T77">Background </text:span></text:span><text:span text:style-name="Descr_5f_ttl"><text:span text:style-name="T121">objects</text:span></text:span><text:span text:style-name="Descr_5f_ttl"><text:span text:style-name="T77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5"><text:span text:style-name="Descr_5f_loop"><text:span text:style-name="T77">(Loop = ho</text:span></text:span><text:span text:style-name="Descr_5f_loop"><text:span text:style-name="T152">w many </text:span></text:span><text:span text:style-name="Descr_5f_loop"><text:span text:style-name="T92">backgrounds </text:span></text:span><text:span text:style-name="Descr_5f_loop"><text:span text:style-name="T152">are </text:span></text:span><text:span text:style-name="Descr_5f_loop"><text:span text:style-name="T77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72">long</text:span></text:span><text:span text:style-name="Descr_5f_dtype">)</text:span><text:span text:style-name="Descr"><text:span text:style-name="T77"> Position x</text:span></text:span></text:p>
          </table:table-cell>
        </table:table-row>
        <table:table-row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72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72">unsigned int</text:span></text:span><text:span text:style-name="Descr_5f_dtype">)</text:span><text:span text:style-name="Descr"><text:span text:style-name="T77"> Background-1 number</text:span></text:span></text:p>
          </table:table-cell>
        </table:table-row>
        <table:table-row>
          <table:table-cell table:style-name="Таблица5.A2" office:value-type="string">
            <text:p text:style-name="P23">"Default"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71">string</text:span></text:span><text:span text:style-name="Descr_5f_dtype">)</text:span><text:span text:style-name="Descr"><text:span text:style-name="T77"> Layer name<text:tab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86"><text:span text:style-name="Descr_5f_loop"><text:span text:style-name="T77">(Loop end)</text:span></text:span></text:p>
          </table:table-cell>
          <table:covered-table-cell/>
        </table:table-row>
      </table:table>
      <text:p text:style-name="P82"><text:span text:style-name="Descr_5f_ttl"><text:span text:style-name="T286">Note</text:span></text:span><text:span text:style-name="Descr_5f_ttl"><text:span text:style-name="T287">: </text:span></text:span><text:span text:style-name="Descr_5f_ttl"><text:span text:style-name="T283">Array must be sorted by x and by y </text:span></text:span><text:span text:style-name="Descr_5f_ttl"><text:span text:style-name="T284">and grouped by special priory </text:span></text:span><text:span text:style-name="Descr_5f_ttl"><text:span text:style-name="T285">by ID</text:span></text:span><text:span text:style-name="Descr_5f_ttl"><text:span text:style-name="T283">;</text:span></text:span></text:p>
      <text:p text:style-name="P86"><text:span text:style-name="Descr_5f_ttl"><text:span text:style-name="T91">Marker between NPC</text:span></text:span><text:span text:style-name="Descr_5f_ttl"><text:span text:style-name="T77"> </text:span></text:span><text:span text:style-name="Descr_5f_ttl"><text:span text:style-name="T91">an</text:span></text:span><text:span text:style-name="Descr_5f_ttl"><text:span text:style-name="T137">d</text:span></text:span><text:span text:style-name="Descr_5f_ttl"><text:span text:style-name="T91"> </text:span></text:span><text:span text:style-name="Descr_5f_ttl"><text:span text:style-name="T77">Backgrounds:</text:span></text:span></text:p>
      <text:p text:style-name="P3">"next"</text:p>
      <text:p text:style-name="P94"><text:span text:style-name="Descr_5f_ttl"><text:span text:style-name="T93"/></text:span></text:p>
      <text:p text:style-name="P118"/>
      <text:p text:style-name="P149"><text:span text:style-name="Descr_5f_ttl"><text:span text:style-name="T93">N</text:span></text:span><text:span text:style-name="Descr_5f_ttl"><text:span text:style-name="T151">PC</text:span></text:span><text:span text:style-name="Descr_5f_ttl"><text:span text:style-name="T93"> </text:span></text:span><text:span text:style-name="Descr_5f_ttl"><text:span text:style-name="T77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77"><text:span text:style-name="Descr_5f_loop"><text:span text:style-name="T77">(Loop = how </text:span></text:span><text:span text:style-name="Descr_5f_loop"><text:span text:style-name="T151">many </text:span></text:span><text:span text:style-name="Descr_5f_loop"><text:span text:style-name="T93">NP</text:span></text:span><text:span text:style-name="Descr_5f_loop"><text:span text:style-name="T148">C</text:span></text:span><text:span text:style-name="Descr_5f_loop"><text:span text:style-name="T93">s </text:span></text:span><text:span text:style-name="Descr_5f_loop"><text:span text:style-name="T151">are in</text:span></text:span><text:span text:style-name="Descr_5f_loop"><text:span text:style-name="T77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4">-199966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73">long</text:span></text:span><text:span text:style-name="Descr_5f_dtype">)</text:span><text:span text:style-name="Descr"><text:span text:style-name="T77"> Position x<text:tab/></text:span></text:span></text:p>
          </table:table-cell>
        </table:table-row>
        <table:table-row>
          <table:table-cell table:style-name="Таблица6.A2" office:value-type="string">
            <text:p text:style-name="P24">-200480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6.A2" office:value-type="string">
            <text:p text:style-name="P24">-1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3">int</text:span></text:span><text:span text:style-name="Descr_5f_dtype">)</text:span><text:span text:style-name="Descr"><text:span text:style-name="T210"> </text:span></text:span><text:span text:style-name="Descr"><text:span text:style-name="T221">[</text:span></text:span><text:span text:style-name="Descr"><text:span text:style-name="T210">-1</text:span></text:span><text:span text:style-name="Descr"><text:span text:style-name="T221">]</text:span></text:span><text:span text:style-name="Descr"><text:span text:style-name="T210"> left, </text:span></text:span><text:span text:style-name="Descr"><text:span text:style-name="T221">[</text:span></text:span><text:span text:style-name="Descr"><text:span text:style-name="T210">0</text:span></text:span><text:span text:style-name="Descr"><text:span text:style-name="T221">]</text:span></text:span><text:span text:style-name="Descr"><text:span text:style-name="T210"> random/</text:span></text:span><text:span text:style-name="Descr"><text:span text:style-name="T220">none</text:span></text:span><text:span text:style-name="Descr"><text:span text:style-name="T210">, </text:span></text:span><text:span text:style-name="Descr"><text:span text:style-name="T221">[</text:span></text:span><text:span text:style-name="Descr"><text:span text:style-name="T210">1</text:span></text:span><text:span text:style-name="Descr"><text:span text:style-name="T221">]</text:span></text:span><text:span text:style-name="Descr"><text:span text:style-name="T210"> right</text:span></text:span></text:p>
          </table:table-cell>
        </table:table-row>
        <table:table-row>
          <table:table-cell table:style-name="Таблица6.A2" office:value-type="string">
            <text:p text:style-name="P38">91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3">unsigned int</text:span></text:span><text:span text:style-name="Descr_5f_dtype">)</text:span><text:span text:style-name="Descr"><text:span text:style-name="T77"> </text:span></text:span><text:span text:style-name="Descr"><text:span text:style-name="T158">NPC </text:span></text:span><text:span text:style-name="Descr"><text:span text:style-name="T159">number<text:tab/></text:span></text:span></text:p>
          </table:table-cell>
        </table:table-row>
        <table:table-row>
          <table:table-cell table:style-name="Таблица6.A6" office:value-type="string">
            <text:p text:style-name="P103"><text:span text:style-name="Descr_5f_special"><text:span text:style-name="T210">71</text:span></text:span></text:p>
          </table:table-cell>
          <table:table-cell table:style-name="Таблица6.B6" office:value-type="string">
            <text:p text:style-name="P109"><text:span text:style-name="Descr_5f_dtype"><text:span text:style-name="T274">(</text:span></text:span><text:span text:style-name="Descr_5f_dtype"><text:span text:style-name="T24">int</text:span></text:span><text:span text:style-name="Descr_5f_dtype"><text:span text:style-name="T274">)</text:span></text:span><text:span text:style-name="Descr"><text:span text:style-name="T224"> Special option:<text:tab/></text:span></text:span><text:span text:style-name="Descr_5f_FileFormatLimit"><text:span text:style-name="T225">(&gt;=</text:span></text:span><text:span text:style-name="Descr_5f_FileFormatLimit"><text:span text:style-name="T226">10</text:span></text:span><text:span text:style-name="Descr_5f_FileFormatLimit"><text:span text:style-name="T225">)</text:span></text:span></text:p>
          </table:table-cell>
        </table:table-row>
        <table:table-row>
          <table:table-cell table:style-name="Таблица6.A6" office:value-type="string">
            <text:p text:style-name="P103"><text:span text:style-name="Descr"><text:span text:style-name="T203"/></text:span></text:p>
          </table:table-cell>
          <table:table-cell table:style-name="Таблица6.B6" office:value-type="string">
            <text:p text:style-name="P103"><text:span text:style-name="Descr"><text:span text:style-name="T203">Included NPC: us</text:span></text:span><text:span text:style-name="Descr"><text:span text:style-name="T208">e</text:span></text:span><text:span text:style-name="Descr"><text:span text:style-name="T209">d</text:span></text:span><text:span text:style-name="Descr"><text:span text:style-name="T208"> only if the </text:span></text:span><text:span text:style-name="Descr"><text:span text:style-name="T203">N</text:span></text:span><text:span text:style-name="Descr"><text:span text:style-name="T207">PC</text:span></text:span><text:span text:style-name="Descr"><text:span text:style-name="T203"> is<text:tab/></text:span></text:span></text:p>
          </table:table-cell>
        </table:table-row>
        <table:table-row>
          <table:table-cell table:style-name="Таблица6.A6" office:value-type="string">
            <text:p text:style-name="P104"><text:span text:style-name="Descr"><text:span text:style-name="T210"/></text:span></text:p>
          </table:table-cell>
          <table:table-cell table:style-name="Таблица6.B6" office:value-type="string">
            <text:p text:style-name="P104"><text:span text:style-name="Descr"><text:span text:style-name="T210">Buuble</text:span></text:span><text:span text:style-name="Descr"><text:span text:style-name="T211">(283)</text:span></text:span><text:span text:style-name="Descr"><text:span text:style-name="T210">/Burred</text:span></text:span><text:span text:style-name="Descr"><text:span text:style-name="T212">(91)</text:span></text:span><text:span text:style-name="Descr"><text:span text:style-name="T210">/Lakitu</text:span></text:span><text:span text:style-name="Descr"><text:span text:style-name="T213">(284)</text:span></text:span><text:span text:style-name="Descr"><text:span text:style-name="T210">/Egg</text:span></text:span><text:span text:style-name="Descr"><text:span text:style-name="T214">(96)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10"/></text:span></text:p>
          </table:table-cell>
          <table:table-cell table:style-name="Таблица6.B6" office:value-type="string">
            <text:p text:style-name="P105"><text:span text:style-name="Descr"><text:span text:style-name="T204">CoopaTroopa </text:span></text:span><text:span text:style-name="Descr"><text:span text:style-name="T206">algorithm</text:span></text:span><text:span text:style-name="Descr"><text:span text:style-name="T204">: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15"/></text:span></text:p>
          </table:table-cell>
          <table:table-cell table:style-name="Таблица6.B6" office:value-type="string">
            <text:p text:style-name="P105"><text:span text:style-name="Descr"><text:span text:style-name="T215">0 chase, 1 jump, 2 hover L/R, 3 hover U/D, </text:span></text:span><text:span text:style-name="Descr"><text:span text:style-name="T223">&gt;4 idle in air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10"/></text:span></text:p>
          </table:table-cell>
          <table:table-cell table:style-name="Таблица6.B6" office:value-type="string">
            <text:p text:style-name="P112"><text:span text:style-name="Descr"><text:span text:style-name="T204">Cheap-cheap </text:span></text:span><text:span text:style-name="Descr"><text:span text:style-name="T206">algorithm</text:span></text:span><text:span text:style-name="Descr"><text:span text:style-name="T204">: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10"/></text:span></text:p>
          </table:table-cell>
          <table:table-cell table:style-name="Таблица6.B6" office:value-type="string">
            <text:p text:style-name="P105"><text:span text:style-name="Descr"><text:span text:style-name="T215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06"><text:span text:style-name="Descr"><text:span text:style-name="T210"/></text:span></text:p>
          </table:table-cell>
          <table:table-cell table:style-name="Таблица6.B6" office:value-type="string">
            <text:p text:style-name="P106"><text:span text:style-name="Descr"><text:span text:style-name="T205">Firebar position (</text:span></text:span><text:span text:style-name="Descr"><text:span text:style-name="T174">NPC 260</text:span></text:span><text:span text:style-name="Descr"><text:span text:style-name="T205">) </text:span></text:span><text:span text:style-name="Descr"><text:span text:style-name="T175">0-32</text:span></text:span></text:p>
          </table:table-cell>
        </table:table-row>
        <table:table-row>
          <table:table-cell table:style-name="Таблица6.A6" office:value-type="string">
            <text:p text:style-name="P106"/>
          </table:table-cell>
          <table:table-cell table:style-name="Таблица6.B6" office:value-type="string">
            <text:p text:style-name="P116"><text:span text:style-name="Descr"><text:span text:style-name="T55">Warp to section:</text:span></text:span><text:span text:style-name="Descr"> -</text:span><text:span text:style-name="Descr"><text:span text:style-name="T289">1-20 (Section number -1)</text:span></text:span></text:p>
          </table:table-cell>
        </table:table-row>
        <table:table-row>
          <table:table-cell table:style-name="Таблица6.A6" office:value-type="string">
            <text:p text:style-name="P116"><text:span text:style-name="Descr_5f_special">12</text:span></text:p>
          </table:table-cell>
          <table:table-cell table:style-name="Таблица6.B6" office:value-type="string">
            <text:p text:style-name="P116"><text:span text:style-name="Descr_5f_dtype">(int)</text:span><text:span text:style-name="Descr"> </text:span><text:span text:style-name="Descr"><text:span text:style-name="T274">Second special option:</text:span></text:span><text:span text:style-name="Descr"> </text:span><text:span text:style-name="Descr"><text:span text:style-name="T62">(Only for NPC-91 with </text:span></text:span><text:span text:style-name="Descr"><text:span text:style-name="T61">s</text:span></text:span><text:span text:style-name="Descr"><text:span text:style-name="T64">p</text:span></text:span><text:span text:style-name="Descr"><text:span text:style-name="T65">e</text:span></text:span><text:span text:style-name="Descr"><text:span text:style-name="T64">c</text:span></text:span><text:span text:style-name="Descr"><text:span text:style-name="T66">ial=</text:span></text:span><text:span text:style-name="Descr"><text:span text:style-name="T62">288)</text:span></text:span></text:p>
          </table:table-cell>
        </table:table-row>
        <table:table-row>
          <table:table-cell table:style-name="Таблица6.A6" office:value-type="string">
            <text:p text:style-name="P106"/>
          </table:table-cell>
          <table:table-cell table:style-name="Таблица6.B6" office:value-type="string">
            <text:p text:style-name="P117"><text:span text:style-name="Descr"><text:span text:style-name="T55">Section </text:span></text:span><text:span text:style-name="Descr"><text:span text:style-name="T63">number</text:span></text:span><text:span text:style-name="Descr"><text:span text:style-name="T55"> for included magic potion:</text:span></text:span><text:span text:style-name="Descr"> -</text:span><text:span text:style-name="Descr"><text:span text:style-name="T290">1-20</text:span></text:span></text:p>
          </table:table-cell>
        </table:table-row>
        <table:table-row>
          <table:table-cell table:style-name="Таблица6.A2" office:value-type="string">
            <text:p text:style-name="P39">#FALSE#</text:p>
          </table:table-cell>
          <table:table-cell table:style-name="Таблица6.B2" office:value-type="string">
            <text:p text:style-name="P109"><text:span text:style-name="Descr_5f_dtype">(</text:span><text:span text:style-name="Descr_5f_dtype"><text:span text:style-name="T26">bool</text:span></text:span><text:span text:style-name="Descr_5f_dtype">)</text:span><text:span text:style-name="Descr"><text:span text:style-name="T210"> Generator </text:span></text:span><text:span text:style-name="Descr"><text:span text:style-name="T216">enable<text:tab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6.A6" office:value-type="string">
            <text:p text:style-name="P142">3</text:p>
          </table:table-cell>
          <table:table-cell table:style-name="Таблица6.B6" office:value-type="string">
            <text:p text:style-name="P109"><text:span text:style-name="Descr_5f_dtype"><text:span text:style-name="T274">(</text:span></text:span><text:span text:style-name="Descr_5f_dtype"><text:span text:style-name="T25">int</text:span></text:span><text:span text:style-name="Descr_5f_dtype"><text:span text:style-name="T274">)</text:span></text:span><text:span text:style-name="Descr"><text:span text:style-name="T224"> Special:</text:span></text:span><text:span text:style-name="Descr"><text:span text:style-name="T210"> </text:span></text:span><text:span text:style-name="Descr"><text:span text:style-name="T217">Generator direction</text:span></text:span><text:span text:style-name="Descr"><text:span text:style-name="T184">: </text:span></text:span><text:span text:style-name="Descr"><text:span text:style-name="T176">[</text:span></text:span><text:span text:style-name="Descr"><text:span text:style-name="T177">1</text:span></text:span><text:span text:style-name="Descr"><text:span text:style-name="T176">]</text:span></text:span><text:span text:style-name="Descr"><text:span text:style-name="T177"> </text:span></text:span><text:span text:style-name="Descr"><text:span text:style-name="T178">up, </text:span></text:span><text:span text:style-name="Descr"><text:span text:style-name="T176">[2]</text:span></text:span><text:span text:style-name="Descr"><text:span text:style-name="T178"> left,<text:line-break/></text:span></text:span><text:span text:style-name="Descr"><text:span text:style-name="T176">[</text:span></text:span><text:span text:style-name="Descr"><text:span text:style-name="T179">3</text:span></text:span><text:span text:style-name="Descr"><text:span text:style-name="T210">] down, </text:span></text:span><text:span text:style-name="Descr"><text:span text:style-name="T222">[4] </text:span></text:span><text:span text:style-name="Descr"><text:span text:style-name="T210">right</text:span></text:span><text:span text:style-name="Descr"><text:span text:style-name="T235"> <text:s text:c="2"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6.A6" office:value-type="string">
            <text:p text:style-name="P143">2</text:p>
          </table:table-cell>
          <table:table-cell table:style-name="Таблица6.B6" office:value-type="string">
            <text:p text:style-name="P110"><text:span text:style-name="Descr_5f_dtype"><text:span text:style-name="T274">(</text:span></text:span><text:span text:style-name="Descr_5f_dtype"><text:span text:style-name="T25">int</text:span></text:span><text:span text:style-name="Descr_5f_dtype"><text:span text:style-name="T274">)</text:span></text:span><text:span text:style-name="Descr"><text:span text:style-name="T224"> Special:</text:span></text:span><text:span text:style-name="Descr"><text:span text:style-name="T210"> </text:span></text:span><text:span text:style-name="Descr"><text:span text:style-name="T218">Generator type [1] Warp, [2] Projective<text:tab/> <text:s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_5f_special"><text:span text:style-name="T210">155</text:span></text:span></text:p>
          </table:table-cell>
          <table:table-cell table:style-name="Таблица6.B6" office:value-type="string">
            <text:p text:style-name="P110"><text:span text:style-name="Descr_5f_dtype"><text:span text:style-name="T274">(</text:span></text:span><text:span text:style-name="Descr_5f_dtype"><text:span text:style-name="T275">unsigned </text:span></text:span><text:span text:style-name="Descr_5f_dtype"><text:span text:style-name="T25">int</text:span></text:span><text:span text:style-name="Descr_5f_dtype"><text:span text:style-name="T274">)</text:span></text:span><text:span text:style-name="Descr"><text:span text:style-name="T224"> Special:</text:span></text:span><text:span text:style-name="Descr"><text:span text:style-name="T210"> </text:span></text:span><text:span text:style-name="Descr"><text:span text:style-name="T219">Generator period ( sec*10 ) [1-600]<text:tab/> <text:s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6.A2" office:value-type="string">
            <text:p text:style-name="P24">"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6">string</text:span></text:span><text:span text:style-name="Descr_5f_dtype">)</text:span><text:span text:style-name="Descr"><text:span text:style-name="T77"> Message by this NPC talkative<text:tab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6">bool</text:span></text:span><text:span text:style-name="Descr_5f_dtype">)</text:span><text:span text:style-name="Descr"><text:span text:style-name="T77"> </text:span></text:span><text:span text:style-name="Descr"><text:span text:style-name="T147">Friendly</text:span></text:span><text:span text:style-name="Descr"><text:span text:style-name="T77"> NPC<text:tab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6">bool</text:span></text:span><text:span text:style-name="Descr_5f_dtype">)</text:span><text:span text:style-name="Descr"><text:span text:style-name="T77"> Don't move NPC<text:tab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6">bool</text:span></text:span><text:span text:style-name="Descr_5f_dtype">)</text:span><text:span text:style-name="Descr"><text:span text:style-name="T77"> LegacyBoss<text:tab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6.A2" office:value-type="string">
            <text:p text:style-name="P24">"Default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6">string</text:span></text:span><text:span text:style-name="Descr_5f_dtype">)</text:span><text:span text:style-name="Descr"><text:span text:style-name="T77"> Layer name<text:tab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6.A2" office:value-type="string">
            <text:p text:style-name="P24">"Activate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6">string</text:span></text:span><text:span text:style-name="Descr_5f_dtype">)</text:span><text:span text:style-name="Descr"><text:span text:style-name="T77"> Activate event<text:tab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6.A2" office:value-type="string">
            <text:p text:style-name="P24">"GOldCoin D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6">string</text:span></text:span><text:span text:style-name="Descr_5f_dtype">)</text:span><text:span text:style-name="Descr"><text:span text:style-name="T77"> Death event<text:tab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6.A2" office:value-type="string">
            <text:p text:style-name="P24">"Talk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6">string</text:span></text:span><text:span text:style-name="Descr_5f_dtype">)</text:span><text:span text:style-name="Descr"><text:span text:style-name="T77"> Talk event<text:tab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6.A2" office:value-type="string">
            <text:p text:style-name="P24">"NoMoreObj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6">string</text:span></text:span><text:span text:style-name="Descr_5f_dtype">)</text:span><text:span text:style-name="Descr"><text:span text:style-name="T77"> No more object in layer event<text:tab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6.A2" office:value-type="string">
            <text:p text:style-name="P24">"AttachToLayer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6">string</text:span></text:span><text:span text:style-name="Descr_5f_dtype">)</text:span><text:span text:style-name="Descr"><text:span text:style-name="T77"> Layer name to attach<text:tab/></text:span></text:span><text:span text:style-name="Descr_5f_FileFormatLimit"><text:span text:style-name="T235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87"><text:span text:style-name="Descr_5f_loop"><text:span text:style-name="T77">(Loop end)</text:span></text:span></text:p>
          </table:table-cell>
          <table:covered-table-cell/>
        </table:table-row>
      </table:table>
      <text:p text:style-name="P87"><text:span text:style-name="Descr_5f_loop"><text:span text:style-name="T77"/></text:span></text:p>
      <text:p text:style-name="P87"><text:span text:style-name="Descr_5f_ttl"><text:span text:style-name="T91"/></text:span></text:p>
      <text:p text:style-name="P147"><text:span text:style-name="Descr_5f_ttl"><text:span text:style-name="T91">Marker between NPC</text:span></text:span><text:span text:style-name="Descr_5f_ttl"><text:span text:style-name="T77"> </text:span></text:span><text:span text:style-name="Descr_5f_ttl"><text:span text:style-name="T91">and Doors</text:span></text:span><text:span text:style-name="Descr_5f_ttl"><text:span text:style-name="T77">:</text:span></text:span></text:p>
      <text:p text:style-name="P4">"next"</text:p>
      <text:p text:style-name="P98"><text:span text:style-name="Descr_5f_ttl"><text:span text:style-name="T94">Doors </text:span></text:span><text:span text:style-name="Descr_5f_ttl"><text:span text:style-name="T77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76"><text:span text:style-name="Descr_5f_loop"><text:span text:style-name="T77">(Loop = how </text:span></text:span><text:span text:style-name="Descr_5f_loop"><text:span text:style-name="T149">many </text:span></text:span><text:span text:style-name="Descr_5f_loop"><text:span text:style-name="T95">doors </text:span></text:span><text:span text:style-name="Descr_5f_loop"><text:span text:style-name="T150">are</text:span></text:span><text:span text:style-name="Descr_5f_loop"><text:span text:style-name="T95"> </text:span></text:span><text:span text:style-name="Descr_5f_loop"><text:span text:style-name="T77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3">long</text:span></text:span><text:span text:style-name="Descr_5f_dtype">)</text:span><text:span text:style-name="Descr"><text:span text:style-name="T77"> Entrance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3">long</text:span></text:span><text:span text:style-name="Descr_5f_dtype">)</text:span><text:span text:style-name="Descr"><text:span text:style-name="T77"> Entrance position y</text:span></text:span></text:p>
          </table:table-cell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3">long</text:span></text:span><text:span text:style-name="Descr_5f_dtype">)</text:span><text:span text:style-name="Descr"><text:span text:style-name="T77"> Exit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3">long</text:span></text:span><text:span text:style-name="Descr_5f_dtype">)</text:span><text:span text:style-name="Descr"><text:span text:style-name="T77"> Exit position y</text:span></text:span></text:p>
          </table:table-cell>
        </table:table-row>
        <table:table-row>
          <table:table-cell table:style-name="Таблица7.A2" office:value-type="string">
            <text:p text:style-name="P42">3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7">unsigned int</text:span></text:span><text:span text:style-name="Descr_5f_dtype">)</text:span><text:span text:style-name="Descr"><text:span text:style-name="T77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7">unsigned int</text:span></text:span><text:span text:style-name="Descr_5f_dtype">)</text:span><text:span text:style-name="Descr"><text:span text:style-name="T77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2">1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7">unsigned int</text:span></text:span><text:span text:style-name="Descr_5f_dtype">)</text:span><text:span text:style-name="Descr"><text:span text:style-name="T77"> Door type: </text:span></text:span><text:span text:style-name="Descr"><text:span text:style-name="T96">[1] </text:span></text:span><text:span text:style-name="Descr"><text:span text:style-name="T77">pipe, </text:span></text:span><text:span text:style-name="Descr"><text:span text:style-name="T96">[2] </text:span></text:span><text:span text:style-name="Descr"><text:span text:style-name="T77">door, </text:span></text:span><text:span text:style-name="Descr"><text:span text:style-name="T96">[0] </text:span></text:span><text:span text:style-name="Descr"><text:span text:style-name="T77">instant</text:span></text:span></text:p>
          </table:table-cell>
        </table:table-row>
        <table:table-row>
          <table:table-cell table:style-name="Таблица7.A2" office:value-type="string">
            <text:p text:style-name="P128"><text:span text:style-name="T77">"</text:span><text:span text:style-name="T160">file.lvl</text:span><text:span text:style-name="T77">"</text:span>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7">string</text:span></text:span><text:span text:style-name="Descr_5f_dtype">)</text:span><text:span text:style-name="Descr"><text:span text:style-name="T77"> Warp to level<text:tab/><text:tab/><text:tab/></text:span></text:span><text:span text:style-name="Descr_5f_FileFormatLimit"><text:span text:style-name="T235">(&gt;=</text:span></text:span><text:span text:style-name="Descr_5f_FileFormatLimit"><text:span text:style-name="T247">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7.A2" office:value-type="string">
            <text:p text:style-name="P42">0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7">unsigned int</text:span></text:span><text:span text:style-name="Descr_5f_dtype">)</text:span><text:span text:style-name="Descr"><text:span text:style-name="T77"> Normal Entrance / </text:span></text:span><text:span text:style-name="Descr"><text:span text:style-name="T127">To </text:span></text:span><text:span text:style-name="Descr"><text:span text:style-name="T77">Warp [0-</text:span></text:span><text:span text:style-name="Descr"><text:span text:style-name="T126">100</text:span></text:span><text:span text:style-name="Descr"><text:span text:style-name="T77">]<text:tab/><text:tab/></text:span></text:span><text:span text:style-name="Descr_5f_FileFormatLimit"><text:span text:style-name="T235">(&gt;=</text:span></text:span><text:span text:style-name="Descr_5f_FileFormatLimit"><text:span text:style-name="T247">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7.A2" office:value-type="string">
            <text:p text:style-name="P44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77"> Level Entrance (can not enter)<text:tab/><text:tab/><text:tab/></text:span></text:span><text:span text:style-name="Descr_5f_FileFormatLimit"><text:span text:style-name="T235">(&gt;=</text:span></text:span><text:span text:style-name="Descr_5f_FileFormatLimit"><text:span text:style-name="T247">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77"> Level Exit </text:span></text:span><text:span text:style-name="Descr"><text:span text:style-name="T97">(End of level)<text:tab/><text:tab/><text:tab/></text:span></text:span><text:span text:style-name="Descr_5f_FileFormatLimit"><text:span text:style-name="T235">(&gt;=</text:span></text:span><text:span text:style-name="Descr_5f_FileFormatLimit"><text:span text:style-name="T247">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7.A2" office:value-type="string">
            <text:p text:style-name="P42">-1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Wrap to X </text:span></text:span><text:span text:style-name="Descr"><text:span text:style-name="T129">on world map </text:span></text:span><text:span text:style-name="Descr"><text:span text:style-name="T77">(-1 is empty)<text:tab/></text:span></text:span><text:span text:style-name="Descr_5f_FileFormatLimit"><text:span text:style-name="T235">(&gt;=</text:span></text:span><text:span text:style-name="Descr_5f_FileFormatLimit"><text:span text:style-name="T247">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7.A2" office:value-type="string">
            <text:p text:style-name="P45">-1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Wrap to Y </text:span></text:span><text:span text:style-name="Descr"><text:span text:style-name="T129">on world map </text:span></text:span><text:span text:style-name="Descr"><text:span text:style-name="T77">(-1 is empty)<text:tab/></text:span></text:span><text:span text:style-name="Descr_5f_FileFormatLimit"><text:span text:style-name="T235">(&gt;=</text:span></text:span><text:span text:style-name="Descr_5f_FileFormatLimit"><text:span text:style-name="T247">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7.A2" office:value-type="string">
            <text:p text:style-name="P42">5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5">unsigned </text:span></text:span><text:span text:style-name="Descr_5f_dtype"><text:span text:style-name="T27">int</text:span></text:span><text:span text:style-name="Descr_5f_dtype">)</text:span><text:span text:style-name="Descr"><text:span text:style-name="T77"> Need a stars </text:span></text:span><text:span text:style-name="Descr"><text:span text:style-name="T98">for enter<text:tab/><text:tab/><text:tab/></text:span></text:span><text:span text:style-name="Descr_5f_FileFormatLimit"><text:span text:style-name="T235">(&gt;=</text:span></text:span><text:span text:style-name="Descr_5f_FileFormatLimit"><text:span text:style-name="T247">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7.A2" office:value-type="string">
            <text:p text:style-name="P42">"Default"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7">string</text:span></text:span><text:span text:style-name="Descr_5f_dtype">)</text:span><text:span text:style-name="Descr"><text:span text:style-name="T77"> Layer </text:span></text:span><text:span text:style-name="Descr"><text:span text:style-name="T99">name<text:tab/><text:tab/><text:tab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7.A17" office:value-type="string">
            <text:p text:style-name="P54">#FALSE#</text:p>
          </table:table-cell>
          <table:table-cell table:style-name="Таблица7.B17" office:value-type="string">
            <text:p text:style-name="P47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255"> &lt;</text:span></text:span><text:span text:style-name="Descr"><text:span text:style-name="T256">unused&gt;, always FALSE<text:tab/><text:tab/></text:span></text:span><text:span text:style-name="Descr_5f_FileFormatLimit">(&gt;=</text:span><text:span text:style-name="Descr_5f_FileFormatLimit"><text:span text:style-name="T269">10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6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77"> No Yoshi<text:tab/></text:span></text:span><text:span text:style-name="Descr_5f_FileFormatLimit"><text:span text:style-name="T235">(&gt;=</text:span></text:span><text:span text:style-name="Descr_5f_FileFormatLimit"><text:span text:style-name="T239">2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77"> Allow NPC<text:tab/></text:span></text:span><text:span text:style-name="Descr_5f_FileFormatLimit"><text:span text:style-name="T235">(&gt;=</text:span></text:span><text:span text:style-name="Descr_5f_FileFormatLimit"><text:span text:style-name="T239">2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77"> Locked<text:tab/></text:span></text:span><text:span text:style-name="Descr_5f_FileFormatLimit"><text:span text:style-name="T235">(&gt;=</text:span></text:span><text:span text:style-name="Descr_5f_FileFormatLimit"><text:span text:style-name="T239">2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88"><text:span text:style-name="Descr_5f_loop"><text:span text:style-name="T77">(Loop end)</text:span></text:span></text:p>
          </table:table-cell>
          <table:covered-table-cell/>
        </table:table-row>
      </table:table>
      <text:p text:style-name="P9"/>
      <text:p text:style-name="P89"><text:span text:style-name="Descr_5f_ttl"><text:span text:style-name="T91">Marker between Doors and water/quicksand</text:span></text:span><text:span text:style-name="Descr_5f_ttl"><text:span text:style-name="T77">:</text:span></text:span></text:p>
      <text:p text:style-name="P144"><text:span text:style-name="T165">"next" <text:s text:c="2"/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</text:span></text:span></text:p>
      <text:p text:style-name="P5"/>
      <text:p text:style-name="P95"><text:span text:style-name="Descr_5f_ttl"><text:span text:style-name="T100">Water/Quicksand </text:span></text:span><text:span text:style-name="Descr_5f_ttl"><text:span text:style-name="T77">descriptions: <text:line-break/></text:span></text:span><text:span text:style-name="Descr_5f_FileFormatLimit"><text:span text:style-name="T235">(&gt;=</text:span></text:span><text:span text:style-name="Descr_5f_FileFormatLimit"><text:span text:style-name="T246">32</text:span></text:span><text:span text:style-name="Descr_5f_FileFormatLimit"><text:span text:style-name="T235">), </text:span></text:span><text:span text:style-name="Descr_5f_FileFormatLimit"><text:span text:style-name="T237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78"><text:span text:style-name="Descr_5f_loop"><text:span text:style-name="T77">(Loop = how </text:span></text:span><text:span text:style-name="Descr_5f_loop"><text:span text:style-name="T149">many </text:span></text:span><text:span text:style-name="Descr_5f_loop"><text:span text:style-name="T101">water ranges </text:span></text:span><text:span text:style-name="Descr_5f_loop"><text:span text:style-name="T150">are</text:span></text:span><text:span text:style-name="Descr_5f_loop"><text:span text:style-name="T101"> </text:span></text:span><text:span text:style-name="Descr_5f_loop"><text:span text:style-name="T77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273">long</text:span></text:span><text:span text:style-name="Descr_5f_dtype">)</text:span><text:span text:style-name="Descr"><text:span text:style-name="T77"> Position X</text:span></text:span></text:p>
          </table:table-cell>
        </table:table-row>
        <table:table-row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273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46">unsigned </text:span></text:span><text:span text:style-name="Descr_5f_dtype"><text:span text:style-name="T273">long</text:span></text:span><text:span text:style-name="Descr_5f_dtype">)</text:span><text:span text:style-name="Descr"><text:span text:style-name="T77"> Width</text:span></text:span></text:p>
          </table:table-cell>
        </table:table-row>
        <table:table-row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279">unsigned long</text:span></text:span><text:span text:style-name="Descr_5f_dtype">)</text:span><text:span text:style-name="Descr"><text:span text:style-name="T77"> Height</text:span></text:span></text:p>
          </table:table-cell>
        </table:table-row>
        <table:table-row>
          <table:table-cell table:style-name="Таблица8.A6" office:value-type="string">
            <text:p text:style-name="P40">0</text:p>
          </table:table-cell>
          <table:table-cell table:style-name="Таблица8.B6" office:value-type="string">
            <text:p text:style-name="P11"><text:span text:style-name="Descr_5f_dtype">(int)</text:span><text:span text:style-name="Descr"><text:span text:style-name="T258"> </text:span></text:span><text:span text:style-name="Descr"><text:span text:style-name="T257">&lt;unused&gt;, always 0</text:span></text:span></text:p>
          </table:table-cell>
        </table:table-row>
        <table:table-row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279"> </text:span></text:span><text:span text:style-name="Descr">Is Quicksand, else Water<text:tab/></text:span><text:span text:style-name="Descr_5f_FileFormatLimit">(&gt;=63)</text:span></text:p>
          </table:table-cell>
        </table:table-row>
        <table:table-row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279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92"><text:span text:style-name="Descr_5f_loop"><text:span text:style-name="T77">(Loop end)</text:span></text:span></text:p>
          </table:table-cell>
          <table:covered-table-cell/>
        </table:table-row>
      </table:table>
      <text:p text:style-name="P169"><text:span text:style-name="Descr_5f_ttl"><text:span text:style-name="T91"/></text:span></text:p>
      <text:p text:style-name="P169"><text:span text:style-name="Descr_5f_ttl"><text:span text:style-name="T91">Marker between water/quicksand and layers</text:span></text:span><text:span text:style-name="Descr_5f_ttl"><text:span text:style-name="T77">:</text:span></text:span></text:p>
      <text:p text:style-name="P7">"next" <text:s/><text:span text:style-name="Descr_5f_FileFormatLimit">(&gt;=</text:span><text:span text:style-name="Descr_5f_FileFormatLimit"><text:span text:style-name="T269">10</text:span></text:span><text:span text:style-name="Descr_5f_FileFormatLimit">)</text:span></text:p>
      <text:p text:style-name="P6"/>
      <text:p text:style-name="P96"><text:span text:style-name="Descr_5f_ttl"><text:span text:style-name="T102">Layers </text:span></text:span><text:span text:style-name="Descr_5f_ttl"><text:span text:style-name="T77">descriptions:<text:line-break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, </text:span></text:span><text:span text:style-name="Descr_5f_FileFormatLimit"><text:span text:style-name="T242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90"><text:span text:style-name="Descr_5f_loop"><text:span text:style-name="T77">(Loop = how </text:span></text:span><text:span text:style-name="Descr_5f_loop"><text:span text:style-name="T150">many </text:span></text:span><text:span text:style-name="Descr_5f_loop"><text:span text:style-name="T161">layers </text:span></text:span><text:span text:style-name="Descr_5f_loop"><text:span text:style-name="T171">are in</text:span></text:span><text:span text:style-name="Descr_5f_loop"><text:span text:style-name="T77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6">"Default"</text:p>
          </table:table-cell>
          <table:table-cell table:style-name="Таблица9.B2" office:value-type="string">
            <text:p text:style-name="P115"><text:span text:style-name="Descr_5f_dtype">(string)</text:span><text:span text:style-name="Descr"><text:span text:style-name="T144"> </text:span></text:span><text:span text:style-name="Descr"><text:span text:style-name="T77">Layer name</text:span></text:span></text:p>
          </table:table-cell>
        </table:table-row>
        <table:table-row>
          <table:table-cell table:style-name="Таблица9.A2" office:value-type="string">
            <text:p text:style-name="P26">#FALSE#</text:p>
          </table:table-cell>
          <table:table-cell table:style-name="Таблица9.B2" office:value-type="string">
            <text:p text:style-name="P115"><text:span text:style-name="Descr_5f_dtype">(</text:span><text:span text:style-name="Descr_5f_dtype"><text:span text:style-name="T280">bool</text:span></text:span><text:span text:style-name="Descr_5f_dtype">)</text:span><text:span text:style-name="Descr"><text:span text:style-name="T144"> </text:span></text:span><text:span text:style-name="Descr"><text:span text:style-name="T77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90"><text:span text:style-name="Descr_5f_loop"><text:span text:style-name="T77">(Loop end)</text:span></text:span></text:p>
          </table:table-cell>
          <table:covered-table-cell/>
        </table:table-row>
      </table:table>
      <text:p text:style-name="P90"><text:span text:style-name="Descr_5f_loop"><text:span text:style-name="T77"/></text:span></text:p>
      <text:p text:style-name="P91"><text:span text:style-name="Descr_5f_ttl"><text:span text:style-name="T91">Marker between layers and events</text:span></text:span><text:span text:style-name="Descr_5f_ttl"><text:span text:style-name="T77">:</text:span></text:span></text:p>
      <text:p text:style-name="P8">"next" <text:span text:style-name="Descr_5f_FileFormatLimit">(&gt;=</text:span><text:span text:style-name="Descr_5f_FileFormatLimit"><text:span text:style-name="T269">10</text:span></text:span><text:span text:style-name="Descr_5f_FileFormatLimit">)</text:span></text:p>
      <text:p text:style-name="P97"><text:soft-page-break/><text:span text:style-name="Descr_5f_ttl"><text:span text:style-name="T102">Events </text:span></text:span><text:span text:style-name="Descr_5f_ttl"><text:span text:style-name="T77">descriptions:<text:line-break/></text:span></text:span><text:span text:style-name="Descr_5f_FileFormatLimit"><text:span text:style-name="T235">(&gt;=</text:span></text:span><text:span text:style-name="Descr_5f_FileFormatLimit"><text:span text:style-name="T241">10</text:span></text:span><text:span text:style-name="Descr_5f_FileFormatLimit"><text:span text:style-name="T235">), </text:span></text:span><text:span text:style-name="Descr_5f_FileFormatLimit"><text:span text:style-name="T243">else skip </text:span></text:span><text:span text:style-name="Descr_5f_FileFormatLimit"><text:span text:style-name="T183">section</text:span></text:span></text:p>
      <text:p text:style-name="P6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70"><text:span text:style-name="Descr_5f_loop"><text:span text:style-name="T151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New Event"</text:p>
          </table:table-cell>
          <table:table-cell table:style-name="Таблица10.B2" office:value-type="string">
            <text:p text:style-name="P137"><text:span text:style-name="Descr_5f_dtype">(string)</text:span><text:span text:style-name="Descr"><text:span text:style-name="T144"> </text:span></text:span><text:span text:style-name="Descr"><text:span text:style-name="T77">Event name</text:span></text:span></text:p>
          </table:table-cell>
        </table:table-row>
        <table:table-row>
          <table:table-cell table:style-name="Таблица10.A2" office:value-type="string">
            <text:p text:style-name="P56">"All super-puper!!!))))))"</text:p>
          </table:table-cell>
          <table:table-cell table:style-name="Таблица10.B2" office:value-type="string">
            <text:p text:style-name="P137"><text:span text:style-name="Descr_5f_dtype">(string)</text:span><text:span text:style-name="Descr"><text:span text:style-name="T144"> </text:span></text:span><text:span text:style-name="Descr"><text:span text:style-name="T77">Show message after start event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37"><text:span text:style-name="Descr_5f_dtype">(</text:span><text:span text:style-name="Descr_5f_dtype"><text:span text:style-name="T281">unsigned int</text:span></text:span><text:span text:style-name="Descr_5f_dtype">)</text:span><text:span text:style-name="Descr"><text:span text:style-name="T144"> </text:span></text:span><text:span text:style-name="Descr"><text:span text:style-name="T77">Play sound number (0 is don't play sound)<text:tab/></text:span></text:span><text:span text:style-name="Descr_5f_FileFormatLimit"><text:span text:style-name="T235">(&gt;=</text:span></text:span><text:span text:style-name="Descr_5f_FileFormatLimit"><text:span text:style-name="T240">1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37"><text:span text:style-name="Descr_5f_dtype">(</text:span><text:span text:style-name="Descr_5f_dtype"><text:span text:style-name="T281">unsigned int</text:span></text:span><text:span text:style-name="Descr_5f_dtype">)</text:span><text:span text:style-name="Descr"><text:span text:style-name="T144"> </text:span></text:span><text:span text:style-name="Descr"><text:span text:style-name="T77">End game type (0 – none, or 1 – Bo</text:span></text:span><text:span text:style-name="Descr"><text:span text:style-name="T103">w</text:span></text:span><text:span text:style-name="Descr"><text:span text:style-name="T77">ser Defeat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806998694552900056" text:style-name="L5">
              <text:list-item>
                <text:p text:style-name="P193"><text:span text:style-name="Descr"><text:span text:style-name="Descr_5f_loop"><text:span text:style-name="T77">(loop 20 times </text:span></text:span></text:span><text:span text:style-name="Descr_5f_loop"><text:span text:style-name="T104">= Show/hide/toggle layers lists</text:span></text:span><text:span text:style-name="Descr"><text:span text:style-name="Descr_5f_loop"><text:span text:style-name="T77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"hideme1"</text:p>
          </table:table-cell>
          <table:table-cell table:style-name="Таблица10.A6" office:value-type="string">
            <text:p text:style-name="P138"><text:span text:style-name="Descr_5f_dtype">(string)</text:span><text:span text:style-name="Descr"><text:span text:style-name="T144"> </text:span></text:span><text:span text:style-name="Descr"><text:span text:style-name="T77">Hide layer</text:span></text:span></text:p>
          </table:table-cell>
        </table:table-row>
        <table:table-row>
          <table:table-cell table:style-name="Таблица10.A7" office:value-type="string">
            <text:p text:style-name="P56">"showme1"</text:p>
          </table:table-cell>
          <table:table-cell table:style-name="Таблица10.A6" office:value-type="string">
            <text:p text:style-name="P138"><text:span text:style-name="Descr_5f_dtype">(string)</text:span><text:span text:style-name="Descr"><text:span text:style-name="T144"> </text:span></text:span><text:span text:style-name="Descr"><text:span text:style-name="T77">Show layer</text:span></text:span></text:p>
          </table:table-cell>
        </table:table-row>
        <table:table-row>
          <table:table-cell table:style-name="Таблица10.A7" office:value-type="string">
            <text:p text:style-name="P56">"Toggleme1"</text:p>
          </table:table-cell>
          <table:table-cell table:style-name="Таблица10.A6" office:value-type="string">
            <text:p text:style-name="P138"><text:span text:style-name="Descr_5f_dtype">(string)</text:span><text:span text:style-name="Descr"><text:span text:style-name="T144"> </text:span></text:span><text:span text:style-name="Descr"><text:span text:style-name="T77">Toggle layer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2262979016442671237" text:style-name="L6">
              <text:list-item>
                <text:p text:style-name="P194"><text:span text:style-name="Descr_5f_loop"><text:span text:style-name="T77">(loop </text:span></text:span><text:span text:style-name="Descr_5f_loop"><text:span text:style-name="T105">20 times </text:span></text:span><text:span text:style-name="Descr_5f_loop"><text:span text:style-name="T77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53"><text:span text:style-name="Descr"><text:span text:style-name="T189">Warning:</text:span></text:span><text:span text:style-name="Descr"><text:span text:style-name="T106"> </text:span></text:span><text:span text:style-name="Descr"><text:span text:style-name="T77">In SMBX exist bug: if you add 2</text:span></text:span><text:span text:style-name="Descr"><text:span text:style-name="T107">1'st</text:span></text:span><text:span text:style-name="Descr"><text:span text:style-name="T77"> layer in </text:span></text:span><text:span text:style-name="Descr"><text:span text:style-name="T108">any</text:span></text:span><text:span text:style-name="Descr"><text:span text:style-name="T77"> list,<text:line-break/></text:span></text:span><text:span text:style-name="Descr"><text:span text:style-name="T109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"</text:p>
          </table:table-cell>
          <table:table-cell table:style-name="Таблица10.B2" office:value-type="string">
            <text:p text:style-name="P139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7">""</text:p>
          </table:table-cell>
          <table:table-cell table:style-name="Таблица10.B2" office:value-type="string">
            <text:p text:style-name="P139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73">""</text:p>
          </table:table-cell>
          <table:table-cell table:style-name="Таблица10.B2" office:value-type="string">
            <text:p text:style-name="P174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4681258775038014331" text:style-name="L7">
              <text:list-item>
                <text:p text:style-name="P196"><text:span text:style-name="Descr"><text:span text:style-name="Descr_5f_loop"><text:span text:style-name="T77">(loop 21 times </text:span></text:span></text:span><text:span text:style-name="Descr"><text:span text:style-name="Descr_5f_loop"><text:span text:style-name="T110">start </text:span></text:span></text:span><text:span text:style-name="Descr"><text:span text:style-name="Descr_5f_loop"><text:span text:style-name="T119">(for </text:span></text:span></text:span><text:span text:style-name="Descr"><text:span text:style-name="Descr_5f_loop"><text:span text:style-name="T133">each</text:span></text:span></text:span><text:span text:style-name="Descr"><text:span text:style-name="Descr_5f_loop"><text:span text:style-name="T119"> 21 sections</text:span></text:span></text:span><text:span text:style-name="Descr"><text:span text:style-name="Descr_5f_loop"><text:span text:style-name="T77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-1</text:p>
          </table:table-cell>
          <table:table-cell table:style-name="Таблица10.A6" office:value-type="string">
            <text:p text:style-name="P140"><text:span text:style-name="Descr_5f_dtype">(int)</text:span><text:span text:style-name="Descr"><text:span text:style-name="T145"> </text:span></text:span><text:span text:style-name="Descr"><text:span text:style-name="T116">Set Music ([-1] don't change; [-2] default; or </text:span></text:span><text:span text:style-name="Descr"><text:span text:style-name="T117">number </text:span></text:span><text:span text:style-name="Descr"><text:span text:style-name="T116">of music)</text:span></text:span></text:p>
          </table:table-cell>
        </table:table-row>
        <table:table-row>
          <table:table-cell table:style-name="Таблица10.A7" office:value-type="string">
            <text:p text:style-name="P58">-1</text:p>
          </table:table-cell>
          <table:table-cell table:style-name="Таблица10.A6" office:value-type="string">
            <text:p text:style-name="P140"><text:span text:style-name="Descr_5f_dtype">(int)</text:span><text:span text:style-name="Descr"><text:span text:style-name="T145"> </text:span></text:span><text:span text:style-name="Descr"><text:span text:style-name="T116">Set </text:span></text:span><text:span text:style-name="Descr"><text:span text:style-name="T117">Background</text:span></text:span><text:span text:style-name="Descr"><text:span text:style-name="T116"> ([-1] don't change; [-2] default; or </text:span></text:span><text:span text:style-name="Descr"><text:span text:style-name="T117"># </text:span></text:span><text:span text:style-name="Descr"><text:span text:style-name="T116">of </text:span></text:span><text:span text:style-name="Descr"><text:span text:style-name="T117">back</text:span></text:span><text:span text:style-name="Descr"><text:span text:style-name="T116">)</text:span></text:span></text:p>
          </table:table-cell>
        </table:table-row>
        <table:table-row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40"><text:span text:style-name="Descr_5f_dtype">(long)</text:span><text:span text:style-name="Descr"><text:span text:style-name="T145"> </text:span></text:span><text:span text:style-name="Descr"><text:span text:style-name="T118">Set Position </text:span></text:span><text:span text:style-name="Descr"><text:span text:style-name="T116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36"><text:span text:style-name="Descr"><text:span text:style-name="T116"/></text:span></text:p>
          </table:table-cell>
          <table:table-cell table:style-name="Таблица10.A6" office:value-type="string">
            <text:p text:style-name="P136"><text:span text:style-name="Descr"><text:span text:style-name="T119">or </text:span></text:span><text:span text:style-name="Descr"><text:span text:style-name="T200">LEFT </text:span></text:span><text:span text:style-name="Descr"><text:span text:style-name="T119">x coordinates for section=</text:span></text:span><text:span text:style-name="Descr"><text:span text:style-name="Descr_5f_var">current_loop</text:span></text:span><text:span text:style-name="Descr"><text:span text:style-name="T118">)</text:span>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0"><text:span text:style-name="Descr_5f_dtype"><text:span text:style-name="T73">(long)</text:span></text:span><text:span text:style-name="Descr"><text:span text:style-name="T232"> </text:span></text:span><text:span text:style-name="Descr"><text:span text:style-name="T188">TOP</text:span></text:span><text:span text:style-name="Descr"><text:span text:style-name="T119"> </text:span></text:span><text:span text:style-name="Descr"><text:span text:style-name="T120">y</text:span></text:span><text:span text:style-name="Descr"><text:span text:style-name="T119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0"><text:span text:style-name="Descr_5f_dtype"><text:span text:style-name="T73">(long)</text:span></text:span><text:span text:style-name="Descr"><text:span text:style-name="T232"> </text:span></text:span><text:span text:style-name="Descr"><text:span text:style-name="T201">BOTTOM</text:span></text:span><text:span text:style-name="Descr"><text:span text:style-name="T119"> </text:span></text:span><text:span text:style-name="Descr"><text:span text:style-name="T120">y</text:span></text:span><text:span text:style-name="Descr"><text:span text:style-name="T119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0"><text:span text:style-name="Descr_5f_dtype"><text:span text:style-name="T73">(long)</text:span></text:span><text:span text:style-name="Descr"><text:span text:style-name="T232"> </text:span></text:span><text:span text:style-name="Descr"><text:span text:style-name="T173">RIGHT</text:span></text:span><text:span text:style-name="Descr"><text:span text:style-name="T119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2152069177610951631" text:style-name="L8">
              <text:list-item>
                <text:p text:style-name="P195"><text:span text:style-name="Descr_5f_loop"><text:span text:style-name="T77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5">"Trigger event"</text:p>
          </table:table-cell>
          <table:table-cell table:style-name="Таблица10.B2" office:value-type="string">
            <text:p text:style-name="P146"><text:span text:style-name="Descr_5f_dtype">(string)</text:span><text:span text:style-name="Descr"><text:span text:style-name="T144"> </text:span></text:span><text:span text:style-name="Descr"><text:span text:style-name="T77">Trigger event<text:tab/><text:tab/><text:tab/><text:tab/></text:span></text:span><text:span text:style-name="Descr_5f_FileFormatLimit"><text:span text:style-name="T235">(&gt;=</text:span></text:span><text:span text:style-name="Descr_5f_FileFormatLimit"><text:span text:style-name="T244">2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65">1532</text:p>
          </table:table-cell>
          <table:table-cell table:style-name="Таблица10.B2" office:value-type="string">
            <text:p text:style-name="P146"><text:span text:style-name="Descr_5f_dtype">(</text:span><text:span text:style-name="Descr_5f_dtype"><text:span text:style-name="T282">unsigned int</text:span></text:span><text:span text:style-name="Descr_5f_dtype">)</text:span><text:span text:style-name="Descr"><text:span text:style-name="T144"> </text:span></text:span><text:span text:style-name="Descr"><text:span text:style-name="T77">trigger </text:span></text:span><text:span text:style-name="Descr"><text:span text:style-name="T154">delay in d</text:span></text:span><text:span text:style-name="Descr"><text:span text:style-name="T172">eciseconds</text:span></text:span><text:span text:style-name="Descr"><text:span text:style-name="T111">. </text:span></text:span><text:span text:style-name="Descr"><text:span text:style-name="T154">I</text:span></text:span><text:span text:style-name="Descr"><text:span text:style-name="T145">. e. </text:span></text:span><text:span text:style-name="Descr"><text:span text:style-name="T111">153,2 sec</text:span></text:span><text:span text:style-name="Descr_5f_FileFormatLimit"><text:span text:style-name="T235">(&gt;=</text:span></text:span><text:span text:style-name="Descr_5f_FileFormatLimit"><text:span text:style-name="T244">2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82">bool</text:span></text:span><text:span text:style-name="Descr_5f_dtype">)</text:span><text:span text:style-name="Descr"><text:span text:style-name="T144"> </text:span></text:span><text:span text:style-name="Descr"><text:span text:style-name="T113">No Smoke<text:tab/><text:tab/><text:tab/><text:tab/></text:span></text:span><text:span text:style-name="Descr_5f_FileFormatLimit"><text:span text:style-name="T235">(&gt;=</text:span></text:span><text:span text:style-name="Descr_5f_FileFormatLimit"><text:span text:style-name="T244">2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82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6">ALT-JUMP</text:span></text:span><text:span text:style-name="Descr"><text:span text:style-name="T77"> player control<text:tab/><text:tab/></text:span></text:span><text:span text:style-name="Descr_5f_FileFormatLimit"><text:span text:style-name="T235">(&gt;=</text:span></text:span><text:span text:style-name="Descr_5f_FileFormatLimit"><text:span text:style-name="T244">2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82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5">ALT-RUN</text:span></text:span><text:span text:style-name="Descr"><text:span text:style-name="T77"> player control<text:tab/><text:tab/></text:span></text:span><text:span text:style-name="Descr_5f_FileFormatLimit"><text:span text:style-name="T235">(&gt;=</text:span></text:span><text:span text:style-name="Descr_5f_FileFormatLimit"><text:span text:style-name="T244">2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82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1">DOWN</text:span></text:span><text:span text:style-name="Descr"><text:span text:style-name="T77"> player control<text:tab/><text:tab/><text:tab/><text:tab/></text:span></text:span><text:span text:style-name="Descr_5f_FileFormatLimit"><text:span text:style-name="T235">(&gt;=</text:span></text:span><text:span text:style-name="Descr_5f_FileFormatLimit"><text:span text:style-name="T244">2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82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7">DROP</text:span></text:span><text:span text:style-name="Descr"><text:span text:style-name="T77"> player control<text:tab/><text:tab/><text:tab/><text:tab/></text:span></text:span><text:span text:style-name="Descr_5f_FileFormatLimit"><text:span text:style-name="T235">(&gt;=</text:span></text:span><text:span text:style-name="Descr_5f_FileFormatLimit"><text:span text:style-name="T244">2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82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4">JUMP</text:span></text:span><text:span text:style-name="Descr"><text:span text:style-name="T77"> player control<text:tab/><text:tab/><text:tab/><text:tab/></text:span></text:span><text:span text:style-name="Descr_5f_FileFormatLimit"><text:span text:style-name="T235">(&gt;=</text:span></text:span><text:span text:style-name="Descr_5f_FileFormatLimit"><text:span text:style-name="T244">2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82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0">LEFT</text:span></text:span><text:span text:style-name="Descr"><text:span text:style-name="T77"> player control<text:tab/><text:tab/><text:tab/><text:tab/></text:span></text:span><text:span text:style-name="Descr_5f_FileFormatLimit"><text:span text:style-name="T235">(&gt;=</text:span></text:span><text:span text:style-name="Descr_5f_FileFormatLimit"><text:span text:style-name="T244">2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82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2">RIGHT</text:span></text:span><text:span text:style-name="Descr"><text:span text:style-name="T77"> player control<text:tab/><text:tab/><text:tab/><text:tab/></text:span></text:span><text:span text:style-name="Descr_5f_FileFormatLimit"><text:span text:style-name="T235">(&gt;=</text:span></text:span><text:span text:style-name="Descr_5f_FileFormatLimit"><text:span text:style-name="T244">2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82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3">RUN</text:span></text:span><text:span text:style-name="Descr"><text:span text:style-name="T77"> player control<text:tab/><text:tab/><text:tab/><text:tab/></text:span></text:span><text:span text:style-name="Descr_5f_FileFormatLimit"><text:span text:style-name="T235">(&gt;=</text:span></text:span><text:span text:style-name="Descr_5f_FileFormatLimit"><text:span text:style-name="T244">2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82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8">S</text:span></text:span><text:span text:style-name="Descr"><text:span text:style-name="T199">TART</text:span></text:span><text:span text:style-name="Descr"><text:span text:style-name="T77"> player control<text:tab/><text:tab/><text:tab/><text:tab/></text:span></text:span><text:span text:style-name="Descr_5f_FileFormatLimit"><text:span text:style-name="T235">(&gt;=</text:span></text:span><text:span text:style-name="Descr_5f_FileFormatLimit"><text:span text:style-name="T244">2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56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82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8">UP</text:span></text:span><text:span text:style-name="Descr"><text:span text:style-name="T77"> player control<text:tab/><text:tab/><text:tab/><text:tab/></text:span></text:span><text:span text:style-name="Descr_5f_FileFormatLimit"><text:span text:style-name="T235">(&gt;=</text:span></text:span><text:span text:style-name="Descr_5f_FileFormatLimit"><text:span text:style-name="T244">28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82">bool</text:span></text:span><text:span text:style-name="Descr_5f_dtype">)</text:span><text:span text:style-name="Descr"><text:span text:style-name="T144"> </text:span></text:span><text:span text:style-name="Descr"><text:span text:style-name="T114">Auto </text:span></text:span><text:span text:style-name="Descr"><text:span text:style-name="T115">s</text:span></text:span><text:span text:style-name="Descr"><text:span text:style-name="T114">tart<text:tab/><text:tab/><text:tab/><text:tab/></text:span></text:span><text:span text:style-name="Descr_5f_FileFormatLimit"><text:span text:style-name="T235">(&gt;=</text:span></text:span><text:span text:style-name="Descr_5f_FileFormatLimit"><text:span text:style-name="T245">32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135"><text:span text:style-name="T77">"</text:span><text:span text:style-name="T164">MoveMe</text:span><text:span text:style-name="T77">"</text:span></text:p>
          </table:table-cell>
          <table:table-cell table:style-name="Таблица10.B2" office:value-type="string">
            <text:p text:style-name="P140"><text:span text:style-name="Descr_5f_dtype">(string)</text:span><text:span text:style-name="Descr"><text:span text:style-name="T144"> </text:span></text:span><text:span text:style-name="Descr"><text:span text:style-name="T77">Layer name for movement<text:tab/><text:tab/><text:tab/><text:tab/></text:span></text:span><text:span text:style-name="Descr_5f_FileFormatLimit"><text:span text:style-name="T235">(&gt;=</text:span></text:span><text:span text:style-name="Descr_5f_FileFormatLimit"><text:span text:style-name="T245">32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301">float</text:span></text:span><text:span text:style-name="Descr_5f_dtype">)</text:span><text:span text:style-name="Descr"><text:span text:style-name="T144"> </text:span></text:span><text:span text:style-name="Descr"><text:span text:style-name="T77">Layer moving speed – hori</text:span></text:span><text:span text:style-name="Descr"><text:span text:style-name="T112">z</text:span></text:span><text:span text:style-name="Descr"><text:span text:style-name="T77">ontal </text:span></text:span><text:span text:style-name="Descr"><text:span text:style-name="T130">(-Left/+Right)<text:tab/></text:span></text:span><text:span text:style-name="Descr_5f_FileFormatLimit"><text:span text:style-name="T235">(&gt;=</text:span></text:span><text:span text:style-name="Descr_5f_FileFormatLimit"><text:span text:style-name="T245">32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63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301">float</text:span></text:span><text:span text:style-name="Descr_5f_dtype">)</text:span><text:span text:style-name="Descr"><text:span text:style-name="T144"> </text:span></text:span><text:span text:style-name="Descr"><text:span text:style-name="T77">Layer moving speed – vertical </text:span></text:span><text:span text:style-name="Descr"><text:span text:style-name="T130">(</text:span></text:span><text:span text:style-name="Descr"><text:span text:style-name="T131">+Up/-Down</text:span></text:span><text:span text:style-name="Descr"><text:span text:style-name="T130">)<text:tab/></text:span></text:span><text:span text:style-name="Descr_5f_FileFormatLimit"><text:span text:style-name="T235">(&gt;=</text:span></text:span><text:span text:style-name="Descr_5f_FileFormatLimit"><text:span text:style-name="T245">32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301">float</text:span></text:span><text:span text:style-name="Descr_5f_dtype">)</text:span><text:span text:style-name="Descr"><text:span text:style-name="T144"> </text:span></text:span><text:span text:style-name="Descr"><text:span text:style-name="T77">Move screen </text:span></text:span><text:span text:style-name="Descr"><text:span text:style-name="T112">horizontal</text:span></text:span><text:span text:style-name="Descr"><text:span text:style-name="T77"> speed </text:span></text:span><text:span text:style-name="Descr"><text:span text:style-name="T130">(-Left/+Right)<text:tab/></text:span></text:span><text:span text:style-name="Descr_5f_FileFormatLimit"><text:span text:style-name="T235">(&gt;=</text:span></text:span><text:span text:style-name="Descr_5f_FileFormatLimit"><text:span text:style-name="T238">49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301">float</text:span></text:span><text:span text:style-name="Descr_5f_dtype">)</text:span><text:span text:style-name="Descr"><text:span text:style-name="T144"> </text:span></text:span><text:span text:style-name="Descr"><text:span text:style-name="T77">Move screen vertical speed </text:span></text:span><text:span text:style-name="Descr"><text:span text:style-name="T130">(</text:span></text:span><text:span text:style-name="Descr"><text:span text:style-name="T131">+Up/-Down</text:span></text:span><text:span text:style-name="Descr"><text:span text:style-name="T130">)<text:tab/></text:span></text:span><text:span text:style-name="Descr_5f_FileFormatLimit"><text:span text:style-name="T235">(&gt;=</text:span></text:span><text:span text:style-name="Descr_5f_FileFormatLimit"><text:span text:style-name="T238">49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82">int</text:span></text:span><text:span text:style-name="Descr_5f_dtype">)</text:span><text:span text:style-name="Descr"><text:span text:style-name="T144"> </text:span></text:span><text:span text:style-name="Descr"><text:span text:style-name="T77">Scroll section x, (in file value is x-1)<text:tab/><text:tab/></text:span></text:span><text:span text:style-name="Descr_5f_FileFormatLimit"><text:span text:style-name="T235">(&gt;=</text:span></text:span><text:span text:style-name="Descr_5f_FileFormatLimit"><text:span text:style-name="T238">49</text:span></text:span><text:span text:style-name="Descr_5f_FileFormatLimit"><text:span text:style-name="T235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59"><text:span text:style-name="Descr_5f_loop"><text:span text:style-name="T77">(Loop end)</text:span></text:span></text:p>
          </table:table-cell>
          <table:covered-table-cell/>
        </table:table-row>
      </table:table>
      <text:p text:style-name="P12"/>
      <text:p text:style-name="P160">--End of file--</text:p>
      <text:p text:style-name="P28"/>
      <text:h text:style-name="P197" text:outline-level="1"><text:span text:style-name="Descr_5f_ttl2"><text:span text:style-name="T300">Attachment: Background Sorting Priority table</text:span></text:span></text:h>
      <text:p text:style-name="P175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77">Val<text:span text:style-name="T299">u</text:span>e</text:p>
          </table:table-cell>
          <table:table-cell table:style-name="Таблица11.A1" office:value-type="string">
            <text:p text:style-name="P177">BackGround ID <text:span text:style-name="T298">list</text:span></text:p>
          </table:table-cell>
          <table:table-cell table:style-name="Таблица11.C1" office:value-type="string">
            <text:p text:style-name="P177">Comment</text:p>
          </table:table-cell>
        </table:table-row>
        <table:table-row>
          <table:table-cell table:style-name="Таблица11.A2" office:value-type="string">
            <text:p text:style-name="P176">1</text:p>
          </table:table-cell>
          <table:table-cell table:style-name="Таблица11.B2" office:value-type="string">
            <text:p text:style-name="Standard">76 </text:p>
          </table:table-cell>
          <table:table-cell table:style-name="Таблица11.C2" office:value-type="string">
            <text:p text:style-name="P176">Backgrounds</text:p>
          </table:table-cell>
        </table:table-row>
        <table:table-row>
          <table:table-cell table:style-name="Таблица11.A3" office:value-type="string">
            <text:p text:style-name="P176">2</text:p>
          </table:table-cell>
          <table:table-cell table:style-name="Таблица11.B54" office:value-type="string">
            <text:p text:style-name="Standard">30, 39, 40, 41, 42, 64, 75, 77, 78 </text:p>
          </table:table-cell>
          <table:table-cell table:style-name="Таблица11.C3" office:value-type="string">
            <text:p text:style-name="P176">Backgrounds</text:p>
          </table:table-cell>
        </table:table-row>
        <table:table-row>
          <table:table-cell table:style-name="Таблица11.A4" office:value-type="string">
            <text:p text:style-name="P176">3</text:p>
          </table:table-cell>
          <table:table-cell table:style-name="Таблица11.B54" office:value-type="string">
            <text:p text:style-name="Standard">16, 17 </text:p>
          </table:table-cell>
          <table:table-cell table:style-name="Таблица11.C4" office:value-type="string">
            <text:p text:style-name="P176">Castles</text:p>
          </table:table-cell>
        </table:table-row>
        <table:table-row>
          <table:table-cell table:style-name="Таблица11.A5" office:value-type="string">
            <text:p text:style-name="P176">4</text:p>
          </table:table-cell>
          <table:table-cell table:style-name="Таблица11.B54" office:value-type="string">
            <text:p text:style-name="Standard">14, 15, 47 </text:p>
          </table:table-cell>
          <table:table-cell table:style-name="Таблица11.C5" office:value-type="string">
            <text:p text:style-name="P176">Walls</text:p>
          </table:table-cell>
        </table:table-row>
        <table:table-row>
          <table:table-cell table:style-name="Таблица11.A6" office:value-type="string">
            <text:p text:style-name="P176">5</text:p>
          </table:table-cell>
          <table:table-cell table:style-name="Таблица11.B54" office:value-type="string">
            <text:p text:style-name="Standard">60, 12</text:p>
          </table:table-cell>
          <table:table-cell table:style-name="Таблица11.C6" office:value-type="string">
            <text:p text:style-name="P176"/>
          </table:table-cell>
        </table:table-row>
        <table:table-row>
          <table:table-cell table:style-name="Таблица11.A7" office:value-type="string">
            <text:p text:style-name="P176">6</text:p>
          </table:table-cell>
          <table:table-cell table:style-name="Таблица11.B54" office:value-type="string">
            <text:p text:style-name="Standard">43, 44, 97, 11, 61, 172, 158, 159, 66</text:p>
          </table:table-cell>
          <table:table-cell table:style-name="Таблица11.C7" office:value-type="string">
            <text:p text:style-name="P176"/>
          </table:table-cell>
        </table:table-row>
        <table:table-row>
          <table:table-cell table:style-name="Таблица11.A8" office:value-type="string">
            <text:p text:style-name="P176">7</text:p>
          </table:table-cell>
          <table:table-cell table:style-name="Таблица11.B54" office:value-type="string">
            <text:p text:style-name="Standard">165, 65, 169, 82, 166</text:p>
          </table:table-cell>
          <table:table-cell table:style-name="Таблица11.C8" office:value-type="string">
            <text:p text:style-name="P176"/>
          </table:table-cell>
        </table:table-row>
        <table:table-row>
          <table:table-cell table:style-name="Таблица11.A9" office:value-type="string">
            <text:p text:style-name="P176">8</text:p>
          </table:table-cell>
          <table:table-cell table:style-name="Таблица11.B54" office:value-type="string">
            <text:p text:style-name="Standard">164, 26, 167, 168, 83</text:p>
          </table:table-cell>
          <table:table-cell table:style-name="Таблица11.C9" office:value-type="string">
            <text:p text:style-name="P176"/>
          </table:table-cell>
        </table:table-row>
        <table:table-row>
          <table:table-cell table:style-name="Таблица11.A10" office:value-type="string">
            <text:p text:style-name="P176">9</text:p>
          </table:table-cell>
          <table:table-cell table:style-name="Таблица11.B54" office:value-type="string">
            <text:p text:style-name="Standard">79, 160, 101, 102</text:p>
          </table:table-cell>
          <table:table-cell table:style-name="Таблица11.C10" office:value-type="string">
            <text:p text:style-name="P176"/>
          </table:table-cell>
        </table:table-row>
        <table:table-row>
          <table:table-cell table:style-name="Таблица11.A11" office:value-type="string">
            <text:p text:style-name="P176">10</text:p>
          </table:table-cell>
          <table:table-cell table:style-name="Таблица11.B54" office:value-type="string">
            <text:p text:style-name="Standard">186, 110, 153, 152</text:p>
          </table:table-cell>
          <table:table-cell table:style-name="Таблица11.C11" office:value-type="string">
            <text:p text:style-name="P176"/>
          </table:table-cell>
        </table:table-row>
        <table:table-row>
          <table:table-cell table:style-name="Таблица11.A12" office:value-type="string">
            <text:p text:style-name="P176">11</text:p>
          </table:table-cell>
          <table:table-cell table:style-name="Таблица11.B54" office:value-type="string">
            <text:p text:style-name="Standard">111, 112, 113</text:p>
          </table:table-cell>
          <table:table-cell table:style-name="Таблица11.C12" office:value-type="string">
            <text:p text:style-name="P176">Bones</text:p>
          </table:table-cell>
        </table:table-row>
        <table:table-row>
          <table:table-cell table:style-name="Таблица11.A13" office:value-type="string">
            <text:p text:style-name="P176">12</text:p>
          </table:table-cell>
          <table:table-cell table:style-name="Таблица11.B54" office:value-type="string">
            <text:p text:style-name="Standard">58, 132, 115</text:p>
          </table:table-cell>
          <table:table-cell table:style-name="Таблица11.C13" office:value-type="string">
            <text:p text:style-name="P176"/>
          </table:table-cell>
        </table:table-row>
        <table:table-row>
          <table:table-cell table:style-name="Таблица11.A14" office:value-type="string">
            <text:p text:style-name="P176">13</text:p>
          </table:table-cell>
          <table:table-cell table:style-name="Таблица11.B54" office:value-type="string">
            <text:p text:style-name="Standard">116, 133, 117, 118</text:p>
          </table:table-cell>
          <table:table-cell table:style-name="Таблица11.C14" office:value-type="string">
            <text:p text:style-name="P176"/>
          </table:table-cell>
        </table:table-row>
        <table:table-row>
          <table:table-cell table:style-name="Таблица11.A15" office:value-type="string">
            <text:p text:style-name="P176">14</text:p>
          </table:table-cell>
          <table:table-cell table:style-name="Таблица11.B54" office:value-type="string">
            <text:p text:style-name="Standard">190, 13, 189</text:p>
          </table:table-cell>
          <table:table-cell table:style-name="Таблица11.C15" office:value-type="string">
            <text:p text:style-name="P176"/>
          </table:table-cell>
        </table:table-row>
        <table:table-row>
          <table:table-cell table:style-name="Таблица11.A16" office:value-type="string">
            <text:p text:style-name="P176">15</text:p>
          </table:table-cell>
          <table:table-cell table:style-name="Таблица11.B54" office:value-type="string">
            <text:p text:style-name="Standard">52, 53, 54, 55, 56, 57, 59 </text:p>
          </table:table-cell>
          <table:table-cell table:style-name="Таблица11.C16" office:value-type="string">
            <text:p text:style-name="P176"><text:span text:style-name="T35">T</text:span>ree</text:p>
          </table:table-cell>
        </table:table-row>
        <table:table-row>
          <table:table-cell table:style-name="Таблица11.A17" office:value-type="string">
            <text:p text:style-name="P176">16</text:p>
          </table:table-cell>
          <table:table-cell table:style-name="Таблица11.B54" office:value-type="string">
            <text:p text:style-name="Standard">185</text:p>
          </table:table-cell>
          <table:table-cell table:style-name="Таблица11.C17" office:value-type="string">
            <text:p text:style-name="P176"/>
          </table:table-cell>
        </table:table-row>
        <table:table-row>
          <table:table-cell table:style-name="Таблица11.A18" office:value-type="string">
            <text:p text:style-name="P176">17</text:p>
          </table:table-cell>
          <table:table-cell table:style-name="Таблица11.B54" office:value-type="string">
            <text:p text:style-name="Standard">170, 171</text:p>
          </table:table-cell>
          <table:table-cell table:style-name="Таблица11.C18" office:value-type="string">
            <text:p text:style-name="P176"/>
          </table:table-cell>
        </table:table-row>
        <table:table-row>
          <table:table-cell table:style-name="Таблица11.A19" office:value-type="string">
            <text:p text:style-name="P176">18</text:p>
          </table:table-cell>
          <table:table-cell table:style-name="Таблица11.B54" office:value-type="string">
            <text:p text:style-name="Standard">99</text:p>
          </table:table-cell>
          <table:table-cell table:style-name="Таблица11.C19" office:value-type="string">
            <text:p text:style-name="P176"/>
          </table:table-cell>
        </table:table-row>
        <table:table-row>
          <table:table-cell table:style-name="Таблица11.A20" office:value-type="string">
            <text:p text:style-name="P176">19</text:p>
          </table:table-cell>
          <table:table-cell table:style-name="Таблица11.B54" office:value-type="string">
            <text:p text:style-name="Standard">22, 21</text:p>
          </table:table-cell>
          <table:table-cell table:style-name="Таблица11.C20" office:value-type="string">
            <text:p text:style-name="P176">Mushroom trunk</text:p>
          </table:table-cell>
        </table:table-row>
        <table:table-row>
          <table:table-cell table:style-name="Таблица11.A21" office:value-type="string">
            <text:p text:style-name="P176">20</text:p>
          </table:table-cell>
          <table:table-cell table:style-name="Таблица11.B54" office:value-type="string">
            <text:p text:style-name="Standard">67, 150</text:p>
          </table:table-cell>
          <table:table-cell table:style-name="Таблица11.C21" office:value-type="string">
            <text:p text:style-name="P176"/>
          </table:table-cell>
        </table:table-row>
        <table:table-row>
          <table:table-cell table:style-name="Таблица11.A22" office:value-type="string">
            <text:p text:style-name="P176">21</text:p>
          </table:table-cell>
          <table:table-cell table:style-name="Таблица11.B54" office:value-type="string">
            <text:p text:style-name="Standard">81, 151, 142, 162</text:p>
          </table:table-cell>
          <table:table-cell table:style-name="Таблица11.C22" office:value-type="string">
            <text:p text:style-name="P176"/>
          </table:table-cell>
        </table:table-row>
        <table:table-row>
          <table:table-cell table:style-name="Таблица11.A23" office:value-type="string">
            <text:p text:style-name="P176">22</text:p>
          </table:table-cell>
          <table:table-cell table:style-name="Таблица11.B54" office:value-type="string">
            <text:p text:style-name="Standard">121, 144, 122, 123, 124, 85, 125</text:p>
          </table:table-cell>
          <table:table-cell table:style-name="Таблица11.C23" office:value-type="string">
            <text:p text:style-name="P176"/>
          </table:table-cell>
        </table:table-row>
        <table:table-row>
          <table:table-cell table:style-name="Таблица11.A24" office:value-type="string">
            <text:p text:style-name="P176">23</text:p>
          </table:table-cell>
          <table:table-cell table:style-name="Таблица11.B54" office:value-type="string">
            <text:p text:style-name="Standard">146, 126, 127, 147, 128, 93</text:p>
          </table:table-cell>
          <table:table-cell table:style-name="Таблица11.C24" office:value-type="string">
            <text:p text:style-name="P176"/>
          </table:table-cell>
        </table:table-row>
        <table:table-row>
          <table:table-cell table:style-name="Таблица11.A25" office:value-type="string">
            <text:p text:style-name="P176">24</text:p>
          </table:table-cell>
          <table:table-cell table:style-name="Таблица11.B54" office:value-type="string">
            <text:p text:style-name="Standard">148, 103, 149</text:p>
          </table:table-cell>
          <table:table-cell table:style-name="Таблица11.C25" office:value-type="string">
            <text:p text:style-name="P176"/>
          </table:table-cell>
        </table:table-row>
        <table:table-row>
          <table:table-cell table:style-name="Таблица11.A26" office:value-type="string">
            <text:p text:style-name="P176">25</text:p>
          </table:table-cell>
          <table:table-cell table:style-name="Таблица11.B54" office:value-type="string">
            <text:p text:style-name="Standard">119, 120, 36, 152</text:p>
          </table:table-cell>
          <table:table-cell table:style-name="Таблица11.C26" office:value-type="string">
            <text:p text:style-name="P176"/>
          </table:table-cell>
        </table:table-row>
        <table:table-row>
          <table:table-cell table:style-name="Таблица11.A27" office:value-type="string">
            <text:p text:style-name="P176">26</text:p>
          </table:table-cell>
          <table:table-cell table:style-name="Таблица11.B54" office:value-type="string">
            <text:p text:style-name="Standard">2, 4</text:p>
          </table:table-cell>
          <table:table-cell table:style-name="Таблица11.C27" office:value-type="string">
            <text:p text:style-name="P176"><text:span text:style-name="T36">S</text:span>mall Hills</text:p>
          </table:table-cell>
        </table:table-row>
        <table:table-row>
          <table:table-cell table:style-name="Таблица11.A28" office:value-type="string">
            <text:p text:style-name="P176">27</text:p>
          </table:table-cell>
          <table:table-cell table:style-name="Таблица11.B54" office:value-type="string">
            <text:p text:style-name="Standard">114</text:p>
          </table:table-cell>
          <table:table-cell table:style-name="Таблица11.C28" office:value-type="string">
            <text:p text:style-name="P176"/>
          </table:table-cell>
        </table:table-row>
        <table:table-row>
          <table:table-cell table:style-name="Таблица11.A29" office:value-type="string">
            <text:p text:style-name="P176">28</text:p>
          </table:table-cell>
          <table:table-cell table:style-name="Таблица11.B54" office:value-type="string">
            <text:p text:style-name="Standard">3, 6, 7, 8, 9, 10</text:p>
          </table:table-cell>
          <table:table-cell table:style-name="Таблица11.C29" office:value-type="string">
            <text:p text:style-name="P176">Big Hills</text:p>
          </table:table-cell>
        </table:table-row>
        <table:table-row>
          <table:table-cell table:style-name="Таблица11.A30" office:value-type="string">
            <text:p text:style-name="P176">29</text:p>
          </table:table-cell>
          <table:table-cell table:style-name="Таблица11.B54" office:value-type="string">
            <text:p text:style-name="Standard">32, 31</text:p>
          </table:table-cell>
          <table:table-cell table:style-name="Таблица11.C30" office:value-type="string">
            <text:p text:style-name="P176">Bush</text:p>
          </table:table-cell>
        </table:table-row>
        <table:table-row>
          <table:table-cell table:style-name="Таблица11.A31" office:value-type="string">
            <text:p text:style-name="P176">30</text:p>
          </table:table-cell>
          <table:table-cell table:style-name="Таблица11.B54" office:value-type="string">
            <text:p text:style-name="Standard">27, 28 </text:p>
          </table:table-cell>
          <table:table-cell table:style-name="Таблица11.C31" office:value-type="string">
            <text:p text:style-name="P176">SMW Grass</text:p>
          </table:table-cell>
        </table:table-row>
        <table:table-row>
          <table:table-cell table:style-name="Таблица11.A32" office:value-type="string">
            <text:p text:style-name="P176">31</text:p>
          </table:table-cell>
          <table:table-cell table:style-name="Таблица11.B54" office:value-type="string">
            <text:p text:style-name="Standard">18, 19, 20</text:p>
          </table:table-cell>
          <table:table-cell table:style-name="Таблица11.C32" office:value-type="string">
            <text:p text:style-name="P176">SMB1 Grass</text:p>
          </table:table-cell>
        </table:table-row>
        <table:table-row>
          <table:table-cell table:style-name="Таблица11.A33" office:value-type="string">
            <text:p text:style-name="P176">32</text:p>
          </table:table-cell>
          <table:table-cell table:style-name="Таблица11.B54" office:value-type="string">
            <text:p text:style-name="Standard">89, 90, 91 </text:p>
          </table:table-cell>
          <table:table-cell table:style-name="Таблица11.C33" office:value-type="string">
            <text:p text:style-name="P176">Colomn</text:p>
          </table:table-cell>
        </table:table-row>
        <table:table-row>
          <table:table-cell table:style-name="Таблица11.A34" office:value-type="string">
            <text:p text:style-name="P176">33</text:p>
          </table:table-cell>
          <table:table-cell table:style-name="Таблица11.B54" office:value-type="string">
            <text:p text:style-name="Standard">134, 135, 136 </text:p>
          </table:table-cell>
          <table:table-cell table:style-name="Таблица11.C34" office:value-type="string">
            <text:p text:style-name="P176">Check Point</text:p>
          </table:table-cell>
        </table:table-row>
        <table:table-row>
          <table:table-cell table:style-name="Таблица11.A35" office:value-type="string">
            <text:p text:style-name="P176">34</text:p>
          </table:table-cell>
          <table:table-cell table:style-name="Таблица11.B54" office:value-type="string">
            <text:p text:style-name="Standard">5, 29, 80, 33</text:p>
          </table:table-cell>
          <table:table-cell table:style-name="Таблица11.C35" office:value-type="string">
            <text:p text:style-name="P176"/>
          </table:table-cell>
        </table:table-row>
        <table:table-row>
          <table:table-cell table:style-name="Таблица11.A36" office:value-type="string">
            <text:p text:style-name="P176">35</text:p>
          </table:table-cell>
          <table:table-cell table:style-name="Таблица11.B54" office:value-type="string">
            <text:p text:style-name="Standard">38, 62, 63, 108, 109 </text:p>
          </table:table-cell>
          <table:table-cell table:style-name="Таблица11.C36" office:value-type="string">
            <text:p text:style-name="P176">Palm tree</text:p>
          </table:table-cell>
        </table:table-row>
        <table:table-row>
          <table:table-cell table:style-name="Таблица11.A37" office:value-type="string">
            <text:p text:style-name="P176">36</text:p>
          </table:table-cell>
          <table:table-cell table:style-name="Таблица11.B54" office:value-type="string">
            <text:p text:style-name="Standard">174, 175, 176, 177, 178, 179, 180, 181, 182, 183, 184 </text:p>
          </table:table-cell>
          <table:table-cell table:style-name="Таблица11.C37" office:value-type="string">
            <text:p text:style-name="P176">Fence</text:p>
          </table:table-cell>
        </table:table-row>
        <table:table-row>
          <table:table-cell table:style-name="Таблица11.A38" office:value-type="string">
            <text:p text:style-name="P176">37</text:p>
          </table:table-cell>
          <table:table-cell table:style-name="Таблица11.B54" office:value-type="string">
            <text:p text:style-name="Standard">173</text:p>
          </table:table-cell>
          <table:table-cell table:style-name="Таблица11.C38" office:value-type="string">
            <text:p text:style-name="P176">Big bubble</text:p>
          </table:table-cell>
        </table:table-row>
        <table:table-row>
          <table:table-cell table:style-name="Таблица11.A39" office:value-type="string">
            <text:p text:style-name="P176">38</text:p>
          </table:table-cell>
          <table:table-cell table:style-name="Таблица11.B54" office:value-type="string">
            <text:p text:style-name="Standard">15, 37, 84, 86</text:p>
          </table:table-cell>
          <table:table-cell table:style-name="Таблица11.C39" office:value-type="string">
            <text:p text:style-name="P176"/>
          </table:table-cell>
        </table:table-row>
        <table:table-row>
          <table:table-cell table:style-name="Таблица11.A40" office:value-type="string">
            <text:p text:style-name="P176">39</text:p>
          </table:table-cell>
          <table:table-cell table:style-name="Таблица11.B54" office:value-type="string">
            <text:p text:style-name="Standard">94, 95</text:p>
          </table:table-cell>
          <table:table-cell table:style-name="Таблица11.C40" office:value-type="string">
            <text:p text:style-name="P176">Lamp rope</text:p>
          </table:table-cell>
        </table:table-row>
        <table:table-row>
          <table:table-cell table:style-name="Таблица11.A41" office:value-type="string">
            <text:p text:style-name="P176">40</text:p>
          </table:table-cell>
          <table:table-cell table:style-name="Таблица11.B54" office:value-type="string">
            <text:p text:style-name="Standard">35, 96, 98, 34</text:p>
          </table:table-cell>
          <table:table-cell table:style-name="Таблица11.C41" office:value-type="string">
            <text:p text:style-name="P176"/>
          </table:table-cell>
        </table:table-row>
        <table:table-row>
          <table:table-cell table:style-name="Таблица11.A42" office:value-type="string">
            <text:p text:style-name="P176">41</text:p>
          </table:table-cell>
          <table:table-cell table:style-name="Таблица11.B54" office:value-type="string">
            <text:p text:style-name="Standard">163</text:p>
          </table:table-cell>
          <table:table-cell table:style-name="Таблица11.C42" office:value-type="string">
            <text:p text:style-name="P176"/>
          </table:table-cell>
        </table:table-row>
        <table:table-row>
          <table:table-cell table:style-name="Таблица11.A43" office:value-type="string">
            <text:p text:style-name="P176">42</text:p>
          </table:table-cell>
          <table:table-cell table:style-name="Таблица11.B54" office:value-type="string">
            <text:p text:style-name="Standard">129</text:p>
          </table:table-cell>
          <table:table-cell table:style-name="Таблица11.C43" office:value-type="string">
            <text:p text:style-name="P176"/>
          </table:table-cell>
        </table:table-row>
        <text:soft-page-break/>
        <table:table-row>
          <table:table-cell table:style-name="Таблица11.A44" office:value-type="string">
            <text:p text:style-name="P176">43</text:p>
          </table:table-cell>
          <table:table-cell table:style-name="Таблица11.B54" office:value-type="string">
            <text:p text:style-name="Standard">131</text:p>
          </table:table-cell>
          <table:table-cell table:style-name="Таблица11.C44" office:value-type="string">
            <text:p text:style-name="P176"/>
          </table:table-cell>
        </table:table-row>
        <table:table-row>
          <table:table-cell table:style-name="Таблица11.A45" office:value-type="string">
            <text:p text:style-name="P176">44</text:p>
          </table:table-cell>
          <table:table-cell table:style-name="Таблица11.B54" office:value-type="string">
            <text:p text:style-name="Standard">130</text:p>
          </table:table-cell>
          <table:table-cell table:style-name="Таблица11.C45" office:value-type="string">
            <text:p text:style-name="P176"/>
          </table:table-cell>
        </table:table-row>
        <table:table-row>
          <table:table-cell table:style-name="Таблица11.A46" office:value-type="string">
            <text:p text:style-name="P176">45</text:p>
          </table:table-cell>
          <table:table-cell table:style-name="Таблица11.B54" office:value-type="string">
            <text:p text:style-name="Standard">1 </text:p>
          </table:table-cell>
          <table:table-cell table:style-name="Таблица11.C46" office:value-type="string">
            <text:p text:style-name="P176">Little bush</text:p>
          </table:table-cell>
        </table:table-row>
        <table:table-row>
          <table:table-cell table:style-name="Таблица11.A47" office:value-type="string">
            <text:p text:style-name="P176">46</text:p>
          </table:table-cell>
          <table:table-cell table:style-name="Таблица11.B54" office:value-type="string">
            <text:p text:style-name="Standard">140, 139</text:p>
          </table:table-cell>
          <table:table-cell table:style-name="Таблица11.C47" office:value-type="string">
            <text:p text:style-name="P176"/>
          </table:table-cell>
        </table:table-row>
        <table:table-row>
          <table:table-cell table:style-name="Таблица11.A48" office:value-type="string">
            <text:p text:style-name="P176">47</text:p>
          </table:table-cell>
          <table:table-cell table:style-name="Таблица11.B54" office:value-type="string">
            <text:p text:style-name="Standard">87, 88, 92, 141, 104, 105, 107 </text:p>
          </table:table-cell>
          <table:table-cell table:style-name="Таблица11.C48" office:value-type="string">
            <text:p text:style-name="P176">Doors</text:p>
          </table:table-cell>
        </table:table-row>
        <table:table-row>
          <table:table-cell table:style-name="Таблица11.A49" office:value-type="string">
            <text:p text:style-name="P176">48</text:p>
          </table:table-cell>
          <table:table-cell table:style-name="Таблица11.B54" office:value-type="string">
            <text:p text:style-name="Standard">100, 74, 71, 70, 72, 73 </text:p>
          </table:table-cell>
          <table:table-cell table:style-name="Таблица11.C49" office:value-type="string">
            <text:p text:style-name="P176">Platform path</text:p>
          </table:table-cell>
        </table:table-row>
        <table:table-row>
          <table:table-cell table:style-name="Таблица11.A50" office:value-type="string">
            <text:p text:style-name="P176">49</text:p>
          </table:table-cell>
          <table:table-cell table:style-name="Таблица11.B54" office:value-type="string">
            <text:p text:style-name="Standard">48 </text:p>
          </table:table-cell>
          <table:table-cell table:style-name="Таблица11.C50" office:value-type="string">
            <text:p text:style-name="P176">Spider web</text:p>
          </table:table-cell>
        </table:table-row>
        <table:table-row>
          <table:table-cell table:style-name="Таблица11.A51" office:value-type="string">
            <text:p text:style-name="P176">50</text:p>
          </table:table-cell>
          <table:table-cell table:style-name="Таблица11.B54" office:value-type="string">
            <text:p text:style-name="Standard">161 </text:p>
          </table:table-cell>
          <table:table-cell table:style-name="Таблица11.C51" office:value-type="string">
            <text:p text:style-name="P176">Cloud</text:p>
          </table:table-cell>
        </table:table-row>
        <table:table-row>
          <table:table-cell table:style-name="Таблица11.A52" office:value-type="string">
            <text:p text:style-name="P176">51</text:p>
          </table:table-cell>
          <table:table-cell table:style-name="Таблица11.B54" office:value-type="string">
            <text:p text:style-name="Standard">106 </text:p>
          </table:table-cell>
          <table:table-cell table:style-name="Таблица11.C52" office:value-type="string">
            <text:p text:style-name="P176">Little fence 1</text:p>
          </table:table-cell>
        </table:table-row>
        <table:table-row>
          <table:table-cell table:style-name="Таблица11.A53" office:value-type="string">
            <text:p text:style-name="P176">52</text:p>
          </table:table-cell>
          <table:table-cell table:style-name="Таблица11.B54" office:value-type="string">
            <text:p text:style-name="Standard">23, 24, 25 </text:p>
          </table:table-cell>
          <table:table-cell table:style-name="Таблица11.C53" office:value-type="string">
            <text:p text:style-name="P176"><text:span text:style-name="T36">L</text:span>ittle fence 2</text:p>
          </table:table-cell>
        </table:table-row>
        <table:table-row>
          <table:table-cell table:style-name="Таблица11.A54" office:value-type="string">
            <text:p text:style-name="P176">53</text:p>
          </table:table-cell>
          <table:table-cell table:style-name="Таблица11.B54" office:value-type="string">
            <text:p text:style-name="Standard">154, 155, 156, 157 </text:p>
          </table:table-cell>
          <table:table-cell table:style-name="Таблица11.C54" office:value-type="string">
            <text:p text:style-name="P176">Mother Brain Wires</text:p>
          </table:table-cell>
        </table:table-row>
        <table:table-row>
          <table:table-cell table:style-name="Таблица11.A55" office:value-type="string">
            <text:p text:style-name="P176">54</text:p>
          </table:table-cell>
          <table:table-cell table:style-name="Таблица11.B55" office:value-type="string">
            <text:p text:style-name="Standard">137, 138</text:p>
          </table:table-cell>
          <table:table-cell table:style-name="Таблица11.C55" office:value-type="string">
            <text:p text:style-name="P176">CheckPoint gates right <text:span text:style-name="T37">FG</text:span></text:p>
          </table:table-cell>
        </table:table-row>
        <table:table-row>
          <table:table-cell table:style-name="Таблица11.A56" office:value-type="string">
            <text:p text:style-name="P176">55</text:p>
          </table:table-cell>
          <table:table-cell table:style-name="Таблица11.B60" office:value-type="string">
            <text:p text:style-name="Standard">143, 145</text:p>
          </table:table-cell>
          <table:table-cell table:style-name="Таблица11.C56" office:value-type="string">
            <text:p text:style-name="P176">Exit gates</text:p>
          </table:table-cell>
        </table:table-row>
        <table:table-row>
          <table:table-cell table:style-name="Таблица11.A57" office:value-type="string">
            <text:p text:style-name="P176">56</text:p>
          </table:table-cell>
          <table:table-cell table:style-name="Таблица11.B60" office:value-type="string">
            <text:p text:style-name="Standard">68, 69 </text:p>
          </table:table-cell>
          <table:table-cell table:style-name="Таблица11.C57" office:value-type="string">
            <text:p text:style-name="P176">Air-Screw</text:p>
          </table:table-cell>
        </table:table-row>
        <table:table-row>
          <table:table-cell table:style-name="Таблица11.A58" office:value-type="string">
            <text:p text:style-name="P176">57</text:p>
          </table:table-cell>
          <table:table-cell table:style-name="Таблица11.B60" office:value-type="string">
            <text:p text:style-name="Standard">45, 46</text:p>
          </table:table-cell>
          <table:table-cell table:style-name="Таблица11.C58" office:value-type="string">
            <text:p text:style-name="P176">Rope 1</text:p>
          </table:table-cell>
        </table:table-row>
        <table:table-row>
          <table:table-cell table:style-name="Таблица11.A59" office:value-type="string">
            <text:p text:style-name="P176">58</text:p>
          </table:table-cell>
          <table:table-cell table:style-name="Таблица11.B60" office:value-type="string">
            <text:p text:style-name="Standard">187, 188</text:p>
          </table:table-cell>
          <table:table-cell table:style-name="Таблица11.C59" office:value-type="string">
            <text:p text:style-name="P176">Quicksand foreground</text:p>
          </table:table-cell>
        </table:table-row>
        <table:table-row>
          <table:table-cell table:style-name="Таблица11.A60" office:value-type="string">
            <text:p text:style-name="P176">59</text:p>
          </table:table-cell>
          <table:table-cell table:style-name="Таблица11.B60" office:value-type="string">
            <text:p text:style-name="Standard">50, 51 </text:p>
          </table:table-cell>
          <table:table-cell table:style-name="Таблица11.C60" office:value-type="string">
            <text:p text:style-name="P176">HandRail Ghost</text:p>
          </table:table-cell>
        </table:table-row>
        <table:table-row>
          <table:table-cell table:style-name="Таблица11.A61" office:value-type="string">
            <text:p text:style-name="P176">60</text:p>
          </table:table-cell>
          <table:table-cell table:style-name="Таблица11.B61" office:value-type="string">
            <text:p text:style-name="Standard">49 </text:p>
          </table:table-cell>
          <table:table-cell table:style-name="Таблица11.C61" office:value-type="string">
            <text:p text:style-name="P176">HandRai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8-26T14:56:36.640000000</dc:date>
    <meta:editing-duration>P2DT12H42M28S</meta:editing-duration>
    <meta:editing-cycles>616</meta:editing-cycles>
    <meta:generator>LibreOffice/4.2.5.2$Windows_x86 LibreOffice_project/61cb170a04bb1f12e77c884eab9192be736ec5f5</meta:generator>
    <meta:document-statistic meta:table-count="11" meta:image-count="3" meta:object-count="1" meta:page-count="10" meta:paragraph-count="542" meta:word-count="2008" meta:character-count="11327" meta:non-whitespace-character-count="977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